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816AF50A.png" manifest:media-type="image/png"/>
  <manifest:file-entry manifest:full-path="Pictures/100000000000020000000200FF54F853.jpg" manifest:media-type="image/jpeg"/>
  <manifest:file-entry manifest:full-path="Pictures/100000000000000800000008CBFB14AB.png" manifest:media-type="image/png"/>
  <manifest:file-entry manifest:full-path="Pictures/1000000000000008000000086674B095.png" manifest:media-type="image/png"/>
  <manifest:file-entry manifest:full-path="Pictures/1000000000000008000000083796B955.png" manifest:media-type="image/png"/>
  <manifest:file-entry manifest:full-path="Pictures/10000000000000080000000889DAE7A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BM Plex Sans SC" svg:font-family="'IBM Plex Sans SC'"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loext:decorative="false"/>
    </style:style>
    <style:style style:name="gr2" style:family="graphic" style:parent-style-name="standard">
      <style:graphic-properties draw:stroke="dash" draw:stroke-dash="Dot" svg:stroke-width="0.106cm" svg:stroke-color="#c9211e" draw:marker-start-width="0.358cm" draw:marker-end-width="0.358cm" svg:stroke-linecap="butt" draw:fill="bitmap" loext:fill-use-slide-background="false" draw:fill-image-name="_35__20_Percent" draw:textarea-horizontal-align="left" draw:textarea-vertical-align="top" draw:auto-grow-height="false" fo:min-height="2.352cm" fo:min-width="2.146cm" fo:padding-top="0.177cm" fo:padding-bottom="0.177cm" fo:padding-left="0.302cm" fo:padding-right="0.302cm" style:writing-mode="lr-tb" loext:decorative="false">
        <loext:stroke-complex-color loext:theme-type="accent6" loext:color-type="theme">
          <loext:transformation loext:type="lumoff" loext:value="0"/>
        </loext:stroke-complex-color>
      </style:graphic-properties>
      <style:paragraph-properties style:writing-mode="lr-tb"/>
    </style:style>
    <style:style style:name="gr3" style:family="graphic" style:parent-style-name="objectwithoutfill">
      <style:graphic-properties draw:stroke="dash" draw:stroke-dash="Double_20_Dash" svg:stroke-width="0.053cm" svg:stroke-color="#18a303" draw:marker-start-width="0.279cm" draw:marker-end-width="0.279cm" svg:stroke-linecap="butt" draw:fill="none" draw:textarea-vertical-align="middle" fo:padding-top="0.151cm" fo:padding-bottom="0.151cm" fo:padding-left="0.276cm" fo:padding-right="0.276cm" loext:decorative="false">
        <loext:stroke-complex-color loext:theme-type="accent1" loext:color-type="theme">
          <loext:transformation loext:type="lumoff" loext:value="0"/>
        </loext:stroke-complex-color>
      </style:graphic-properties>
    </style:style>
    <style:style style:name="gr4" style:family="graphic">
      <style:graphic-properties style:writing-mode="lr-tb" loext:decorative="false"/>
    </style:style>
    <style:style style:name="gr5"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 style:family="graphic">
      <style:graphic-properties loext:decorative="false"/>
    </style:style>
    <style:style style:name="gr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 style:family="graphic" style:parent-style-name="standard" style:list-style-name="L2">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Gradient_20_31"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 style:family="graphic" style:parent-style-name="standard" style:list-style-name="L2">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Gradient_20_27"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 style:family="graphic" style:parent-style-name="standard" style:list-style-name="L2">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Gradient_20_29"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 style:family="graphic" style:parent-style-name="standard" style:list-style-name="L2">
      <style:graphic-properties draw:stroke="solid" draw:stroke-dash="Dashed_20__28_var_29__20_2" svg:stroke-width="0.04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 style:family="graphic" style:parent-style-name="standard" style:list-style-name="L2">
      <style:graphic-properties draw:stroke="solid" svg:stroke-width="0.04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2" style:family="graphic" style:parent-style-name="standard" style:list-style-name="L2">
      <style:graphic-properties draw:stroke="solid" svg:stroke-width="0.04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Gradient_20_34"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Gradient_20_34"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Gradient_20_2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Gradient_20_2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 style:family="graphic" style:parent-style-name="standard">
      <style:graphic-properties svg:stroke-width="0.106cm" svg:stroke-color="#c99c00" draw:marker-start-width="0.358cm" draw:marker-end-width="0.358cm" draw:fill="hatch" draw:fill-hatch-name="Yellow_20_45_20_Degrees_20_Crossed" loext:fill-use-slide-background="false" draw:textarea-horizontal-align="left" draw:textarea-vertical-align="top" draw:auto-grow-height="false" fo:min-height="5.602cm" fo:min-width="8.133cm" fo:padding-top="0.177cm" fo:padding-bottom="0.177cm" fo:padding-left="0.302cm" fo:padding-right="0.302cm" style:writing-mode="lr-tb" loext:decorative="false">
        <loext:stroke-complex-color loext:theme-type="accent5" loext:color-type="theme">
          <loext:transformation loext:type="lumoff" loext:value="0"/>
        </loext:stroke-complex-color>
      </style:graphic-properties>
      <style:paragraph-properties style:writing-mode="lr-tb"/>
    </style:style>
    <style:style style:name="gr48"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Gradient_20_19"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Gradient_20_17"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Gradient_20_21"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4"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5"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6"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0"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7"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0"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5"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6"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loext:decorative="false"/>
    </style:style>
    <style:style style:name="gr7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2"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loext:decorative="false"/>
    </style:style>
    <style:style style:name="gr8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9" style:family="graphic" style:parent-style-name="standard">
      <style:graphic-properties draw:stroke="none" svg:stroke-color="#000000" draw:fill="solid" draw:fill-color="#ffffff" draw:opacity="75%" draw:textarea-horizontal-align="center" draw:textarea-vertical-align="middle" draw:auto-grow-height="true" draw:auto-grow-width="true" fo:min-height="0.75cm" fo:min-width="2.436cm" loext:decorative="false"/>
      <style:paragraph-properties style:writing-mode="lr-tb"/>
    </style:style>
    <style:style style:name="gr12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Gradient_20_1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paragraph-properties style:writing-mode="lr-tb"/>
    </style:style>
    <style:style style:name="gr12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Gradient_20_1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2"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Square_20_BR"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7" style:family="graphic" style:parent-style-name="standard" style:list-style-name="L2">
      <style:graphic-properties draw:stroke="solid" svg:stroke-width="0.04cm" svg:stroke-color="#666666" draw:marker-start="" draw:marker-start-width="0.275cm" draw:marker-start-center="false" draw:marker-end="" draw:marker-end-width="0.275cm" draw:marker-end-center="false" draw:fill="gradient" draw:fill-color="#cfe7f5" draw:fill-gradient-name="Dark_20_Grey_20_Square_20_BR"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Purple_20_Linear_20_B"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2" style:family="graphic" style:parent-style-name="standard" style:list-style-name="L2">
      <style:graphic-properties draw:stroke="solid" svg:stroke-width="0.04cm" svg:stroke-color="#663300" draw:marker-start="" draw:marker-start-width="0.275cm" draw:marker-start-center="false" draw:marker-end="" draw:marker-end-width="0.275cm" draw:marker-end-center="false" draw:fill="gradient" draw:fill-color="#cfe7f5" draw:fill-gradient-name="Gradient_20_11"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3"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4" style:family="graphic" style:parent-style-name="standard">
      <style:graphic-properties draw:stroke="none" svg:stroke-color="#000000" draw:fill="solid" draw:fill-color="#ffffff" draw:opacity="75%" draw:textarea-horizontal-align="left" draw:auto-grow-height="true" draw:auto-grow-width="true" fo:min-height="0.701cm" fo:min-width="1.32cm" loext:decorative="false"/>
      <style:paragraph-properties style:writing-mode="lr-tb"/>
    </style:style>
    <style:style style:name="gr135" style:family="graphic" style:parent-style-name="standard">
      <style:graphic-properties draw:stroke="none" svg:stroke-color="#000000" draw:fill="solid" draw:fill-color="#ffffff" draw:opacity="75%" draw:textarea-horizontal-align="center" draw:textarea-vertical-align="middle" draw:auto-grow-height="true" draw:auto-grow-width="true" fo:min-height="0.7cm" fo:min-width="1.147cm" loext:decorative="false"/>
      <style:paragraph-properties style:writing-mode="lr-tb"/>
    </style:style>
    <style:style style:name="gr136"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7" style:family="graphic" style:parent-style-name="standard" style:list-style-name="L2">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Gradient_20_31"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8" style:family="graphic" style:parent-style-name="standard" style:list-style-name="L2">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Gradient_20_27"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9" style:family="graphic" style:parent-style-name="standard" style:list-style-name="L2">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Gradient_20_29"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0" style:family="graphic" style:parent-style-name="standard" style:list-style-name="L2">
      <style:graphic-properties draw:stroke="solid" draw:stroke-dash="Dashed_20__28_var_29__20_2" svg:stroke-width="0.04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1" style:family="graphic" style:parent-style-name="standard" style:list-style-name="L2">
      <style:graphic-properties draw:stroke="solid" svg:stroke-width="0.04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2" style:family="graphic" style:parent-style-name="standard" style:list-style-name="L2">
      <style:graphic-properties draw:stroke="solid" svg:stroke-width="0.04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Gradient_20_34"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Gradient_20_34"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Gradient_20_2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paragraph-properties style:writing-mode="lr-tb"/>
    </style:style>
    <style:style style:name="gr14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Gradient_20_2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7"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4"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5"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6"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08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166"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7"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2" style:family="graphic" style:parent-style-name="standard" style:list-style-name="L2">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3" style:family="graphic" style:parent-style-name="standard" style:list-style-name="L2">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5" style:family="graphic" style:parent-style-name="standard">
      <style:graphic-properties draw:stroke="none" svg:stroke-width="0.035cm" svg:stroke-color="#000000" draw:fill="solid" draw:fill-color="#ffffff" draw:opacity="75%" draw:textarea-horizontal-align="center" draw:textarea-vertical-align="middle" draw:auto-grow-height="true" draw:auto-grow-width="true" fo:min-height="0.665cm" fo:min-width="0.996cm" fo:padding-top="0.142cm" fo:padding-bottom="0.142cm" fo:padding-left="0.267cm" fo:padding-right="0.267cm" loext:decorative="false"/>
      <style:paragraph-properties style:writing-mode="lr-tb"/>
    </style:style>
    <style:style style:name="gr18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0"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0"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6" style:family="graphic" style:parent-style-name="standard">
      <style:graphic-properties draw:stroke="none" svg:stroke-color="#000000" draw:fill="solid" draw:fill-color="#ffffff" draw:opacity="75%" draw:textarea-horizontal-align="left" draw:auto-grow-height="true" draw:auto-grow-width="true" fo:min-height="0.7cm" fo:min-width="1.949cm" loext:decorative="false"/>
      <style:paragraph-properties style:writing-mode="lr-tb"/>
    </style:style>
    <style:style style:name="gr207" style:family="graphic" style:parent-style-name="standard">
      <style:graphic-properties draw:stroke="none" svg:stroke-color="#000000" draw:fill="solid" draw:fill-color="#ffffff" draw:opacity="75%" draw:textarea-horizontal-align="left" draw:auto-grow-height="true" draw:auto-grow-width="true" fo:min-height="0.701cm" fo:min-width="1.949cm" loext:decorative="false"/>
      <style:paragraph-properties style:writing-mode="lr-tb"/>
    </style:style>
    <style:style style:name="gr208"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0"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2"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9"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paragraph-properties style:writing-mode="lr-tb"/>
    </style:style>
    <style:style style:name="gr24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4" style:family="graphic" style:parent-style-name="standard">
      <style:graphic-properties draw:stroke="none" svg:stroke-color="#000000" draw:fill="solid" draw:fill-color="#ffffff" draw:opacity="75%" draw:textarea-horizontal-align="left" draw:textarea-vertical-align="middle" draw:auto-grow-height="true" draw:auto-grow-width="true" fo:min-height="0.701cm" fo:min-width="2.332cm" loext:decorative="false"/>
      <style:paragraph-properties style:writing-mode="lr-tb"/>
    </style:style>
    <style:style style:name="gr245"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Gradient_20_43"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4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Gradient_20_4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4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4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5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5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52"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5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Gradient_20_36"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paragraph-properties style:writing-mode="lr-tb"/>
    </style:style>
    <style:style style:name="gr25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Gradient_20_36"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5"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Gradient_20_36"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paragraph-properties style:writing-mode="lr-tb"/>
    </style:style>
    <style:style style:name="gr27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2"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fo:wrap-option="wrap" draw:shadow="hidden" draw:shadow-offset-x="0.2cm" draw:shadow-offset-y="0.2cm" draw:shadow-color="#808080" loext:decorative="false"/>
    </style:style>
    <style:style style:name="gr28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4"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5"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9" style:family="graphic" style:parent-style-name="standard">
      <style:graphic-properties draw:stroke="none" svg:stroke-color="#000000" draw:fill="solid" draw:fill-color="#ffffff" draw:opacity="75%" draw:textarea-horizontal-align="left" draw:textarea-vertical-align="middle" draw:auto-grow-height="true" draw:auto-grow-width="true" fo:min-height="0.7cm" fo:min-width="4.878cm" loext:decorative="false"/>
      <style:paragraph-properties style:writing-mode="lr-tb"/>
    </style:style>
    <style:style style:name="gr33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8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33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3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97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355"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6"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98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370"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1"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8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38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38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89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40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41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Gradient_20_36"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paragraph-properties style:writing-mode="lr-tb"/>
    </style:style>
    <style:style style:name="gr43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Gradient_20_36"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5"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Gradient_20_36"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paragraph-properties style:writing-mode="lr-tb"/>
    </style:style>
    <style:style style:name="gr44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9"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Gradient_20_38" draw:textarea-horizontal-align="justify" draw:textarea-vertical-align="middle" draw:auto-grow-height="false" fo:min-height="0.865cm" fo:min-width="2.013cm" fo:padding-top="0.095cm" fo:padding-bottom="0.095cm" fo:padding-left="0.22cm" fo:padding-right="0.22cm" fo:wrap-option="no-wrap" draw:shadow="hidden" draw:shadow-offset-x="0.2cm" draw:shadow-offset-y="0.2cm" draw:shadow-color="#808080" style:writing-mode="lr-tb" loext:decorative="false"/>
      <style:paragraph-properties style:writing-mode="lr-tb"/>
    </style:style>
    <style:style style:name="gr450" style:family="graphic" style:parent-style-name="standard">
      <style:graphic-properties draw:stroke="none" svg:stroke-color="#000000" draw:fill="solid" draw:fill-color="#ffffff" draw:opacity="75%" draw:textarea-horizontal-align="center" draw:textarea-vertical-align="middle" draw:auto-grow-height="true" draw:auto-grow-width="true" fo:min-height="0.7cm" fo:min-width="5.366cm" loext:decorative="false"/>
      <style:paragraph-properties style:writing-mode="lr-tb"/>
    </style:style>
    <style:style style:name="gr451" style:family="graphic" style:parent-style-name="standard">
      <style:graphic-properties draw:stroke="none" svg:stroke-color="#000000" draw:fill="solid" draw:fill-color="#ffffff" draw:opacity="75%" draw:textarea-horizontal-align="center" draw:auto-grow-height="true" draw:auto-grow-width="true" fo:min-height="0.7cm" fo:min-width="0.832cm" loext:decorative="false"/>
      <style:paragraph-properties style:writing-mode="lr-tb"/>
    </style:style>
    <style:style style:name="gr452" style:family="graphic" style:parent-style-name="objectwithoutfill">
      <style:graphic-properties draw:stroke="dash" draw:stroke-dash="Double_20_Dash" svg:stroke-width="0.053cm" svg:stroke-color="#c9211e" draw:marker-start-width="0.279cm" draw:marker-end-width="0.279cm" svg:stroke-linecap="butt" draw:fill="none" draw:textarea-vertical-align="middle" fo:padding-top="0.151cm" fo:padding-bottom="0.151cm" fo:padding-left="0.276cm" fo:padding-right="0.276cm" loext:decorative="false">
        <loext:stroke-complex-color loext:theme-type="accent6" loext:color-type="theme">
          <loext:transformation loext:type="lumoff" loext:value="0"/>
        </loext:stroke-complex-color>
      </style:graphic-properties>
    </style:style>
    <style:style style:name="gr453" style:family="graphic" style:parent-style-name="standard">
      <style:graphic-properties draw:stroke="none" svg:stroke-color="#000000" draw:fill="solid" draw:fill-color="#ffffff" draw:opacity="75%" draw:textarea-horizontal-align="center" draw:textarea-vertical-align="middle" draw:auto-grow-height="true" draw:auto-grow-width="true" fo:min-height="0.7cm" fo:min-width="2.889cm" loext:decorative="false"/>
      <style:paragraph-properties style:writing-mode="lr-tb"/>
    </style:style>
    <style:style style:name="gr454"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6"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9"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0"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1" style:family="graphic" style:parent-style-name="standard">
      <style:graphic-properties draw:stroke="none" svg:stroke-color="#000000" draw:fill="solid" draw:fill-color="#ffffff" draw:opacity="75%" draw:textarea-horizontal-align="center" draw:textarea-vertical-align="middle" draw:auto-grow-height="true" draw:auto-grow-width="true" fo:min-height="0.7cm" fo:min-width="4.878cm" loext:decorative="false"/>
      <style:paragraph-properties style:writing-mode="lr-tb"/>
    </style:style>
    <style:style style:name="gr462"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6"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0"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1"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2"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5"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6"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77"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Gradient_20_41"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78"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79"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80"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81"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82"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98"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5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5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5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50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50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5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5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507"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0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9"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5"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7" style:family="graphic" style:parent-style-name="objectwithoutfill">
      <style:graphic-properties svg:stroke-width="0.212cm" svg:stroke-color="#c99c00" draw:marker-start="Arrowheads_20_1" draw:marker-start-width="0.518cm" draw:marker-end="Arrowheads_20_1" draw:marker-end-width="0.618cm" draw:fill="none" draw:textarea-vertical-align="middle" fo:padding-top="0.231cm" fo:padding-bottom="0.231cm" fo:padding-left="0.356cm" fo:padding-right="0.356cm" loext:decorative="false">
        <loext:stroke-complex-color loext:theme-type="accent5" loext:color-type="theme">
          <loext:transformation loext:type="lumoff" loext:value="0"/>
        </loext:stroke-complex-color>
      </style:graphic-properties>
    </style:style>
    <style:style style:name="gr51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Gradient_20_47"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paragraph-properties style:writing-mode="lr-tb"/>
    </style:style>
    <style:style style:name="gr51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Gradient_20_47"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0" style:family="graphic" style:parent-style-name="standard">
      <style:graphic-properties draw:stroke="dash" draw:stroke-dash="Dot" svg:stroke-width="0.106cm" svg:stroke-color="#551a8b" draw:marker-start-width="0.358cm" draw:marker-end-width="0.358cm" svg:stroke-linecap="butt" draw:fill="bitmap" loext:fill-use-slide-background="false" draw:fill-image-name="_35__20_Percent" draw:textarea-horizontal-align="left" draw:textarea-vertical-align="top" draw:auto-grow-height="false" fo:min-height="2.352cm" fo:min-width="2.146cm" fo:padding-top="0.177cm" fo:padding-bottom="0.177cm" fo:padding-left="0.302cm" fo:padding-right="0.302cm" style:writing-mode="lr-tb" loext:decorative="false">
        <loext:stroke-complex-color loext:theme-type="followed-hyperlink" loext:color-type="theme">
          <loext:transformation loext:type="lumoff" loext:value="0"/>
        </loext:stroke-complex-color>
      </style:graphic-properties>
      <style:paragraph-properties style:writing-mode="lr-tb"/>
    </style:style>
    <style:style style:name="gr521" style:family="graphic" style:parent-style-name="objectwithoutfill">
      <style:graphic-properties draw:stroke="dash" draw:stroke-dash="Double_20_Dash" svg:stroke-width="0.053cm" svg:stroke-color="#551a8b" draw:marker-start-width="0.279cm" draw:marker-end-width="0.279cm" svg:stroke-linecap="butt" draw:fill="none" draw:textarea-vertical-align="middle" fo:padding-top="0.151cm" fo:padding-bottom="0.151cm" fo:padding-left="0.276cm" fo:padding-right="0.276cm" loext:decorative="false">
        <loext:stroke-complex-color loext:theme-type="followed-hyperlink" loext:color-type="theme">
          <loext:transformation loext:type="lumoff" loext:value="0"/>
        </loext:stroke-complex-color>
      </style:graphic-properties>
    </style:style>
    <style:style style:name="gr522"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4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4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4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4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4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4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Gradient_20_47"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4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47"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4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Gradient_20_51"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4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Gradient_20_49"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5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Gradient_20_53"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5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52"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53"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54"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55"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5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5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5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5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6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loext:graphic-properties draw:fill="bitmap" draw:fill-image-name="_35__20_Percent"/>
      <style:paragraph-properties fo:text-align="start" style:writing-mode="lr-tb"/>
    </style:style>
    <style:style style:name="P4"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secondary-fill-color="#cfe7e5" draw:fill-gradient-name="Gradient_20_31"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f7941d" draw:secondary-fill-color="#cfe7e5" draw:fill-gradient-name="Gradient_20_27"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Gradient_20_29"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gradient" draw:fill-color="#cfe7f5" draw:fill-gradient-name="Gradient_20_3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gradient" draw:fill-color="#0073bc" draw:secondary-fill-color="#cfe7e5" draw:fill-gradient-name="Gradient_20_2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fo:hyphenate="false"/>
    </style:style>
    <style:style style:name="P21" style:family="paragraph">
      <loext:graphic-properties draw:fill="gradient" draw:fill-color="#0073bc" draw:secondary-fill-color="#cfe7e5" draw:fill-gradient-name="Gradient_20_2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hatch" draw:fill-hatch-name="Yellow_20_45_20_Degrees_20_Crossed"/>
      <style:paragraph-properties fo:text-align="start" style:writing-mode="lr-tb"/>
    </style:style>
    <style:style style:name="P23" style:family="paragraph">
      <loext:graphic-properties draw:fill="gradient" draw:fill-color="#cfe7f5" draw:secondary-fill-color="#cfe7e5" draw:fill-gradient-name="Gradient_20_19"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f7941d" draw:secondary-fill-color="#cfe7e5" draw:fill-gradient-name="Gradient_20_17"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cfe7f5" draw:secondary-fill-color="#cfe7e5" draw:fill-gradient-name="Gradient_20_21"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style:paragraph-properties fo:text-align="center"/>
    </style:style>
    <style:style style:name="P30" style:family="paragraph">
      <loext:graphic-properties draw:fill="solid" draw:fill-color="#ffffff" draw:opacity="75%"/>
      <style:paragraph-properties fo:text-align="center"/>
    </style:style>
    <style:style style:name="P31"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style:style>
    <style:style style:name="P32" style:family="paragraph">
      <loext:graphic-properties draw:fill="gradient" draw:fill-color="#0073bc" draw:secondary-fill-color="#cfe7e5" draw:fill-gradient-name="Gradient_20_1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fo:hyphenate="false"/>
    </style:style>
    <style:style style:name="P33" style:family="paragraph">
      <loext:graphic-properties draw:fill="gradient" draw:fill-color="#0073bc" draw:secondary-fill-color="#cfe7e5" draw:fill-gradient-name="Gradient_20_1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gradient" draw:fill-color="#cfe7f5" draw:fill-gradient-name="VRT_20_Light_20_Square_20_BR"/>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f9b46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6" style:family="paragraph">
      <loext:graphic-properties draw:fill="gradient" draw:fill-color="#cfe7f5" draw:fill-gradient-name="Light_20_Orange_20_Square_20_BR"/>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7" style:family="paragraph">
      <loext:graphic-properties draw:fill="gradient" draw:fill-color="#cfe7f5" draw:fill-gradient-name="Dark_20_Grey_20_Square_20_BR"/>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8" style:family="paragraph">
      <loext:graphic-properties draw:fill="gradient" draw:fill-color="#cfe7f5" draw:fill-gradient-name="Light_20_Purple_20_Linear_20_B"/>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 style:family="paragraph">
      <loext:graphic-properties draw:fill="gradient" draw:fill-color="#cfe7f5" draw:fill-gradient-name="Gradient_20_1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0"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ffffff" draw:opacity="75%"/>
    </style:style>
    <style:style style:name="P42" style:family="paragraph">
      <loext:graphic-properties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43"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4"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5" style:family="paragraph">
      <loext:graphic-properties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6"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7"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8"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9" style:family="paragraph">
      <loext:graphic-properties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fo:hyphenate="false"/>
    </style:style>
    <style:style style:name="P50" style:family="paragraph">
      <loext:graphic-properties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1"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2"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3"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4" style:family="paragraph">
      <loext:graphic-properties draw:fill="gradient" draw:fill-color="#cfe7f5" draw:fill-gradient-name="Gradient_20_4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5" style:family="paragraph">
      <loext:graphic-properties draw:fill="gradient" draw:fill-color="#cfe7f5" draw:fill-gradient-name="Gradient_20_4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6" style:family="paragraph">
      <loext:graphic-properties draw:fill="gradient" draw:fill-color="#0073bc" draw:secondary-fill-color="#cfe7e5" draw:fill-gradient-name="Gradient_20_36"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fo:hyphenate="false"/>
    </style:style>
    <style:style style:name="P57" style:family="paragraph">
      <loext:graphic-properties draw:fill="gradient" draw:fill-color="#0073bc" draw:secondary-fill-color="#cfe7e5" draw:fill-gradient-name="Gradient_20_36"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8" style:family="paragraph">
      <style:paragraph-properties fo:margin-left="0cm" fo:margin-right="0cm" fo:margin-top="0.42cm" fo:margin-bottom="0.35cm" fo:line-height="100%" fo:text-align="center" fo:text-indent="0cm" style:text-autospace="ideograph-alpha" style:punctuation-wrap="simple" style:line-break="strict" loext:tab-stop-distance="0cm">
        <style:tab-stops/>
      </style:paragraph-properties>
      <style:text-properties fo:hyphenate="false"/>
    </style:style>
    <style:style style:name="P59"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1"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2"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3"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4"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5"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6"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7"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8"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hyphenate="false"/>
    </style:style>
    <style:style style:name="P69" style:family="paragraph">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70" style:family="paragraph">
      <loext:graphic-properties draw:fill="gradient" draw:fill-color="#cfe7f5" draw:fill-gradient-name="Gradient_20_38"/>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71" style:family="paragraph">
      <loext:graphic-properties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2"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3"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4" style:family="paragraph">
      <loext:graphic-properties draw:fill="gradient" draw:fill-color="#cfe7f5" draw:fill-gradient-name="Gradient_20_4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5"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IBM Plex Sans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 style:family="paragraph">
      <loext:graphic-properties draw:fill="gradient" draw:fill-color="#0073bc" draw:secondary-fill-color="#cfe7e5" draw:fill-gradient-name="Gradient_20_47"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fo:hyphenate="false"/>
    </style:style>
    <style:style style:name="P78" style:family="paragraph">
      <loext:graphic-properties draw:fill="gradient" draw:fill-color="#0073bc" draw:secondary-fill-color="#cfe7e5" draw:fill-gradient-name="Gradient_20_47"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9" style:family="paragraph">
      <loext:graphic-properties draw:fill="gradient" draw:fill-color="#cfe7f5" draw:secondary-fill-color="#cfe7e5" draw:fill-gradient-name="Gradient_20_51"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0" style:family="paragraph">
      <loext:graphic-properties draw:fill="gradient" draw:fill-color="#f7941d" draw:secondary-fill-color="#cfe7e5" draw:fill-gradient-name="Gradient_20_49"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1" style:family="paragraph">
      <loext:graphic-properties draw:fill="gradient" draw:fill-color="#cfe7f5" draw:secondary-fill-color="#cfe7e5" draw:fill-gradient-name="Gradient_20_53"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75cm" svg:y1="7cm" svg:x2="8.093cm" svg:y2="10.579cm">
          <text:p/>
        </draw:line>
        <draw:line draw:style-name="gr1" draw:text-style-name="P1" draw:layer="layout" svg:x1="7.5cm" svg:y1="4cm" svg:x2="8.093cm" svg:y2="10.579cm">
          <text:p/>
        </draw:line>
        <draw:line draw:style-name="gr1" draw:text-style-name="P1" draw:layer="layout" svg:x1="4cm" svg:y1="10.25cm" svg:x2="8.093cm" svg:y2="10.579cm">
          <text:p/>
        </draw:line>
        <draw:line draw:style-name="gr1" draw:text-style-name="P1" draw:layer="layout" svg:x1="4cm" svg:y1="4.75cm" svg:x2="8.093cm" svg:y2="10.579cm">
          <text:p/>
        </draw:line>
        <draw:line draw:style-name="gr1" draw:text-style-name="P1" draw:layer="layout" svg:x1="10.25cm" svg:y1="6cm" svg:x2="8.093cm" svg:y2="10.579cm">
          <text:p/>
        </draw:line>
        <draw:custom-shape draw:style-name="gr2" draw:text-style-name="P3" draw:layer="layout" svg:width="2.75cm" svg:height="2.706cm" svg:x="25.5cm" svg:y="17.25cm">
          <text:p text:style-name="P2"/>
          <draw:enhanced-geometry svg:viewBox="0 0 21600 21600" draw:mirror-horizontal="false" draw:mirror-vertical="false" draw:type="rectangle" draw:enhanced-path="M 0 0 L 21600 0 21600 21600 0 21600 0 0 Z N"/>
        </draw:custom-shape>
        <draw:line draw:style-name="gr3" draw:text-style-name="P1" draw:layer="layout" svg:x1="19.472cm" svg:y1="11.544cm" svg:x2="23cm" svg:y2="10.88cm">
          <text:p/>
        </draw:line>
        <draw:line draw:style-name="gr3" draw:text-style-name="P1" draw:layer="layout" svg:x1="19.471cm" svg:y1="11.543cm" svg:x2="21.25cm" svg:y2="8cm">
          <text:p/>
        </draw:line>
        <draw:line draw:style-name="gr3" draw:text-style-name="P1" draw:layer="layout" svg:x1="18.507cm" svg:y1="11.543cm" svg:x2="15.75cm" svg:y2="9.25cm">
          <text:p/>
        </draw:line>
        <draw:g draw:style-name="gr4">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5" draw:text-style-name="P4" draw:layer="layout" svg:width="1.619cm" svg:height="0.985cm" svg:x="1.779cm" svg:y="7.274cm" svg:viewBox="0 0 1620 986" svg:d="M0 986c234 0 1620-444 1620-641s-170-345-341-345c0 148-1279 739-1279 986z">
            <text:p/>
          </draw:path>
          <draw:g draw:style-name="gr6">
            <draw:polygon draw:style-name="gr7" draw:text-style-name="P5" draw:layer="layout" svg:width="1.278cm" svg:height="1.478cm" svg:x="0.5cm" svg:y="6.683cm" svg:viewBox="0 0 1279 1479" draw:points="0,739 0,0 1279,739 1279,1479">
              <text:p/>
            </draw:polygon>
            <draw:polygon draw:style-name="gr8" draw:text-style-name="P6" draw:layer="layout" svg:width="1.278cm" svg:height="1.478cm" svg:x="1.779cm" svg:y="6.683cm" svg:viewBox="0 0 1279 1479" draw:points="0,1479 0,739 1279,0 1279,739">
              <text:p/>
            </draw:polygon>
            <draw:polygon draw:style-name="gr9" draw:text-style-name="P7" draw:layer="layout" svg:width="2.557cm" svg:height="1.478cm" svg:x="0.5cm" svg:y="5.944cm" svg:viewBox="0 0 2558 1479" draw:points="1279,1479 0,739 1279,0 2558,739">
              <text:p/>
            </draw:polygon>
            <draw:polygon draw:style-name="gr10" draw:text-style-name="P8" draw:layer="layout" svg:width="0.085cm" svg:height="0.196cm" svg:x="1.538cm" svg:y="7.48cm" svg:viewBox="0 0 86 197" draw:points="0,148 0,0 86,49 86,197">
              <text:p/>
            </draw:polygon>
            <draw:polygon draw:style-name="gr11" draw:text-style-name="P5" draw:layer="layout" svg:width="0.34cm" svg:height="0.294cm" svg:x="1.438cm" svg:y="7.964cm" svg:viewBox="0 0 341 295" draw:points="0,99 0,0 341,197 341,295">
              <text:p/>
            </draw:polygon>
            <draw:polygon draw:style-name="gr12" draw:text-style-name="P5" draw:layer="layout" svg:width="0.34cm" svg:height="0.294cm" svg:x="0.5cm" svg:y="7.423cm" svg:viewBox="0 0 341 295" draw:points="0,99 0,0 341,197 341,295">
              <text:p/>
            </draw:polygon>
            <draw:polygon draw:style-name="gr13" draw:text-style-name="P9" draw:layer="layout" svg:width="0.34cm" svg:height="0.294cm" svg:x="1.779cm" svg:y="7.964cm" svg:viewBox="0 0 341 295" draw:points="0,295 0,197 341,0 341,99">
              <text:p/>
            </draw:polygon>
            <draw:polygon draw:style-name="gr14" draw:text-style-name="P9" draw:layer="layout" svg:width="0.34cm" svg:height="0.294cm" svg:x="2.717cm" svg:y="7.423cm" svg:viewBox="0 0 341 295" draw:points="0,295 0,197 341,0 341,99">
              <text:p/>
            </draw:polygon>
            <draw:polygon draw:style-name="gr15" draw:text-style-name="P10" draw:layer="layout" svg:width="2.557cm" svg:height="2.316cm" svg:x="0.5cm" svg:y="5.944cm" svg:viewBox="0 0 2558 2317" draw:points="0,1577 0,739 1279,0 2558,739 2558,1577 2217,1774 2217,1676 1620,2020 1620,2119 1279,2317 938,2119 938,2020 341,1676 341,1774">
              <text:p/>
            </draw:polygon>
          </draw:g>
        </draw:g>
        <draw:g draw:style-name="gr4">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6" draw:text-style-name="P4" draw:layer="layout" svg:width="1.619cm" svg:height="0.985cm" svg:x="7.38cm" svg:y="4.331cm" svg:viewBox="0 0 1620 986" svg:d="M0 986c234 0 1620-444 1620-641s-170-345-341-345c0 148-1279 739-1279 986z">
            <text:p/>
          </draw:path>
          <draw:g draw:style-name="gr6">
            <draw:polygon draw:style-name="gr17" draw:text-style-name="P5" draw:layer="layout" svg:width="1.278cm" svg:height="1.478cm" svg:x="6.101cm" svg:y="3.739cm" svg:viewBox="0 0 1279 1479" draw:points="0,739 0,0 1279,739 1279,1479">
              <text:p/>
            </draw:polygon>
            <draw:polygon draw:style-name="gr18" draw:text-style-name="P6" draw:layer="layout" svg:width="1.278cm" svg:height="1.478cm" svg:x="7.38cm" svg:y="3.739cm" svg:viewBox="0 0 1279 1479" draw:points="0,1479 0,739 1279,0 1279,739">
              <text:p/>
            </draw:polygon>
            <draw:polygon draw:style-name="gr19" draw:text-style-name="P7" draw:layer="layout" svg:width="2.557cm" svg:height="1.478cm" svg:x="6.101cm" svg:y="3cm" svg:viewBox="0 0 2558 1479" draw:points="1279,1479 0,739 1279,0 2558,739">
              <text:p/>
            </draw:polygon>
            <draw:polygon draw:style-name="gr20" draw:text-style-name="P8" draw:layer="layout" svg:width="0.085cm" svg:height="0.196cm" svg:x="7.14cm" svg:y="4.537cm" svg:viewBox="0 0 86 197" draw:points="0,148 0,0 86,49 86,197">
              <text:p/>
            </draw:polygon>
            <draw:polygon draw:style-name="gr21" draw:text-style-name="P5" draw:layer="layout" svg:width="0.34cm" svg:height="0.294cm" svg:x="7.039cm" svg:y="5.02cm" svg:viewBox="0 0 341 295" draw:points="0,99 0,0 341,197 341,295">
              <text:p/>
            </draw:polygon>
            <draw:polygon draw:style-name="gr22" draw:text-style-name="P5" draw:layer="layout" svg:width="0.34cm" svg:height="0.294cm" svg:x="6.101cm" svg:y="4.479cm" svg:viewBox="0 0 341 295" draw:points="0,99 0,0 341,197 341,295">
              <text:p/>
            </draw:polygon>
            <draw:polygon draw:style-name="gr23" draw:text-style-name="P9" draw:layer="layout" svg:width="0.34cm" svg:height="0.294cm" svg:x="7.38cm" svg:y="5.02cm" svg:viewBox="0 0 341 295" draw:points="0,295 0,197 341,0 341,99">
              <text:p/>
            </draw:polygon>
            <draw:polygon draw:style-name="gr24" draw:text-style-name="P9" draw:layer="layout" svg:width="0.34cm" svg:height="0.294cm" svg:x="8.318cm" svg:y="4.479cm" svg:viewBox="0 0 341 295" draw:points="0,295 0,197 341,0 341,99">
              <text:p/>
            </draw:polygon>
            <draw:polygon draw:style-name="gr25" draw:text-style-name="P10" draw:layer="layout" svg:width="2.557cm" svg:height="2.316cm" svg:x="6.101cm" svg:y="3cm" svg:viewBox="0 0 2558 2317" draw:points="0,1577 0,739 1279,0 2558,739 2558,1577 2217,1774 2217,1676 1620,2020 1620,2119 1279,2317 938,2119 938,2020 341,1676 341,1774">
              <text:p/>
            </draw:polygon>
          </draw:g>
        </draw:g>
        <draw:g draw:style-name="gr4">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26" draw:text-style-name="P4" draw:layer="layout" svg:width="1.619cm" svg:height="0.985cm" svg:x="10.529cm" svg:y="5.08cm" svg:viewBox="0 0 1620 986" svg:d="M0 986c234 0 1620-444 1620-641s-170-345-341-345c0 148-1279 739-1279 986z">
            <text:p/>
          </draw:path>
          <draw:g draw:style-name="gr6">
            <draw:polygon draw:style-name="gr27" draw:text-style-name="P11" draw:layer="layout" svg:width="1.278cm" svg:height="1.478cm" svg:x="9.25cm" svg:y="4.489cm" svg:viewBox="0 0 1279 1479" draw:points="0,739 0,0 1279,739 1279,1479">
              <text:p/>
            </draw:polygon>
            <draw:polygon draw:style-name="gr28" draw:text-style-name="P12" draw:layer="layout" svg:width="1.278cm" svg:height="1.478cm" svg:x="10.529cm" svg:y="4.489cm" svg:viewBox="0 0 1279 1479" draw:points="0,1479 0,739 1279,0 1279,739">
              <text:p/>
            </draw:polygon>
            <draw:polygon draw:style-name="gr29" draw:text-style-name="P13" draw:layer="layout" svg:width="2.557cm" svg:height="1.478cm" svg:x="9.25cm" svg:y="3.75cm" svg:viewBox="0 0 2558 1479" draw:points="1279,1479 0,739 1279,0 2558,739">
              <text:p/>
            </draw:polygon>
            <draw:polygon draw:style-name="gr30" draw:text-style-name="P8" draw:layer="layout" svg:width="0.085cm" svg:height="0.196cm" svg:x="10.289cm" svg:y="5.286cm" svg:viewBox="0 0 86 197" draw:points="0,148 0,0 86,49 86,197">
              <text:p/>
            </draw:polygon>
            <draw:polygon draw:style-name="gr31" draw:text-style-name="P11" draw:layer="layout" svg:width="0.34cm" svg:height="0.294cm" svg:x="10.188cm" svg:y="5.77cm" svg:viewBox="0 0 341 295" draw:points="0,99 0,0 341,197 341,295">
              <text:p/>
            </draw:polygon>
            <draw:polygon draw:style-name="gr32" draw:text-style-name="P11" draw:layer="layout" svg:width="0.34cm" svg:height="0.294cm" svg:x="9.25cm" svg:y="5.229cm" svg:viewBox="0 0 341 295" draw:points="0,99 0,0 341,197 341,295">
              <text:p/>
            </draw:polygon>
            <draw:polygon draw:style-name="gr33" draw:text-style-name="P14" draw:layer="layout" svg:width="0.34cm" svg:height="0.294cm" svg:x="10.529cm" svg:y="5.77cm" svg:viewBox="0 0 341 295" draw:points="0,295 0,197 341,0 341,99">
              <text:p/>
            </draw:polygon>
            <draw:polygon draw:style-name="gr34" draw:text-style-name="P14" draw:layer="layout" svg:width="0.34cm" svg:height="0.294cm" svg:x="11.467cm" svg:y="5.229cm" svg:viewBox="0 0 341 295" draw:points="0,295 0,197 341,0 341,99">
              <text:p/>
            </draw:polygon>
            <draw:polygon draw:style-name="gr35" draw:text-style-name="P10" draw:layer="layout" svg:width="2.557cm" svg:height="2.316cm" svg:x="9.25cm" svg:y="3.75cm" svg:viewBox="0 0 2558 2317" draw:points="0,1577 0,739 1279,0 2558,739 2558,1577 2217,1774 2217,1676 1620,2020 1620,2119 1279,2317 938,2119 938,2020 341,1676 341,1774">
              <text:p/>
            </draw:polygon>
          </draw:g>
        </draw:g>
        <draw:g draw:style-name="gr4">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36" draw:text-style-name="P4" draw:layer="layout" svg:width="1.271cm" svg:height="0.816cm" svg:x="11.096cm" svg:y="9.413cm" svg:viewBox="0 0 1272 817" svg:d="M0 817c326 0 1166-384 1249-528 83-145-83-289-166-289 0 206-1083 474-1083 817z">
            <text:p/>
          </draw:path>
          <draw:g draw:style-name="gr6">
            <draw:polygon draw:style-name="gr37" draw:text-style-name="P15" draw:layer="layout" svg:width="1.165cm" svg:height="1.249cm" svg:x="9.847cm" svg:y="9.028cm" svg:viewBox="0 0 1166 1250" draw:points="0,577 0,0 1166,673 1166,1250">
              <text:p/>
            </draw:polygon>
            <draw:polygon draw:style-name="gr38" draw:text-style-name="P16" draw:layer="layout" svg:width="1.165cm" svg:height="1.249cm" svg:x="11.012cm" svg:y="9.028cm" svg:viewBox="0 0 1166 1250" draw:points="0,1250 0,673 1166,0 1166,577">
              <text:p/>
            </draw:polygon>
            <draw:polygon draw:style-name="gr39" draw:text-style-name="P17" draw:layer="layout" svg:width="2.33cm" svg:height="1.345cm" svg:x="9.847cm" svg:y="8.356cm" svg:viewBox="0 0 2331 1346" draw:points="1166,1346 0,673 1166,0 2331,673">
              <text:p/>
            </draw:polygon>
            <draw:polygon draw:style-name="gr40" draw:text-style-name="P10" draw:layer="layout" svg:width="2.33cm" svg:height="1.921cm" svg:x="9.847cm" svg:y="8.356cm" svg:viewBox="0 0 2331 1922" draw:points="0,1250 0,673 1166,0 2331,673 2331,1250 1166,1922">
              <text:p/>
            </draw:polygon>
            <draw:polygon draw:style-name="gr41" draw:text-style-name="P18" draw:layer="layout" svg:width="0.665cm" svg:height="0.383cm" svg:x="10.928cm" svg:y="8.98cm" svg:viewBox="0 0 666 384" draw:points="83,289 583,0 666,48 166,336 249,384 0,384 0,241">
              <text:p/>
            </draw:polygon>
            <draw:polygon draw:style-name="gr42" draw:text-style-name="P18" draw:layer="layout" svg:width="0.665cm" svg:height="0.383cm" svg:x="10.429cm" svg:y="8.692cm" svg:viewBox="0 0 666 384" draw:points="498,48 416,0 666,0 666,144 582,96 83,384 0,336">
              <text:p/>
            </draw:polygon>
            <draw:path draw:style-name="gr43" draw:text-style-name="P19" draw:layer="layout" svg:width="0.332cm" svg:height="0.421cm" svg:x="10.013cm" svg:y="9.298cm" svg:viewBox="0 0 333 422" svg:d="M166 19c83 48 167 193 167 288 0 97-84 145-167 97s-166-192-166-289c0-96 83-144 166-96z">
              <text:p/>
            </draw:path>
            <draw:path draw:style-name="gr44" draw:text-style-name="P19" draw:layer="layout" svg:width="0.332cm" svg:height="0.421cm" svg:x="10.512cm" svg:y="9.587cm" svg:viewBox="0 0 333 422" svg:d="M167 19c83 48 166 193 166 288 0 97-83 145-166 97s-167-192-167-289c0-96 84-144 167-96z">
              <text:p/>
            </draw:path>
          </draw:g>
        </draw:g>
        <draw:g draw:style-name="gr6">
          <draw:glue-point draw:id="4" svg:x="-5.097cm" svg:y="3.036cm"/>
          <draw:glue-point draw:id="5" svg:x="-4.839cm" svg:y="2.842cm"/>
          <draw:glue-point draw:id="6" svg:x="-4.574cm" svg:y="2.643cm"/>
          <draw:glue-point draw:id="7" svg:x="-4.32cm" svg:y="2.45cm"/>
          <draw:glue-point draw:id="8" svg:x="-4.063cm" svg:y="2.251cm"/>
          <draw:glue-point draw:id="9" svg:x="-3.809cm" svg:y="2.057cm"/>
          <draw:glue-point draw:id="10" svg:x="-3.548cm" svg:y="1.858cm"/>
          <draw:glue-point draw:id="11" svg:x="-3.295cm" svg:y="1.659cm"/>
          <draw:glue-point draw:id="12" svg:x="-3.037cm" svg:y="1.465cm"/>
          <draw:glue-point draw:id="13" svg:x="-2.78cm" svg:y="1.272cm"/>
          <draw:glue-point draw:id="14" svg:x="-2.518cm" svg:y="1.073cm"/>
          <draw:glue-point draw:id="15" svg:x="-2.265cm" svg:y="0.874cm"/>
          <draw:glue-point draw:id="16" svg:x="-2.007cm" svg:y="0.675cm"/>
          <draw:glue-point draw:id="17" svg:x="-1.75cm" svg:y="0.481cm"/>
          <draw:glue-point draw:id="18" svg:x="-1.497cm" svg:y="0.287cm"/>
          <draw:glue-point draw:id="19" svg:x="-1.239cm" svg:y="0.089cm"/>
          <draw:glue-point draw:id="20" svg:x="-0.978cm" svg:y="-0.089cm"/>
          <draw:glue-point draw:id="21" svg:x="-0.724cm" svg:y="-0.287cm"/>
          <draw:glue-point draw:id="22" svg:x="-0.229cm" svg:y="-0.638cm"/>
          <draw:glue-point draw:id="23" svg:x="0.019cm" svg:y="-0.832cm"/>
          <draw:glue-point draw:id="24" svg:x="0.273cm" svg:y="-1.031cm"/>
          <draw:glue-point draw:id="25" svg:x="0.502cm" svg:y="-1.251cm"/>
          <draw:glue-point draw:id="26" svg:x="0.756cm" svg:y="-1.445cm"/>
          <draw:glue-point draw:id="27" svg:x="1.009cm" svg:y="-1.643cm"/>
          <draw:glue-point draw:id="28" svg:x="1.271cm" svg:y="-1.842cm"/>
          <draw:glue-point draw:id="29" svg:x="1.524cm" svg:y="-2.036cm"/>
          <draw:glue-point draw:id="30" svg:x="1.782cm" svg:y="-2.235cm"/>
          <draw:glue-point draw:id="31" svg:x="2.039cm" svg:y="-2.429cm"/>
          <draw:glue-point draw:id="32" svg:x="2.297cm" svg:y="-2.628cm"/>
          <draw:glue-point draw:id="33" svg:x="2.558cm" svg:y="-2.816cm"/>
          <draw:glue-point draw:id="34" svg:x="2.811cm" svg:y="-3.02cm"/>
          <draw:glue-point draw:id="35" svg:x="3.069cm" svg:y="-3.214cm"/>
          <draw:glue-point draw:id="36" svg:x="3.33cm" svg:y="-3.413cm"/>
          <draw:glue-point draw:id="37" svg:x="3.584cm" svg:y="-3.607cm"/>
          <draw:glue-point draw:id="38" svg:x="3.841cm" svg:y="-3.806cm"/>
          <draw:glue-point draw:id="39" svg:x="4.102cm" svg:y="-4.005cm"/>
          <draw:glue-point draw:id="40" svg:x="4.891cm" svg:y="-3.02cm"/>
          <draw:glue-point draw:id="41" svg:x="4.633cm" svg:y="-2.821cm"/>
          <draw:glue-point draw:id="42" svg:x="4.372cm" svg:y="-2.623cm"/>
          <draw:glue-point draw:id="43" svg:x="4.11cm" svg:y="-2.424cm"/>
          <draw:glue-point draw:id="44" svg:x="3.853cm" svg:y="-2.235cm"/>
          <draw:glue-point draw:id="45" svg:x="3.6cm" svg:y="-2.036cm"/>
          <draw:glue-point draw:id="46" svg:x="3.346cm" svg:y="-1.842cm"/>
          <draw:glue-point draw:id="47" svg:x="3.085cm" svg:y="-1.643cm"/>
          <draw:glue-point draw:id="48" svg:x="2.827cm" svg:y="-1.455cm"/>
          <draw:glue-point draw:id="49" svg:x="2.574cm" svg:y="-1.246cm"/>
          <draw:glue-point draw:id="50" svg:x="2.312cm" svg:y="-1.052cm"/>
          <draw:glue-point draw:id="51" svg:x="2.059cm" svg:y="-0.853cm"/>
          <draw:glue-point draw:id="52" svg:x="1.798cm" svg:y="-0.659cm"/>
          <draw:glue-point draw:id="53" svg:x="1.54cm" svg:y="-0.465cm"/>
          <draw:glue-point draw:id="54" svg:x="1.291cm" svg:y="-0.267cm"/>
          <draw:glue-point draw:id="55" svg:x="1.029cm" svg:y="-0.073cm"/>
          <draw:glue-point draw:id="56" svg:x="0.772cm" svg:y="0.109cm"/>
          <draw:glue-point draw:id="57" svg:x="0.518cm" svg:y="0.308cm"/>
          <draw:glue-point draw:id="58" svg:x="0.023cm" svg:y="0.654cm"/>
          <draw:glue-point draw:id="59" svg:x="-0.225cm" svg:y="0.853cm"/>
          <draw:glue-point draw:id="60" svg:x="-0.479cm" svg:y="1.052cm"/>
          <draw:glue-point draw:id="61" svg:x="-0.708cm" svg:y="1.272cm"/>
          <draw:glue-point draw:id="62" svg:x="-0.962cm" svg:y="1.465cm"/>
          <draw:glue-point draw:id="63" svg:x="-1.215cm" svg:y="1.664cm"/>
          <draw:glue-point draw:id="64" svg:x="-1.477cm" svg:y="1.858cm"/>
          <draw:glue-point draw:id="65" svg:x="-1.73cm" svg:y="2.057cm"/>
          <draw:glue-point draw:id="66" svg:x="-1.992cm" svg:y="2.251cm"/>
          <draw:glue-point draw:id="67" svg:x="-2.249cm" svg:y="2.445cm"/>
          <draw:glue-point draw:id="68" svg:x="-2.506cm" svg:y="2.643cm"/>
          <draw:glue-point draw:id="69" svg:x="-2.764cm" svg:y="2.837cm"/>
          <draw:glue-point draw:id="70" svg:x="-3.021cm" svg:y="3.041cm"/>
          <draw:glue-point draw:id="71" svg:x="-3.279cm" svg:y="3.23cm"/>
          <draw:glue-point draw:id="72" svg:x="-3.536cm" svg:y="3.434cm"/>
          <draw:glue-point draw:id="73" svg:x="-3.79cm" svg:y="3.623cm"/>
          <draw:glue-point draw:id="74" svg:x="-4.047cm" svg:y="3.827cm"/>
          <draw:glue-point draw:id="75" svg:x="-4.308cm" svg:y="4.026cm"/>
          <draw:path draw:style-name="gr45" draw:text-style-name="P20" draw:layer="layout" svg:width="2.11cm" svg:height="0.568cm" draw:transform="skewX (-0.00139626340159553) rotate (-2.6176448121411) translate (10.9801827030389cm 9.97353515387725cm)" svg:viewBox="0 0 2111 569" svg:d="M2111 286c1-155-73-284-164-284-1197 0-584-1-1780-2-90 0-167 128-167 283 0 154 75 284 165 284 1197 0 584 2 1782 2 90 0 164-129 164-283z">
            <text:p/>
          </draw:path>
          <draw:path draw:style-name="gr46" draw:text-style-name="P21" draw:layer="layout" svg:width="1.176cm" svg:height="0.565cm" draw:transform="rotate (-2.6174702792159) translate (10.1661582717101cm 10.4372173039552cm)" svg:viewBox="0 0 1177 566" svg:d="M1177 284c0-155-74-284-165-284-89 0-164 129-165 283 0 155 75 283 165 283s164-128 165-282zM1177 0zM0 275z">
            <text:p/>
          </draw:path>
        </draw:g>
        <draw:custom-shape draw:style-name="gr47" draw:text-style-name="P22" draw:layer="layout" svg:width="8.737cm" svg:height="5.956cm" svg:x="20.513cm" svg:y="0.5cm">
          <text:p text:style-name="P2">AWS</text:p>
          <draw:enhanced-geometry svg:viewBox="0 0 21600 21600" draw:type="rectangle" draw:enhanced-path="M 0 0 L 21600 0 21600 21600 0 21600 0 0 Z N"/>
        </draw:custom-shape>
        <draw:g draw:style-name="gr4">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48" draw:text-style-name="P4" draw:layer="layout" svg:width="1.271cm" svg:height="0.816cm" svg:x="19.073cm" svg:y="12.055cm" svg:viewBox="0 0 1272 817" svg:d="M0 817c326 0 1166-384 1249-528 83-145-83-289-166-289 0 206-1083 474-1083 817z">
            <text:p/>
          </draw:path>
          <draw:g draw:style-name="gr6">
            <draw:polygon draw:style-name="gr49" draw:text-style-name="P23" draw:layer="layout" svg:width="1.165cm" svg:height="1.249cm" svg:x="17.846cm" svg:y="11.67cm" svg:viewBox="0 0 1166 1250" draw:points="0,577 0,0 1166,673 1166,1250">
              <text:p/>
            </draw:polygon>
            <draw:polygon draw:style-name="gr50" draw:text-style-name="P24" draw:layer="layout" svg:width="1.165cm" svg:height="1.249cm" svg:x="19.013cm" svg:y="11.67cm" svg:viewBox="0 0 1166 1250" draw:points="0,1250 0,673 1166,0 1166,577">
              <text:p/>
            </draw:polygon>
            <draw:polygon draw:style-name="gr51" draw:text-style-name="P25" draw:layer="layout" svg:width="2.33cm" svg:height="1.345cm" svg:x="17.846cm" svg:y="10.998cm" svg:viewBox="0 0 2331 1346" draw:points="1166,1346 0,673 1166,0 2331,673">
              <text:p/>
            </draw:polygon>
            <draw:polygon draw:style-name="gr52" draw:text-style-name="P10" draw:layer="layout" svg:width="2.33cm" svg:height="1.921cm" svg:x="17.846cm" svg:y="10.998cm" svg:viewBox="0 0 2331 1922" draw:points="0,1250 0,673 1166,0 2331,673 2331,1250 1166,1922">
              <text:p/>
            </draw:polygon>
            <draw:polyline draw:style-name="gr53" draw:text-style-name="P18" draw:layer="layout" svg:width="1.165cm" svg:height="0.672cm" svg:x="18.845cm" svg:y="11.575cm" svg:viewBox="0 0 1166 673" draw:points="1166,96 999,96 666,0 500,0 500,96 666,289 666,384 499,384 166,289 0,289 0,384 167,577 167,673">
              <text:p/>
            </draw:polyline>
            <draw:polyline draw:style-name="gr54" draw:text-style-name="P18" draw:layer="layout" svg:width="1.165cm" svg:height="0.672cm" svg:x="18.596cm" svg:y="11.431cm" svg:viewBox="0 0 1166 673" draw:points="999,0 999,96 1166,289 1166,384 999,384 666,289 500,289 500,384 666,577 666,673 500,673 167,577 0,577">
              <text:p/>
            </draw:polyline>
            <draw:polyline draw:style-name="gr55" draw:text-style-name="P18" draw:layer="layout" svg:width="1.165cm" svg:height="0.672cm" svg:x="18.262cm" svg:y="11.238cm" svg:viewBox="0 0 1166 673" draw:points="1166,96 999,96 666,0 500,0 500,96 666,289 666,384 499,384 166,289 0,289 0,384 167,577 167,673">
              <text:p/>
            </draw:polyline>
            <draw:polyline draw:style-name="gr56" draw:text-style-name="P18" draw:layer="layout" svg:width="1.165cm" svg:height="0.672cm" svg:x="18.012cm" svg:y="11.093cm" svg:viewBox="0 0 1166 673" draw:points="999,0 999,96 1166,289 1166,384 999,384 666,289 500,289 500,384 666,577 666,673 500,673 167,577 0,577">
              <text:p/>
            </draw:polyline>
          </draw:g>
        </draw:g>
        <draw:g draw:style-name="gr4">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style-name="gr6">
            <draw:polygon draw:style-name="gr57" draw:text-style-name="P9" draw:layer="layout" svg:width="0.158cm" svg:height="0.183cm" svg:x="16.973cm" svg:y="9.062cm" svg:viewBox="0 0 159 184" draw:points="159,110 127,0 0,73 32,184">
              <text:p/>
            </draw:polygon>
            <draw:polygon draw:style-name="gr58" draw:text-style-name="P7" draw:layer="layout" svg:width="0.348cm" svg:height="0.201cm" svg:x="16.75cm" svg:y="8.934cm" svg:viewBox="0 0 349 202" draw:points="349,128 285,73 191,19 127,0 0,73 63,91 159,147 222,202">
              <text:p/>
            </draw:polygon>
            <draw:path draw:style-name="gr59" draw:text-style-name="P5" draw:layer="layout" svg:width="0.284cm" svg:height="0.237cm" svg:x="16.718cm" svg:y="9.006cm" svg:viewBox="0 0 285 238" svg:d="M0 73c0-110 63-73 127-36 64 36 127 36 158 201 0 0-126-72-285-165z">
              <text:p/>
            </draw:path>
            <draw:path draw:style-name="gr60" draw:text-style-name="P10" draw:layer="layout" svg:width="0.412cm" svg:height="0.311cm" svg:x="16.718cm" svg:y="8.934cm" svg:viewBox="0 0 413 312" svg:d="M159 0c63 19 63 19 126 55 32 18 96 36 128 183-64 37-64 37-128 74-36-17-222-128-285-165 0-92 63-92 159-147z">
              <text:p/>
            </draw:path>
          </draw:g>
          <draw:g draw:style-name="gr4">
            <draw:path draw:style-name="gr61" draw:text-style-name="P4" draw:layer="layout" svg:width="0.366cm" svg:height="0.227cm" svg:x="15.717cm" svg:y="9.186cm" svg:viewBox="0 0 367 228" svg:d="M0 228c87 0 306-101 350-127 43-25-1-101-88-101 0 55-262 228-262 228z">
              <text:p/>
            </draw:path>
            <draw:g draw:style-name="gr6">
              <draw:polygon draw:style-name="gr62" draw:text-style-name="P9" draw:layer="layout" svg:width="0.316cm" svg:height="0.256cm" svg:x="15.663cm" svg:y="9.181cm" svg:viewBox="0 0 317 257" draw:points="317,73 317,0 0,184 0,257">
                <text:p/>
              </draw:polygon>
              <draw:polygon draw:style-name="gr63" draw:text-style-name="P9" draw:layer="layout" svg:width="0.316cm" svg:height="0.311cm" svg:x="15.409cm" svg:y="8.906cm" svg:viewBox="0 0 317 312" draw:points="317,128 317,0 0,184 0,312">
                <text:p/>
              </draw:polygon>
              <draw:polygon draw:style-name="gr64" draw:text-style-name="P7" draw:layer="layout" svg:width="0.571cm" svg:height="0.329cm" svg:x="15.409cm" svg:y="9.035cm" svg:viewBox="0 0 572 330" draw:points="572,147 317,0 0,184 254,330">
                <text:p/>
              </draw:polygon>
              <draw:polygon draw:style-name="gr65" draw:text-style-name="P5" draw:layer="layout" svg:width="0.316cm" svg:height="0.311cm" svg:x="15.346cm" svg:y="9.127cm" svg:viewBox="0 0 317 312" draw:points="317,312 317,238 63,91 63,0 0,37 0,128">
                <text:p/>
              </draw:polygon>
              <draw:polygon draw:style-name="gr66" draw:text-style-name="P9" draw:layer="layout" svg:width="1.015cm" svg:height="1.394cm" svg:x="15.314cm" svg:y="7.787cm" svg:viewBox="0 0 1016 1395" draw:points="1016,808 1016,0 0,587 0,1395">
                <text:p/>
              </draw:polygon>
              <draw:polygon draw:style-name="gr67" draw:text-style-name="P26" draw:layer="layout" svg:width="0.952cm" svg:height="1.283cm" svg:x="15.346cm" svg:y="7.841cm" svg:viewBox="0 0 953 1284" draw:points="953,734 953,0 0,551 0,1284">
                <text:p/>
              </draw:polygon>
              <draw:polygon draw:style-name="gr68" draw:text-style-name="P7" draw:layer="layout" svg:width="1.077cm" svg:height="0.622cm" svg:x="15.25cm" svg:y="7.75cm" svg:viewBox="0 0 1078 623" draw:points="63,623 1078,37 1016,0 0,587">
                <text:p/>
              </draw:polygon>
              <draw:polygon draw:style-name="gr69" draw:text-style-name="P5" draw:layer="layout" svg:width="0.062cm" svg:height="0.843cm" svg:x="15.25cm" svg:y="8.337cm" svg:viewBox="0 0 63 844" draw:points="63,844 63,37 0,0 0,808">
                <text:p/>
              </draw:polygon>
              <draw:polygon draw:style-name="gr70" draw:text-style-name="P10" draw:layer="layout" svg:width="1.077cm" svg:height="1.687cm" svg:x="15.25cm" svg:y="7.75cm" svg:viewBox="0 0 1078 1688" draw:points="1016,0 0,587 0,1395 63,1431 96,1412 96,1504 413,1688 730,1504 730,1431 476,1284 476,1193 1078,844 1078,37">
                <text:p/>
              </draw:polygon>
            </draw:g>
          </draw:g>
          <draw:g draw:style-name="gr4">
            <draw:path draw:style-name="gr71" draw:text-style-name="P4" draw:layer="layout" svg:width="0.269cm" svg:height="0.176cm" svg:x="16.597cm" svg:y="9.322cm" svg:viewBox="0 0 270 177" svg:d="M0 177c0 0 175-50 218-76 47-28 88-101 0-101 0 55-218 177-218 177z">
              <text:p/>
            </draw:path>
            <draw:g draw:style-name="gr4">
              <draw:polygon draw:style-name="gr72" draw:text-style-name="P7" draw:layer="layout" svg:width="1.364cm" svg:height="0.788cm" svg:x="15.45cm" svg:y="9.09cm" svg:viewBox="0 0 1365 789" draw:points="349,789 1365,202 1016,0 0,587">
                <text:p/>
              </draw:polygon>
              <draw:polygon draw:style-name="gr73" draw:text-style-name="P5" draw:layer="layout" svg:width="0.348cm" svg:height="0.274cm" svg:x="15.45cm" svg:y="9.677cm" svg:viewBox="0 0 349 275" draw:points="349,275 349,202 0,0 0,73">
                <text:p/>
              </draw:polygon>
              <draw:polygon draw:style-name="gr74" draw:text-style-name="P9" draw:layer="layout" svg:width="1.015cm" svg:height="0.659cm" svg:x="15.8cm" svg:y="9.292cm" svg:viewBox="0 0 1016 660" draw:points="1016,73 1016,0 0,587 0,660">
                <text:p/>
              </draw:polygon>
              <draw:polygon draw:style-name="gr75" draw:text-style-name="P10" draw:layer="layout" svg:width="1.364cm" svg:height="0.861cm" svg:x="15.45cm" svg:y="9.09cm" svg:viewBox="0 0 1365 862" draw:points="1016,0 0,587 0,660 349,862 1365,275 1365,202">
                <text:p/>
              </draw:polygon>
              <draw:g draw:style-name="gr6">
                <draw:polygon draw:style-name="gr76" draw:text-style-name="P27" draw:layer="layout" svg:width="0.443cm" svg:height="0.256cm" svg:x="16.29cm" svg:y="9.141cm" svg:viewBox="0 0 444 257" draw:points="444,147 191,0 0,110 254,257">
                  <text:p/>
                </draw:polygon>
                <draw:line draw:style-name="gr77" draw:text-style-name="P28" draw:layer="layout" svg:x1="16.672cm" svg:y1="9.324cm" svg:x2="16.418cm" svg:y2="9.177cm">
                  <text:p/>
                </draw:line>
                <draw:line draw:style-name="gr78" draw:text-style-name="P28" draw:layer="layout" svg:x1="16.608cm" svg:y1="9.36cm" svg:x2="16.354cm" svg:y2="9.213cm">
                  <text:p/>
                </draw:line>
                <draw:line draw:style-name="gr79" draw:text-style-name="P28" draw:layer="layout" svg:x1="16.545cm" svg:y1="9.177cm" svg:x2="16.354cm" svg:y2="9.287cm">
                  <text:p/>
                </draw:line>
                <draw:line draw:style-name="gr80" draw:text-style-name="P28" draw:layer="layout" svg:x1="16.609cm" svg:y1="9.213cm" svg:x2="16.418cm" svg:y2="9.323cm">
                  <text:p/>
                </draw:line>
                <draw:line draw:style-name="gr81" draw:text-style-name="P28" draw:layer="layout" svg:x1="16.671cm" svg:y1="9.25cm" svg:x2="16.544cm" svg:y2="9.323cm">
                  <text:p/>
                </draw:line>
              </draw:g>
              <draw:g draw:style-name="gr6">
                <draw:polygon draw:style-name="gr82" draw:text-style-name="P27" draw:layer="layout" svg:width="0.919cm" svg:height="0.531cm" svg:x="15.547cm" svg:y="9.294cm" svg:viewBox="0 0 920 532" draw:points="920,147 666,0 0,385 253,532">
                  <text:p/>
                </draw:polygon>
                <draw:line draw:style-name="gr83" draw:text-style-name="P28" draw:layer="layout" svg:x1="16.404cm" svg:y1="9.404cm" svg:x2="15.737cm" svg:y2="9.789cm">
                  <text:p/>
                </draw:line>
                <draw:line draw:style-name="gr84" draw:text-style-name="P28" draw:layer="layout" svg:x1="16.34cm" svg:y1="9.367cm" svg:x2="15.673cm" svg:y2="9.752cm">
                  <text:p/>
                </draw:line>
                <draw:line draw:style-name="gr85" draw:text-style-name="P28" draw:layer="layout" svg:x1="16.277cm" svg:y1="9.331cm" svg:x2="15.61cm" svg:y2="9.716cm">
                  <text:p/>
                </draw:line>
                <draw:line draw:style-name="gr86" draw:text-style-name="P28" draw:layer="layout" svg:x1="15.673cm" svg:y1="9.68cm" svg:x2="15.61cm" svg:y2="9.643cm">
                  <text:p/>
                </draw:line>
                <draw:line draw:style-name="gr87" draw:text-style-name="P28" draw:layer="layout" svg:x1="15.737cm" svg:y1="9.643cm" svg:x2="15.674cm" svg:y2="9.606cm">
                  <text:p/>
                </draw:line>
                <draw:line draw:style-name="gr88" draw:text-style-name="P28" draw:layer="layout" svg:x1="15.8cm" svg:y1="9.606cm" svg:x2="15.737cm" svg:y2="9.569cm">
                  <text:p/>
                </draw:line>
                <draw:line draw:style-name="gr89" draw:text-style-name="P28" draw:layer="layout" svg:x1="15.769cm" svg:y1="9.697cm" svg:x2="15.706cm" svg:y2="9.66cm">
                  <text:p/>
                </draw:line>
                <draw:line draw:style-name="gr90" draw:text-style-name="P28" draw:layer="layout" svg:x1="15.831cm" svg:y1="9.661cm" svg:x2="15.768cm" svg:y2="9.624cm">
                  <text:p/>
                </draw:line>
                <draw:line draw:style-name="gr91" draw:text-style-name="P28" draw:layer="layout" svg:x1="15.894cm" svg:y1="9.625cm" svg:x2="15.831cm" svg:y2="9.588cm">
                  <text:p/>
                </draw:line>
                <draw:line draw:style-name="gr92" draw:text-style-name="P28" draw:layer="layout" svg:x1="15.863cm" svg:y1="9.569cm" svg:x2="15.8cm" svg:y2="9.532cm">
                  <text:p/>
                </draw:line>
                <draw:line draw:style-name="gr93" draw:text-style-name="P28" draw:layer="layout" svg:x1="15.958cm" svg:y1="9.588cm" svg:x2="15.895cm" svg:y2="9.551cm">
                  <text:p/>
                </draw:line>
                <draw:line draw:style-name="gr94" draw:text-style-name="P28" draw:layer="layout" svg:x1="15.927cm" svg:y1="9.533cm" svg:x2="15.864cm" svg:y2="9.496cm">
                  <text:p/>
                </draw:line>
                <draw:line draw:style-name="gr95" draw:text-style-name="P28" draw:layer="layout" svg:x1="15.99cm" svg:y1="9.497cm" svg:x2="15.927cm" svg:y2="9.46cm">
                  <text:p/>
                </draw:line>
                <draw:line draw:style-name="gr96" draw:text-style-name="P28" draw:layer="layout" svg:x1="16.054cm" svg:y1="9.46cm" svg:x2="15.991cm" svg:y2="9.423cm">
                  <text:p/>
                </draw:line>
                <draw:line draw:style-name="gr97" draw:text-style-name="P28" draw:layer="layout" svg:x1="16.022cm" svg:y1="9.552cm" svg:x2="15.959cm" svg:y2="9.515cm">
                  <text:p/>
                </draw:line>
                <draw:line draw:style-name="gr98" draw:text-style-name="P28" draw:layer="layout" svg:x1="16.086cm" svg:y1="9.515cm" svg:x2="16.023cm" svg:y2="9.478cm">
                  <text:p/>
                </draw:line>
                <draw:line draw:style-name="gr99" draw:text-style-name="P28" draw:layer="layout" svg:x1="16.149cm" svg:y1="9.478cm" svg:x2="16.086cm" svg:y2="9.441cm">
                  <text:p/>
                </draw:line>
                <draw:line draw:style-name="gr100" draw:text-style-name="P28" draw:layer="layout" svg:x1="16.117cm" svg:y1="9.423cm" svg:x2="16.054cm" svg:y2="9.386cm">
                  <text:p/>
                </draw:line>
                <draw:line draw:style-name="gr101" draw:text-style-name="P28" draw:layer="layout" svg:x1="16.213cm" svg:y1="9.441cm" svg:x2="16.15cm" svg:y2="9.404cm">
                  <text:p/>
                </draw:line>
                <draw:line draw:style-name="gr102" draw:text-style-name="P28" draw:layer="layout" svg:x1="16.181cm" svg:y1="9.387cm" svg:x2="16.118cm" svg:y2="9.35cm">
                  <text:p/>
                </draw:line>
                <draw:line draw:style-name="gr103" draw:text-style-name="P28" draw:layer="layout" svg:x1="16.244cm" svg:y1="9.35cm" svg:x2="16.181cm" svg:y2="9.313cm">
                  <text:p/>
                </draw:line>
                <draw:line draw:style-name="gr104" draw:text-style-name="P28" draw:layer="layout" svg:x1="16.275cm" svg:y1="9.404cm" svg:x2="16.212cm" svg:y2="9.367cm">
                  <text:p/>
                </draw:line>
                <draw:line draw:style-name="gr105" draw:text-style-name="P28" draw:layer="layout" svg:x1="15.863cm" svg:y1="9.716cm" svg:x2="15.8cm" svg:y2="9.679cm">
                  <text:p/>
                </draw:line>
                <draw:line draw:style-name="gr106" draw:text-style-name="P28" draw:layer="layout" svg:x1="15.927cm" svg:y1="9.68cm" svg:x2="15.864cm" svg:y2="9.643cm">
                  <text:p/>
                </draw:line>
                <draw:line draw:style-name="gr107" draw:text-style-name="P28" draw:layer="layout" svg:x1="15.99cm" svg:y1="9.643cm" svg:x2="15.927cm" svg:y2="9.606cm">
                  <text:p/>
                </draw:line>
                <draw:line draw:style-name="gr108" draw:text-style-name="P28" draw:layer="layout" svg:x1="16.022cm" svg:y1="9.697cm" svg:x2="15.959cm" svg:y2="9.66cm">
                  <text:p/>
                </draw:line>
                <draw:line draw:style-name="gr109" draw:text-style-name="P28" draw:layer="layout" svg:x1="16.086cm" svg:y1="9.661cm" svg:x2="16.023cm" svg:y2="9.624cm">
                  <text:p/>
                </draw:line>
                <draw:line draw:style-name="gr110" draw:text-style-name="P28" draw:layer="layout" svg:x1="16.054cm" svg:y1="9.606cm" svg:x2="15.991cm" svg:y2="9.569cm">
                  <text:p/>
                </draw:line>
                <draw:line draw:style-name="gr111" draw:text-style-name="P28" draw:layer="layout" svg:x1="16.117cm" svg:y1="9.569cm" svg:x2="16.054cm" svg:y2="9.532cm">
                  <text:p/>
                </draw:line>
                <draw:line draw:style-name="gr112" draw:text-style-name="P28" draw:layer="layout" svg:x1="16.181cm" svg:y1="9.533cm" svg:x2="16.118cm" svg:y2="9.496cm">
                  <text:p/>
                </draw:line>
                <draw:line draw:style-name="gr113" draw:text-style-name="P28" draw:layer="layout" svg:x1="16.244cm" svg:y1="9.497cm" svg:x2="16.181cm" svg:y2="9.46cm">
                  <text:p/>
                </draw:line>
                <draw:line draw:style-name="gr114" draw:text-style-name="P28" draw:layer="layout" svg:x1="16.339cm" svg:y1="9.515cm" svg:x2="16.276cm" svg:y2="9.478cm">
                  <text:p/>
                </draw:line>
                <draw:line draw:style-name="gr115" draw:text-style-name="P28" draw:layer="layout" svg:x1="16.307cm" svg:y1="9.46cm" svg:x2="16.244cm" svg:y2="9.423cm">
                  <text:p/>
                </draw:line>
                <draw:line draw:style-name="gr116" draw:text-style-name="P28" draw:layer="layout" svg:x1="16.403cm" svg:y1="9.478cm" svg:x2="16.34cm" svg:y2="9.441cm">
                  <text:p/>
                </draw:line>
                <draw:line draw:style-name="gr117" draw:text-style-name="P28" draw:layer="layout" svg:x1="15.894cm" svg:y1="9.772cm" svg:x2="15.831cm" svg:y2="9.735cm">
                  <text:p/>
                </draw:line>
                <draw:line draw:style-name="gr118" draw:text-style-name="P28" draw:layer="layout" svg:x1="15.958cm" svg:y1="9.735cm" svg:x2="15.895cm" svg:y2="9.698cm">
                  <text:p/>
                </draw:line>
              </draw:g>
            </draw:g>
          </draw:g>
        </draw:g>
        <draw:frame draw:style-name="gr119" draw:text-style-name="P30" draw:layer="layout" svg:width="2.938cm" svg:height="1cm" svg:x="21cm" svg:y="5.336cm">
          <draw:text-box>
            <text:p text:style-name="P29">edwardh</text:p>
          </draw:text-box>
        </draw:frame>
        <draw:g draw:style-name="gr6">
          <draw:glue-point draw:id="4" svg:x="-4.317cm" svg:y="4.405cm"/>
          <draw:glue-point draw:id="5" svg:x="-4.071cm" svg:y="4.2cm"/>
          <draw:glue-point draw:id="6" svg:x="-3.819cm" svg:y="3.989cm"/>
          <draw:glue-point draw:id="7" svg:x="-3.576cm" svg:y="3.787cm"/>
          <draw:glue-point draw:id="8" svg:x="-3.33cm" svg:y="3.582cm"/>
          <draw:glue-point draw:id="9" svg:x="-3.081cm" svg:y="3.383cm"/>
          <draw:glue-point draw:id="10" svg:x="-2.833cm" svg:y="3.175cm"/>
          <draw:glue-point draw:id="11" svg:x="-2.585cm" svg:y="2.97cm"/>
          <draw:glue-point draw:id="12" svg:x="-2.338cm" svg:y="2.768cm"/>
          <draw:glue-point draw:id="13" svg:x="-2.094cm" svg:y="2.563cm"/>
          <draw:glue-point draw:id="14" svg:x="-1.844cm" svg:y="2.355cm"/>
          <draw:glue-point draw:id="15" svg:x="-1.597cm" svg:y="2.153cm"/>
          <draw:glue-point draw:id="16" svg:x="-1.349cm" svg:y="1.948cm"/>
          <draw:glue-point draw:id="17" svg:x="-1.103cm" svg:y="1.743cm"/>
          <draw:glue-point draw:id="18" svg:x="-0.858cm" svg:y="1.538cm"/>
          <draw:glue-point draw:id="19" svg:x="-0.612cm" svg:y="1.336cm"/>
          <draw:glue-point draw:id="20" svg:x="-0.371cm" svg:y="1.122cm"/>
          <draw:glue-point draw:id="21" svg:x="-0.123cm" svg:y="0.918cm"/>
          <draw:glue-point draw:id="22" svg:x="0.365cm" svg:y="0.513cm"/>
          <draw:glue-point draw:id="23" svg:x="0.608cm" svg:y="0.317cm"/>
          <draw:glue-point draw:id="24" svg:x="0.853cm" svg:y="0.115cm"/>
          <draw:glue-point draw:id="25" svg:x="1.101cm" svg:y="-0.086cm"/>
          <draw:glue-point draw:id="26" svg:x="1.347cm" svg:y="-0.288cm"/>
          <draw:glue-point draw:id="27" svg:x="1.592cm" svg:y="-0.49cm"/>
          <draw:glue-point draw:id="28" svg:x="1.842cm" svg:y="-0.695cm"/>
          <draw:glue-point draw:id="29" svg:x="2.088cm" svg:y="-0.9cm"/>
          <draw:glue-point draw:id="30" svg:x="2.337cm" svg:y="-1.102cm"/>
          <draw:glue-point draw:id="31" svg:x="2.581cm" svg:y="-1.31cm"/>
          <draw:glue-point draw:id="32" svg:x="2.833cm" svg:y="-1.515cm"/>
          <draw:glue-point draw:id="33" svg:x="3.078cm" svg:y="-1.723cm"/>
          <draw:glue-point draw:id="34" svg:x="3.324cm" svg:y="-1.922cm"/>
          <draw:glue-point draw:id="35" svg:x="3.572cm" svg:y="-2.127cm"/>
          <draw:glue-point draw:id="36" svg:x="3.821cm" svg:y="-2.335cm"/>
          <draw:glue-point draw:id="37" svg:x="4.065cm" svg:y="-2.537cm"/>
          <draw:glue-point draw:id="38" svg:x="4.315cm" svg:y="-2.739cm"/>
          <draw:glue-point draw:id="39" svg:x="4.564cm" svg:y="-2.95cm"/>
          <draw:glue-point draw:id="40" svg:x="4.323cm" svg:y="-4.399cm"/>
          <draw:glue-point draw:id="41" svg:x="4.075cm" svg:y="-4.2cm"/>
          <draw:glue-point draw:id="42" svg:x="3.826cm" svg:y="-3.992cm"/>
          <draw:glue-point draw:id="43" svg:x="3.576cm" svg:y="-3.784cm"/>
          <draw:glue-point draw:id="44" svg:x="3.333cm" svg:y="-3.579cm"/>
          <draw:glue-point draw:id="45" svg:x="3.083cm" svg:y="-3.377cm"/>
          <draw:glue-point draw:id="46" svg:x="2.841cm" svg:y="-3.175cm"/>
          <draw:glue-point draw:id="47" svg:x="2.591cm" svg:y="-2.967cm"/>
          <draw:glue-point draw:id="48" svg:x="2.344cm" svg:y="-2.759cm"/>
          <draw:glue-point draw:id="49" svg:x="2.096cm" svg:y="-2.56cm"/>
          <draw:glue-point draw:id="50" svg:x="1.848cm" svg:y="-2.355cm"/>
          <draw:glue-point draw:id="51" svg:x="1.601cm" svg:y="-2.153cm"/>
          <draw:glue-point draw:id="52" svg:x="1.351cm" svg:y="-1.945cm"/>
          <draw:glue-point draw:id="53" svg:x="1.105cm" svg:y="-1.737cm"/>
          <draw:glue-point draw:id="54" svg:x="0.862cm" svg:y="-1.538cm"/>
          <draw:glue-point draw:id="55" svg:x="0.616cm" svg:y="-1.333cm"/>
          <draw:glue-point draw:id="56" svg:x="0.375cm" svg:y="-1.122cm"/>
          <draw:glue-point draw:id="57" svg:x="0.128cm" svg:y="-0.915cm"/>
          <draw:glue-point draw:id="58" svg:x="-0.36cm" svg:y="-0.508cm"/>
          <draw:glue-point draw:id="59" svg:x="-0.602cm" svg:y="-0.314cm"/>
          <draw:glue-point draw:id="60" svg:x="-0.849cm" svg:y="-0.112cm"/>
          <draw:glue-point draw:id="61" svg:x="-1.097cm" svg:y="0.086cm"/>
          <draw:glue-point draw:id="62" svg:x="-1.342cm" svg:y="0.291cm"/>
          <draw:glue-point draw:id="63" svg:x="-1.59cm" svg:y="0.493cm"/>
          <draw:glue-point draw:id="64" svg:x="-1.836cm" svg:y="0.698cm"/>
          <draw:glue-point draw:id="65" svg:x="-2.085cm" svg:y="0.903cm"/>
          <draw:glue-point draw:id="66" svg:x="-2.331cm" svg:y="1.108cm"/>
          <draw:glue-point draw:id="67" svg:x="-2.579cm" svg:y="1.316cm"/>
          <draw:glue-point draw:id="68" svg:x="-2.828cm" svg:y="1.518cm"/>
          <draw:glue-point draw:id="69" svg:x="-3.072cm" svg:y="1.723cm"/>
          <draw:glue-point draw:id="70" svg:x="-3.322cm" svg:y="1.925cm"/>
          <draw:glue-point draw:id="71" svg:x="-3.569cm" svg:y="2.133cm"/>
          <draw:glue-point draw:id="72" svg:x="-3.817cm" svg:y="2.338cm"/>
          <draw:glue-point draw:id="73" svg:x="-4.06cm" svg:y="2.537cm"/>
          <draw:glue-point draw:id="74" svg:x="-4.312cm" svg:y="2.742cm"/>
          <draw:glue-point draw:id="75" svg:x="-4.56cm" svg:y="2.95cm"/>
          <draw:path draw:style-name="gr120" draw:text-style-name="P32" draw:layer="layout" svg:width="3.919cm" svg:height="0.566cm" draw:transform="skewX (0.000349065850398883) rotate (0.523773308523498) translate (15.0262301415096cm 13.9839275086948cm)" svg:viewBox="0 0 3920 567" svg:d="M0 283c0-155 75-283 165-283 1197 0 2393 1 3590 1 90 0 165 128 165 283s-75 283-165 283c-1197 0-2393 0-3590-1-90 0-165-129-165-283z">
            <text:p text:style-name="P31"><text:span text:style-name="T1">172.16.1.0/24</text:span></text:p>
          </draw:path>
          <draw:path draw:style-name="gr121" draw:text-style-name="P33" draw:layer="layout" svg:width="3.92cm" svg:height="0.567cm" draw:transform="skewX (0.00104719755119664) rotate (0.524122374373897) translate (15.0261302457231cm 13.9839519906739cm)" svg:viewBox="0 0 3921 568" svg:d="M0 283c0-155 75-283 165-283s164 129 165 283c0 155-75 283-165 283s-165-129-165-283zM0 0zM3921 568z">
            <text:p/>
          </draw:path>
        </draw:g>
        <draw:g draw:style-name="gr4">
          <draw:path draw:style-name="gr122" draw:text-style-name="P4" draw:layer="layout" svg:width="0.261cm" svg:height="0.187cm" svg:x="27.455cm" svg:y="19.057cm" svg:viewBox="0 0 262 188" svg:d="M0 181c91 0 134 27 224-25 91-53 1-156-90-156 0 58-134 181-134 181z">
            <text:p/>
          </draw:path>
          <draw:g draw:style-name="gr6">
            <draw:path draw:style-name="gr123" draw:text-style-name="P34" draw:layer="layout" svg:width="0.905cm" svg:height="0.681cm" svg:x="26cm" svg:y="18.552cm" svg:viewBox="0 0 906 682" svg:d="M448 0c392 0 458 254 458 481-131 152-656 303-904 108-14-221 51-589 446-589z">
              <text:p/>
            </draw:path>
            <draw:path draw:style-name="gr124" draw:text-style-name="P18" draw:layer="layout" svg:width="0.196cm" svg:height="0.492cm" svg:x="26.447cm" svg:y="18.667cm" svg:viewBox="0 0 197 493" svg:d="M0 38c44-26 153-13 197-38 0 151 0 493 0 493 0-172-153-329-197-455z">
              <text:p/>
            </draw:path>
            <draw:path draw:style-name="gr125" draw:text-style-name="P35" draw:layer="layout" svg:width="0.297cm" svg:height="0.409cm" svg:x="26.363cm" svg:y="18.326cm" svg:viewBox="0 0 298 410" svg:d="M131 0c111 0 147 138 147 214 0 75 68 165-47 189s-231-4-231-176c0-171 19-227 131-227z">
              <text:p/>
            </draw:path>
            <draw:path draw:style-name="gr126" draw:text-style-name="P36" draw:layer="layout" svg:width="0.458cm" svg:height="0.605cm" svg:x="26.381cm" svg:y="17.985cm" svg:viewBox="0 0 459 606" svg:d="M262 0c111 0 197 0 197 265 0 264-86 341-197 341-112 0-262-169-262-341s150-265 262-265z">
              <text:p/>
            </draw:path>
            <draw:path draw:style-name="gr127" draw:text-style-name="P37" draw:layer="layout" svg:width="0.555cm" svg:height="0.573cm" svg:x="26.272cm" svg:y="17.834cm" svg:viewBox="0 0 556 574" svg:d="M241 0c130 0 327 0 314 151-66 70-280 19-314 76-105 173 64 455-198 304-131-342 66-531 198-531z">
              <text:p/>
            </draw:path>
            <draw:path draw:style-name="gr128" draw:text-style-name="P38" draw:layer="layout" svg:width="0.774cm" svg:height="0.544cm" svg:x="26.839cm" svg:y="18.704cm" svg:viewBox="0 0 775 545" svg:d="M394 0c393 0 356 326 381 481-205 131-644 50-775-140 66-152 0-341 394-341z">
              <text:p/>
            </draw:path>
            <draw:path draw:style-name="gr129" draw:text-style-name="P18" draw:layer="layout" svg:width="0.192cm" svg:height="0.424cm" svg:x="27.037cm" svg:y="18.772cm" svg:viewBox="0 0 193 425" svg:d="M14 0c45 52 89 78 179 26-131 114-193 399-193 399 0-171 14-274 14-425z">
              <text:p/>
            </draw:path>
            <draw:path draw:style-name="gr130" draw:text-style-name="P35" draw:layer="layout" svg:width="0.27cm" svg:height="0.312cm" svg:x="27.037cm" svg:y="18.515cm" svg:viewBox="0 0 271 313" svg:d="M197 0c111 0 65 113 65 189s-131 152-196 114c-66-38-66-38-66-152 0-113 86-151 197-151z">
              <text:p/>
            </draw:path>
            <draw:path draw:style-name="gr131" draw:text-style-name="P36" draw:layer="layout" svg:width="0.393cm" svg:height="0.492cm" svg:x="26.906cm" svg:y="18.212cm" svg:viewBox="0 0 394 493" svg:d="M197 0c111 0 197 38 197 189 0 152-86 304-197 304s-197-132-197-304 86-189 197-189z">
              <text:p/>
            </draw:path>
            <draw:path draw:style-name="gr132" draw:text-style-name="P39" draw:layer="layout" svg:width="0.546cm" svg:height="0.692cm" svg:x="26.905cm" svg:y="18.023cm" svg:viewBox="0 0 547 693" svg:d="M350 0c-130 0-363 38-349 189 66 69 292 19 327 76 104 174-23 493 131 417 196-379 22-682-109-682z">
              <text:p/>
            </draw:path>
            <draw:path draw:style-name="gr133" draw:text-style-name="P40" draw:layer="layout" svg:width="1.602cm" svg:height="1.41cm" svg:x="26.011cm" svg:y="17.834cm" svg:viewBox="0 0 1603 1411" svg:d="M502 0c131 0 339 0 327 151-4 15-44 26-66 38 131 265 0 569-130 569 130 38 216 128 245 276 26-88 89-135 147-124l-1-56c-137-78-178-349-64-437 0 0-83-16-66-38-19-184 374-220 413-172 115 51 215 427 35 687 236 19 236 304 261 459-249 130-631 18-754-113-194 160-676 212-847 78-21-287 103-567 347-588-2-62 11-110 11-173-22-13-40-11-56-26-131-342 66-531 198-531z">
              <text:p/>
            </draw:path>
          </draw:g>
        </draw:g>
        <draw:frame draw:style-name="gr134" draw:text-style-name="P41" draw:layer="layout" svg:width="1.842cm" svg:height="0.962cm" svg:x="22.364cm" svg:y="17.251cm">
          <draw:text-box>
            <text:p>ONT</text:p>
          </draw:text-box>
        </draw:frame>
        <draw:frame draw:style-name="gr135" draw:text-style-name="P41" draw:layer="layout" svg:width="1.667cm" svg:height="0.962cm" svg:x="10.583cm" svg:y="10.288cm">
          <draw:text-box>
            <text:p text:style-name="P29">wg0</text:p>
          </draw:text-box>
        </draw:frame>
        <draw:g draw:style-name="gr4">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36" draw:text-style-name="P4" draw:layer="layout" svg:width="1.271cm" svg:height="0.816cm" svg:x="27.188cm" svg:y="1.967cm" svg:viewBox="0 0 1272 817" svg:d="M0 817c326 0 1166-384 1249-528 83-145-83-289-166-289 0 206-1083 474-1083 817z">
            <text:p/>
          </draw:path>
          <draw:g draw:style-name="gr6">
            <draw:polygon draw:style-name="gr137" draw:text-style-name="P15" draw:layer="layout" svg:width="1.165cm" svg:height="1.249cm" svg:x="25.939cm" svg:y="1.582cm" svg:viewBox="0 0 1166 1250" draw:points="0,577 0,0 1166,673 1166,1250">
              <text:p/>
            </draw:polygon>
            <draw:polygon draw:style-name="gr138" draw:text-style-name="P16" draw:layer="layout" svg:width="1.165cm" svg:height="1.249cm" svg:x="27.104cm" svg:y="1.582cm" svg:viewBox="0 0 1166 1250" draw:points="0,1250 0,673 1166,0 1166,577">
              <text:p/>
            </draw:polygon>
            <draw:polygon draw:style-name="gr139" draw:text-style-name="P17" draw:layer="layout" svg:width="2.33cm" svg:height="1.345cm" svg:x="25.939cm" svg:y="0.91cm" svg:viewBox="0 0 2331 1346" draw:points="1166,1346 0,673 1166,0 2331,673">
              <text:p/>
            </draw:polygon>
            <draw:polygon draw:style-name="gr140" draw:text-style-name="P10" draw:layer="layout" svg:width="2.33cm" svg:height="1.921cm" svg:x="25.939cm" svg:y="0.91cm" svg:viewBox="0 0 2331 1922" draw:points="0,1250 0,673 1166,0 2331,673 2331,1250 1166,1922">
              <text:p/>
            </draw:polygon>
            <draw:polygon draw:style-name="gr141" draw:text-style-name="P18" draw:layer="layout" svg:width="0.665cm" svg:height="0.383cm" svg:x="27.02cm" svg:y="1.534cm" svg:viewBox="0 0 666 384" draw:points="83,289 583,0 666,48 166,336 249,384 0,384 0,241">
              <text:p/>
            </draw:polygon>
            <draw:polygon draw:style-name="gr142" draw:text-style-name="P18" draw:layer="layout" svg:width="0.665cm" svg:height="0.383cm" svg:x="26.521cm" svg:y="1.246cm" svg:viewBox="0 0 666 384" draw:points="498,48 416,0 666,0 666,144 582,96 83,384 0,336">
              <text:p/>
            </draw:polygon>
            <draw:path draw:style-name="gr143" draw:text-style-name="P19" draw:layer="layout" svg:width="0.332cm" svg:height="0.421cm" svg:x="26.105cm" svg:y="1.852cm" svg:viewBox="0 0 333 422" svg:d="M166 19c83 48 167 193 167 288 0 97-84 145-167 97s-166-192-166-289c0-96 83-144 166-96z">
              <text:p/>
            </draw:path>
            <draw:path draw:style-name="gr144" draw:text-style-name="P19" draw:layer="layout" svg:width="0.332cm" svg:height="0.421cm" svg:x="26.604cm" svg:y="2.141cm" svg:viewBox="0 0 333 422" svg:d="M167 19c83 48 166 193 166 288 0 97-83 145-166 97s-167-192-167-289c0-96 84-144 167-96z">
              <text:p/>
            </draw:path>
          </draw:g>
        </draw:g>
        <draw:g draw:style-name="gr6">
          <draw:glue-point draw:id="4" svg:x="-4.317cm" svg:y="4.405cm"/>
          <draw:glue-point draw:id="5" svg:x="-4.071cm" svg:y="4.2cm"/>
          <draw:glue-point draw:id="6" svg:x="-3.819cm" svg:y="3.989cm"/>
          <draw:glue-point draw:id="7" svg:x="-3.576cm" svg:y="3.787cm"/>
          <draw:glue-point draw:id="8" svg:x="-3.33cm" svg:y="3.582cm"/>
          <draw:glue-point draw:id="9" svg:x="-3.081cm" svg:y="3.383cm"/>
          <draw:glue-point draw:id="10" svg:x="-2.833cm" svg:y="3.175cm"/>
          <draw:glue-point draw:id="11" svg:x="-2.585cm" svg:y="2.97cm"/>
          <draw:glue-point draw:id="12" svg:x="-2.338cm" svg:y="2.768cm"/>
          <draw:glue-point draw:id="13" svg:x="-2.094cm" svg:y="2.563cm"/>
          <draw:glue-point draw:id="14" svg:x="-1.844cm" svg:y="2.355cm"/>
          <draw:glue-point draw:id="15" svg:x="-1.597cm" svg:y="2.153cm"/>
          <draw:glue-point draw:id="16" svg:x="-1.349cm" svg:y="1.948cm"/>
          <draw:glue-point draw:id="17" svg:x="-1.103cm" svg:y="1.743cm"/>
          <draw:glue-point draw:id="18" svg:x="-0.858cm" svg:y="1.538cm"/>
          <draw:glue-point draw:id="19" svg:x="-0.612cm" svg:y="1.336cm"/>
          <draw:glue-point draw:id="20" svg:x="-0.371cm" svg:y="1.122cm"/>
          <draw:glue-point draw:id="21" svg:x="-0.123cm" svg:y="0.918cm"/>
          <draw:glue-point draw:id="22" svg:x="0.365cm" svg:y="0.513cm"/>
          <draw:glue-point draw:id="23" svg:x="0.608cm" svg:y="0.317cm"/>
          <draw:glue-point draw:id="24" svg:x="0.853cm" svg:y="0.115cm"/>
          <draw:glue-point draw:id="25" svg:x="1.101cm" svg:y="-0.086cm"/>
          <draw:glue-point draw:id="26" svg:x="1.347cm" svg:y="-0.288cm"/>
          <draw:glue-point draw:id="27" svg:x="1.592cm" svg:y="-0.49cm"/>
          <draw:glue-point draw:id="28" svg:x="1.842cm" svg:y="-0.695cm"/>
          <draw:glue-point draw:id="29" svg:x="2.088cm" svg:y="-0.9cm"/>
          <draw:glue-point draw:id="30" svg:x="2.337cm" svg:y="-1.102cm"/>
          <draw:glue-point draw:id="31" svg:x="2.581cm" svg:y="-1.31cm"/>
          <draw:glue-point draw:id="32" svg:x="2.833cm" svg:y="-1.515cm"/>
          <draw:glue-point draw:id="33" svg:x="3.078cm" svg:y="-1.723cm"/>
          <draw:glue-point draw:id="34" svg:x="3.324cm" svg:y="-1.922cm"/>
          <draw:glue-point draw:id="35" svg:x="3.572cm" svg:y="-2.127cm"/>
          <draw:glue-point draw:id="36" svg:x="3.821cm" svg:y="-2.335cm"/>
          <draw:glue-point draw:id="37" svg:x="4.065cm" svg:y="-2.537cm"/>
          <draw:glue-point draw:id="38" svg:x="4.315cm" svg:y="-2.739cm"/>
          <draw:glue-point draw:id="39" svg:x="4.564cm" svg:y="-2.95cm"/>
          <draw:glue-point draw:id="40" svg:x="4.323cm" svg:y="-4.399cm"/>
          <draw:glue-point draw:id="41" svg:x="4.075cm" svg:y="-4.2cm"/>
          <draw:glue-point draw:id="42" svg:x="3.826cm" svg:y="-3.992cm"/>
          <draw:glue-point draw:id="43" svg:x="3.576cm" svg:y="-3.784cm"/>
          <draw:glue-point draw:id="44" svg:x="3.333cm" svg:y="-3.579cm"/>
          <draw:glue-point draw:id="45" svg:x="3.083cm" svg:y="-3.377cm"/>
          <draw:glue-point draw:id="46" svg:x="2.841cm" svg:y="-3.175cm"/>
          <draw:glue-point draw:id="47" svg:x="2.591cm" svg:y="-2.967cm"/>
          <draw:glue-point draw:id="48" svg:x="2.344cm" svg:y="-2.759cm"/>
          <draw:glue-point draw:id="49" svg:x="2.096cm" svg:y="-2.56cm"/>
          <draw:glue-point draw:id="50" svg:x="1.848cm" svg:y="-2.355cm"/>
          <draw:glue-point draw:id="51" svg:x="1.601cm" svg:y="-2.153cm"/>
          <draw:glue-point draw:id="52" svg:x="1.351cm" svg:y="-1.945cm"/>
          <draw:glue-point draw:id="53" svg:x="1.105cm" svg:y="-1.737cm"/>
          <draw:glue-point draw:id="54" svg:x="0.862cm" svg:y="-1.538cm"/>
          <draw:glue-point draw:id="55" svg:x="0.616cm" svg:y="-1.333cm"/>
          <draw:glue-point draw:id="56" svg:x="0.375cm" svg:y="-1.122cm"/>
          <draw:glue-point draw:id="57" svg:x="0.128cm" svg:y="-0.915cm"/>
          <draw:glue-point draw:id="58" svg:x="-0.36cm" svg:y="-0.508cm"/>
          <draw:glue-point draw:id="59" svg:x="-0.602cm" svg:y="-0.314cm"/>
          <draw:glue-point draw:id="60" svg:x="-0.849cm" svg:y="-0.112cm"/>
          <draw:glue-point draw:id="61" svg:x="-1.097cm" svg:y="0.086cm"/>
          <draw:glue-point draw:id="62" svg:x="-1.342cm" svg:y="0.291cm"/>
          <draw:glue-point draw:id="63" svg:x="-1.59cm" svg:y="0.493cm"/>
          <draw:glue-point draw:id="64" svg:x="-1.836cm" svg:y="0.698cm"/>
          <draw:glue-point draw:id="65" svg:x="-2.085cm" svg:y="0.903cm"/>
          <draw:glue-point draw:id="66" svg:x="-2.331cm" svg:y="1.108cm"/>
          <draw:glue-point draw:id="67" svg:x="-2.579cm" svg:y="1.316cm"/>
          <draw:glue-point draw:id="68" svg:x="-2.828cm" svg:y="1.518cm"/>
          <draw:glue-point draw:id="69" svg:x="-3.072cm" svg:y="1.723cm"/>
          <draw:glue-point draw:id="70" svg:x="-3.322cm" svg:y="1.925cm"/>
          <draw:glue-point draw:id="71" svg:x="-3.569cm" svg:y="2.133cm"/>
          <draw:glue-point draw:id="72" svg:x="-3.817cm" svg:y="2.338cm"/>
          <draw:glue-point draw:id="73" svg:x="-4.06cm" svg:y="2.537cm"/>
          <draw:glue-point draw:id="74" svg:x="-4.312cm" svg:y="2.742cm"/>
          <draw:glue-point draw:id="75" svg:x="-4.56cm" svg:y="2.95cm"/>
          <draw:path draw:style-name="gr145" draw:text-style-name="P20" draw:layer="layout" svg:width="4.035cm" svg:height="0.583cm" draw:transform="skewX (0.000872664625997222) rotate (0.523773308523498) translate (22.7810464382505cm 3.73827657754804cm)" svg:viewBox="0 0 4036 584" svg:d="M0 291c0-159 77-291 170-291 1231 0 2463 0 3695 1 93 0 171 132 171 291 0 160-78 292-171 292-1231-1-2463-1-3695-1-93 0-170-133-170-292z">
            <text:p text:style-name="P31"><text:span text:style-name="T1">172.16.10</text:span><text:span text:style-name="T1">.0/24</text:span></text:p>
          </draw:path>
          <draw:path draw:style-name="gr146" draw:text-style-name="P21" draw:layer="layout" svg:width="4.035cm" svg:height="0.585cm" draw:transform="skewX (0.000523598775598297) rotate (0.524471440224296) translate (22.7807674629885cm 3.73840343639735cm)" svg:viewBox="0 0 4036 586" svg:d="M0 291c0-159 77-291 170-291 92 0 169 132 169 292 0 159-77 291-169 291-93 0-170-133-170-292zM0 0zM4036 586z">
            <text:p/>
          </draw:path>
        </draw:g>
        <draw:g draw:style-name="gr4">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47" draw:text-style-name="P4" draw:layer="layout" svg:width="1.377cm" svg:height="0.892cm" svg:x="22.736cm" svg:y="4.485cm" svg:viewBox="0 0 1378 893" svg:d="M1 893c114 0 1377-555 1377-725 0-168-177-168-292-168 0 72-1126 361-1085 893z">
            <text:p/>
          </draw:path>
          <draw:g draw:style-name="gr6">
            <draw:polygon draw:style-name="gr148" draw:text-style-name="P5" draw:layer="layout" svg:width="1.459cm" svg:height="1.325cm" svg:x="21.193cm" svg:y="4.003cm" svg:viewBox="0 0 1460 1326" draw:points="0,483 0,0 1460,844 1460,1326">
              <text:p/>
            </draw:polygon>
            <draw:polygon draw:style-name="gr149" draw:text-style-name="P6" draw:layer="layout" svg:width="1.251cm" svg:height="1.205cm" svg:x="22.654cm" svg:y="4.124cm" svg:viewBox="0 0 1252 1206" draw:points="0,1206 0,723 1252,0 1252,483">
              <text:p/>
            </draw:polygon>
            <draw:polygon draw:style-name="gr150" draw:text-style-name="P7" draw:layer="layout" svg:width="2.711cm" svg:height="1.567cm" svg:x="21.193cm" svg:y="3.28cm" svg:viewBox="0 0 2712 1568" draw:points="1460,1568 0,723 1252,0 2712,844">
              <text:p/>
            </draw:polygon>
            <draw:line draw:style-name="gr151" draw:text-style-name="P28" draw:layer="layout" svg:x1="21.694cm" svg:y1="4.389cm" svg:x2="21.694cm" svg:y2="4.679cm">
              <text:p/>
            </draw:line>
            <draw:line draw:style-name="gr152" draw:text-style-name="P28" draw:layer="layout" svg:x1="22.613cm" svg:y1="5.006cm" svg:x2="21.945cm" svg:y2="4.62cm">
              <text:p/>
            </draw:line>
            <draw:line draw:style-name="gr153" draw:text-style-name="P28" draw:layer="layout" svg:x1="21.941cm" svg:y1="4.534cm" svg:x2="21.941cm" svg:y2="4.631cm">
              <text:p/>
            </draw:line>
            <draw:line draw:style-name="gr154" draw:text-style-name="P28" draw:layer="layout" svg:x1="22.608cm" svg:y1="4.92cm" svg:x2="22.608cm" svg:y2="5.017cm">
              <text:p/>
            </draw:line>
            <draw:line draw:style-name="gr155" draw:text-style-name="P28" draw:layer="layout" svg:x1="22.609cm" svg:y1="4.92cm" svg:x2="21.941cm" svg:y2="4.534cm">
              <text:p/>
            </draw:line>
            <draw:polygon draw:style-name="gr156" draw:text-style-name="P8" draw:layer="layout" svg:width="0.082cm" svg:height="0.144cm" svg:x="21.778cm" svg:y="4.437cm" svg:viewBox="0 0 83 145" draw:points="0,97 0,0 83,48 83,145">
              <text:p/>
            </draw:polygon>
            <draw:line draw:style-name="gr157" draw:text-style-name="P28" draw:layer="layout" svg:x1="21.611cm" svg:y1="4.341cm" svg:x2="21.611cm" svg:y2="4.631cm">
              <text:p/>
            </draw:line>
            <draw:line draw:style-name="gr158" draw:text-style-name="P28" draw:layer="layout" svg:x1="21.528cm" svg:y1="4.292cm" svg:x2="21.528cm" svg:y2="4.582cm">
              <text:p/>
            </draw:line>
            <draw:line draw:style-name="gr159" draw:text-style-name="P28" draw:layer="layout" svg:x1="21.444cm" svg:y1="4.244cm" svg:x2="21.444cm" svg:y2="4.534cm">
              <text:p/>
            </draw:line>
            <draw:line draw:style-name="gr160" draw:text-style-name="P28" draw:layer="layout" svg:x1="21.361cm" svg:y1="4.196cm" svg:x2="21.361cm" svg:y2="4.486cm">
              <text:p/>
            </draw:line>
            <draw:line draw:style-name="gr161" draw:text-style-name="P28" draw:layer="layout" svg:x1="21.277cm" svg:y1="4.148cm" svg:x2="21.277cm" svg:y2="4.438cm">
              <text:p/>
            </draw:line>
            <draw:polygon draw:style-name="gr162" draw:text-style-name="P5" draw:layer="layout" svg:width="0.082cm" svg:height="0.529cm" svg:x="21.11cm" svg:y="3.955cm" svg:viewBox="0 0 83 530" draw:points="0,483 0,0 83,48 83,530">
              <text:p/>
            </draw:polygon>
            <draw:polygon draw:style-name="gr163" draw:text-style-name="P5" draw:layer="layout" svg:width="0.082cm" svg:height="0.529cm" svg:x="22.654cm" svg:y="4.847cm" svg:viewBox="0 0 83 530" draw:points="0,483 0,0 83,48 83,530">
              <text:p/>
            </draw:polygon>
            <draw:polygon draw:style-name="gr164" draw:text-style-name="P10" draw:layer="layout" svg:width="2.794cm" svg:height="2.097cm" svg:x="21.11cm" svg:y="3.28cm" svg:viewBox="0 0 2795 2098" draw:points="0,1158 0,675 83,723 1335,0 2795,844 2795,1326 1627,2002 1627,2098">
              <text:p/>
            </draw:polygon>
          </draw:g>
        </draw:g>
        <draw:g draw:style-name="gr4">
          <draw:custom-shape draw:style-name="gr165" draw:text-style-name="P42" draw:layer="layout" svg:width="0.611cm" svg:height="0.562cm" svg:x="23.18cm" svg:y="4.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66" draw:text-style-name="P43" draw:layer="layout" svg:width="0.372cm" svg:height="0.526cm" svg:x="23.314cm" svg:y="4.573cm" svg:viewBox="0 0 373 527" draw:points="0,37 68,37 102,18 170,0 272,37 203,37 237,91 136,182 102,200 68,218 136,254 170,291 272,291 373,345 305,454 203,527 203,419 136,345 170,309 102,254 34,237 0,164">
            <text:p/>
          </draw:polygon>
          <draw:path draw:style-name="gr167" draw:text-style-name="P43" draw:layer="layout" svg:width="0.153cm" svg:height="0.239cm" svg:x="23.619cm" svg:y="4.605cm" svg:viewBox="0 0 154 240" svg:d="M136 240v-18l-34-55v-54l-34-73-68-36c68-37 203 200 136 236z">
            <text:p/>
          </draw:path>
          <draw:g draw:style-name="gr6">
            <draw:line draw:style-name="gr168" draw:text-style-name="P44" draw:layer="layout" svg:x1="23.45cm" svg:y1="4.918cm" svg:x2="23.416cm" svg:y2="4.791cm">
              <text:p/>
            </draw:line>
            <draw:line draw:style-name="gr169" draw:text-style-name="P44" draw:layer="layout" svg:x1="23.45cm" svg:y1="4.919cm" svg:x2="23.484cm" svg:y2="4.828cm">
              <text:p/>
            </draw:line>
            <draw:line draw:style-name="gr170" draw:text-style-name="P44" draw:layer="layout" svg:x1="23.518cm" svg:y1="4.919cm" svg:x2="23.484cm" svg:y2="4.828cm">
              <text:p/>
            </draw:line>
            <draw:line draw:style-name="gr171" draw:text-style-name="P44" draw:layer="layout" svg:x1="23.518cm" svg:y1="4.918cm" svg:x2="23.552cm" svg:y2="4.791cm">
              <text:p/>
            </draw:line>
          </draw:g>
          <draw:g draw:style-name="gr6">
            <draw:line draw:style-name="gr172" draw:text-style-name="P44" draw:layer="layout" svg:x1="23.653cm" svg:y1="4.918cm" svg:x2="23.619cm" svg:y2="4.791cm">
              <text:p/>
            </draw:line>
            <draw:line draw:style-name="gr173" draw:text-style-name="P44" draw:layer="layout" svg:x1="23.654cm" svg:y1="4.919cm" svg:x2="23.688cm" svg:y2="4.828cm">
              <text:p/>
            </draw:line>
            <draw:line draw:style-name="gr174" draw:text-style-name="P44" draw:layer="layout" svg:x1="23.722cm" svg:y1="4.919cm" svg:x2="23.688cm" svg:y2="4.828cm">
              <text:p/>
            </draw:line>
            <draw:line draw:style-name="gr175" draw:text-style-name="P44" draw:layer="layout" svg:x1="23.721cm" svg:y1="4.918cm" svg:x2="23.755cm" svg:y2="4.791cm">
              <text:p/>
            </draw:line>
          </draw:g>
          <draw:g draw:style-name="gr6">
            <draw:line draw:style-name="gr176" draw:text-style-name="P44" draw:layer="layout" svg:x1="23.247cm" svg:y1="4.918cm" svg:x2="23.213cm" svg:y2="4.791cm">
              <text:p/>
            </draw:line>
            <draw:line draw:style-name="gr177" draw:text-style-name="P44" draw:layer="layout" svg:x1="23.247cm" svg:y1="4.919cm" svg:x2="23.281cm" svg:y2="4.828cm">
              <text:p/>
            </draw:line>
            <draw:line draw:style-name="gr178" draw:text-style-name="P44" draw:layer="layout" svg:x1="23.314cm" svg:y1="4.919cm" svg:x2="23.28cm" svg:y2="4.828cm">
              <text:p/>
            </draw:line>
            <draw:line draw:style-name="gr179" draw:text-style-name="P44" draw:layer="layout" svg:x1="23.314cm" svg:y1="4.918cm" svg:x2="23.348cm" svg:y2="4.791cm">
              <text:p/>
            </draw:line>
          </draw:g>
        </draw:g>
        <draw:g draw:style-name="gr6">
          <draw:polygon draw:style-name="gr180" draw:text-style-name="P45" draw:layer="layout" svg:width="0.263cm" svg:height="0.379cm" svg:x="23.212cm" svg:y="5.067cm" svg:viewBox="0 0 264 380" draw:points="264,0 0,38 264,380">
            <text:p/>
          </draw:polygon>
          <draw:polygon draw:style-name="gr181" draw:text-style-name="P45" draw:layer="layout" svg:width="0.263cm" svg:height="0.379cm" svg:x="22.949cm" svg:y="4.763cm" svg:viewBox="0 0 264 380" draw:points="0,0 264,342 0,380">
            <text:p/>
          </draw:polygon>
          <draw:polygon draw:style-name="gr182" draw:text-style-name="P45" draw:layer="layout" svg:width="0.526cm" svg:height="0.379cm" svg:x="22.949cm" svg:y="5.067cm" svg:viewBox="0 0 527 380" draw:points="527,380 264,0 0,76">
            <text:p/>
          </draw:polygon>
          <draw:polygon draw:style-name="gr183" draw:text-style-name="P45" draw:layer="layout" svg:width="0.526cm" svg:height="0.379cm" svg:x="22.949cm" svg:y="4.763cm" svg:viewBox="0 0 527 380" draw:points="527,304 264,380 0,0">
            <text:p/>
          </draw:polygon>
          <draw:polygon draw:style-name="gr184" draw:text-style-name="P10" draw:layer="layout" svg:width="0.526cm" svg:height="0.684cm" svg:x="22.949cm" svg:y="4.763cm" svg:viewBox="0 0 527 685" draw:points="0,380 0,0 527,304 527,685">
            <text:p/>
          </draw:polygon>
        </draw:g>
        <draw:frame draw:style-name="gr185" draw:text-style-name="P30" draw:layer="layout" svg:width="1.701cm" svg:height="0.996cm" svg:x="26.299cm" svg:y="3.086cm">
          <draw:text-box>
            <text:p text:style-name="P29">wg0</text:p>
          </draw:text-box>
        </draw:frame>
        <draw:g draw:style-name="gr4">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86" draw:text-style-name="P4" draw:layer="layout" svg:width="1.619cm" svg:height="0.985cm" svg:x="4.13cm" svg:y="5.265cm" svg:viewBox="0 0 1620 986" svg:d="M0 986c234 0 1620-444 1620-641s-170-345-341-345c0 148-1279 739-1279 986z">
            <text:p/>
          </draw:path>
          <draw:g draw:style-name="gr6">
            <draw:polygon draw:style-name="gr187" draw:text-style-name="P5" draw:layer="layout" svg:width="1.278cm" svg:height="1.478cm" svg:x="2.851cm" svg:y="4.673cm" svg:viewBox="0 0 1279 1479" draw:points="0,739 0,0 1279,739 1279,1479">
              <text:p/>
            </draw:polygon>
            <draw:polygon draw:style-name="gr188" draw:text-style-name="P6" draw:layer="layout" svg:width="1.278cm" svg:height="1.478cm" svg:x="4.13cm" svg:y="4.673cm" svg:viewBox="0 0 1279 1479" draw:points="0,1479 0,739 1279,0 1279,739">
              <text:p/>
            </draw:polygon>
            <draw:polygon draw:style-name="gr189" draw:text-style-name="P7" draw:layer="layout" svg:width="2.557cm" svg:height="1.478cm" svg:x="2.851cm" svg:y="3.934cm" svg:viewBox="0 0 2558 1479" draw:points="1279,1479 0,739 1279,0 2558,739">
              <text:p/>
            </draw:polygon>
            <draw:polygon draw:style-name="gr190" draw:text-style-name="P8" draw:layer="layout" svg:width="0.085cm" svg:height="0.196cm" svg:x="3.89cm" svg:y="5.471cm" svg:viewBox="0 0 86 197" draw:points="0,148 0,0 86,49 86,197">
              <text:p/>
            </draw:polygon>
            <draw:polygon draw:style-name="gr191" draw:text-style-name="P5" draw:layer="layout" svg:width="0.34cm" svg:height="0.294cm" svg:x="3.789cm" svg:y="5.954cm" svg:viewBox="0 0 341 295" draw:points="0,99 0,0 341,197 341,295">
              <text:p/>
            </draw:polygon>
            <draw:polygon draw:style-name="gr192" draw:text-style-name="P5" draw:layer="layout" svg:width="0.34cm" svg:height="0.294cm" svg:x="2.851cm" svg:y="5.413cm" svg:viewBox="0 0 341 295" draw:points="0,99 0,0 341,197 341,295">
              <text:p/>
            </draw:polygon>
            <draw:polygon draw:style-name="gr193" draw:text-style-name="P9" draw:layer="layout" svg:width="0.34cm" svg:height="0.294cm" svg:x="4.13cm" svg:y="5.954cm" svg:viewBox="0 0 341 295" draw:points="0,295 0,197 341,0 341,99">
              <text:p/>
            </draw:polygon>
            <draw:polygon draw:style-name="gr194" draw:text-style-name="P9" draw:layer="layout" svg:width="0.34cm" svg:height="0.294cm" svg:x="5.068cm" svg:y="5.413cm" svg:viewBox="0 0 341 295" draw:points="0,295 0,197 341,0 341,99">
              <text:p/>
            </draw:polygon>
            <draw:polygon draw:style-name="gr195" draw:text-style-name="P10" draw:layer="layout" svg:width="2.557cm" svg:height="2.316cm" svg:x="2.851cm" svg:y="3.934cm" svg:viewBox="0 0 2558 2317" draw:points="0,1577 0,739 1279,0 2558,739 2558,1577 2217,1774 2217,1676 1620,2020 1620,2119 1279,2317 938,2119 938,2020 341,1676 341,1774">
              <text:p/>
            </draw:polygon>
          </draw:g>
        </draw:g>
        <draw:g draw:style-name="gr4">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96" draw:text-style-name="P4" draw:layer="layout" svg:width="1.619cm" svg:height="0.985cm" svg:x="3.88cm" svg:y="10.58cm" svg:viewBox="0 0 1620 986" svg:d="M0 986c234 0 1620-444 1620-641s-170-345-341-345c0 148-1279 739-1279 986z">
            <text:p/>
          </draw:path>
          <draw:g draw:style-name="gr6">
            <draw:polygon draw:style-name="gr197" draw:text-style-name="P11" draw:layer="layout" svg:width="1.278cm" svg:height="1.478cm" svg:x="2.601cm" svg:y="9.989cm" svg:viewBox="0 0 1279 1479" draw:points="0,739 0,0 1279,739 1279,1479">
              <text:p/>
            </draw:polygon>
            <draw:polygon draw:style-name="gr198" draw:text-style-name="P12" draw:layer="layout" svg:width="1.278cm" svg:height="1.478cm" svg:x="3.88cm" svg:y="9.989cm" svg:viewBox="0 0 1279 1479" draw:points="0,1479 0,739 1279,0 1279,739">
              <text:p/>
            </draw:polygon>
            <draw:polygon draw:style-name="gr199" draw:text-style-name="P13" draw:layer="layout" svg:width="2.557cm" svg:height="1.478cm" svg:x="2.601cm" svg:y="9.25cm" svg:viewBox="0 0 2558 1479" draw:points="1279,1479 0,739 1279,0 2558,739">
              <text:p/>
            </draw:polygon>
            <draw:polygon draw:style-name="gr200" draw:text-style-name="P8" draw:layer="layout" svg:width="0.085cm" svg:height="0.196cm" svg:x="3.639cm" svg:y="10.786cm" svg:viewBox="0 0 86 197" draw:points="0,148 0,0 86,49 86,197">
              <text:p/>
            </draw:polygon>
            <draw:polygon draw:style-name="gr201" draw:text-style-name="P11" draw:layer="layout" svg:width="0.34cm" svg:height="0.294cm" svg:x="3.539cm" svg:y="11.27cm" svg:viewBox="0 0 341 295" draw:points="0,99 0,0 341,197 341,295">
              <text:p/>
            </draw:polygon>
            <draw:polygon draw:style-name="gr202" draw:text-style-name="P11" draw:layer="layout" svg:width="0.34cm" svg:height="0.294cm" svg:x="2.601cm" svg:y="10.729cm" svg:viewBox="0 0 341 295" draw:points="0,99 0,0 341,197 341,295">
              <text:p/>
            </draw:polygon>
            <draw:polygon draw:style-name="gr203" draw:text-style-name="P14" draw:layer="layout" svg:width="0.34cm" svg:height="0.294cm" svg:x="3.88cm" svg:y="11.27cm" svg:viewBox="0 0 341 295" draw:points="0,295 0,197 341,0 341,99">
              <text:p/>
            </draw:polygon>
            <draw:polygon draw:style-name="gr204" draw:text-style-name="P14" draw:layer="layout" svg:width="0.34cm" svg:height="0.294cm" svg:x="4.818cm" svg:y="10.729cm" svg:viewBox="0 0 341 295" draw:points="0,295 0,197 341,0 341,99">
              <text:p/>
            </draw:polygon>
            <draw:polygon draw:style-name="gr205" draw:text-style-name="P10" draw:layer="layout" svg:width="2.557cm" svg:height="2.316cm" svg:x="2.601cm" svg:y="9.25cm" svg:viewBox="0 0 2558 2317" draw:points="0,1577 0,739 1279,0 2558,739 2558,1577 2217,1774 2217,1676 1620,2020 1620,2119 1279,2317 938,2119 938,2020 341,1676 341,1774">
              <text:p/>
            </draw:polygon>
          </draw:g>
        </draw:g>
        <draw:frame draw:style-name="gr206" draw:text-style-name="P41" draw:layer="layout" svg:width="2.479cm" svg:height="0.962cm" svg:x="0.886cm" svg:y="8.288cm">
          <draw:text-box>
            <text:p>rpi5-01</text:p>
          </draw:text-box>
        </draw:frame>
        <draw:frame draw:style-name="gr207" draw:text-style-name="P41" draw:layer="layout" svg:width="2.479cm" svg:height="0.962cm" svg:x="3.5cm" svg:y="6.288cm">
          <draw:text-box>
            <text:p>rpi5-02</text:p>
          </draw:text-box>
        </draw:frame>
        <draw:frame draw:style-name="gr207" draw:text-style-name="P41" draw:layer="layout" svg:width="2.479cm" svg:height="0.962cm" svg:x="6.271cm" svg:y="5.5cm">
          <draw:text-box>
            <text:p>rpi5-03</text:p>
          </draw:text-box>
        </draw:frame>
        <draw:frame draw:style-name="gr207" draw:text-style-name="P41" draw:layer="layout" svg:width="2.479cm" svg:height="0.962cm" svg:x="2.993cm" svg:y="11.786cm">
          <draw:text-box>
            <text:p>rpi4-01</text:p>
          </draw:text-box>
        </draw:frame>
        <draw:g draw:style-name="gr4">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208" draw:text-style-name="P4" draw:layer="layout" svg:width="1.271cm" svg:height="0.816cm" svg:x="8.64cm" svg:y="11.194cm" svg:viewBox="0 0 1272 817" svg:d="M0 817c326 0 1166-384 1249-528 83-145-83-289-166-289 0 206-1083 474-1083 817z">
            <text:p/>
          </draw:path>
          <draw:g draw:style-name="gr6">
            <draw:polygon draw:style-name="gr209" draw:text-style-name="P46" draw:layer="layout" svg:width="1.165cm" svg:height="1.249cm" svg:x="7.414cm" svg:y="10.81cm" svg:viewBox="0 0 1166 1250" draw:points="0,577 0,0 1166,673 1166,1250">
              <text:p/>
            </draw:polygon>
            <draw:polygon draw:style-name="gr210" draw:text-style-name="P47" draw:layer="layout" svg:width="1.165cm" svg:height="1.249cm" svg:x="8.58cm" svg:y="10.81cm" svg:viewBox="0 0 1166 1250" draw:points="0,1250 0,673 1166,0 1166,577">
              <text:p/>
            </draw:polygon>
            <draw:polygon draw:style-name="gr211" draw:text-style-name="P48" draw:layer="layout" svg:width="2.33cm" svg:height="1.345cm" svg:x="7.414cm" svg:y="10.137cm" svg:viewBox="0 0 2331 1346" draw:points="1166,1346 0,673 1166,0 2331,673">
              <text:p/>
            </draw:polygon>
            <draw:polygon draw:style-name="gr212" draw:text-style-name="P10" draw:layer="layout" svg:width="2.33cm" svg:height="1.921cm" svg:x="7.414cm" svg:y="10.137cm" svg:viewBox="0 0 2331 1922" draw:points="0,1250 0,673 1166,0 2331,673 2331,1250 1166,1922">
              <text:p/>
            </draw:polygon>
            <draw:polygon draw:style-name="gr213" draw:text-style-name="P18" draw:layer="layout" svg:width="0.582cm" svg:height="0.335cm" svg:x="7.747cm" svg:y="10.762cm" svg:viewBox="0 0 583 336" draw:points="83,96 500,336 583,289 166,48 249,0 0,0 0,144">
              <text:p/>
            </draw:polygon>
            <draw:polygon draw:style-name="gr214" draw:text-style-name="P18" draw:layer="layout" svg:width="0.581cm" svg:height="0.335cm" svg:x="8.329cm" svg:y="10.81cm" svg:viewBox="0 0 582 336" draw:points="416,289 332,336 582,336 582,192 499,241 83,0 0,48">
              <text:p/>
            </draw:polygon>
            <draw:polygon draw:style-name="gr215" draw:text-style-name="P18" draw:layer="layout" svg:width="0.581cm" svg:height="0.335cm" svg:x="8.247cm" svg:y="10.473cm" svg:viewBox="0 0 582 336" draw:points="83,96 499,336 582,289 166,48 249,0 0,0 0,144">
              <text:p/>
            </draw:polygon>
            <draw:polygon draw:style-name="gr216" draw:text-style-name="P18" draw:layer="layout" svg:width="0.581cm" svg:height="0.335cm" svg:x="8.83cm" svg:y="10.522cm" svg:viewBox="0 0 582 336" draw:points="416,289 332,336 582,336 582,192 499,241 83,0 0,48">
              <text:p/>
            </draw:polygon>
          </draw:g>
        </draw:g>
        <draw:g draw:style-name="gr6">
          <draw:glue-point draw:id="4" svg:x="4.321cm" svg:y="4.408cm"/>
          <draw:glue-point draw:id="5" svg:x="4.075cm" svg:y="4.203cm"/>
          <draw:glue-point draw:id="6" svg:x="3.823cm" svg:y="3.992cm"/>
          <draw:glue-point draw:id="7" svg:x="3.58cm" svg:y="3.79cm"/>
          <draw:glue-point draw:id="8" svg:x="3.333cm" svg:y="3.585cm"/>
          <draw:glue-point draw:id="9" svg:x="3.085cm" svg:y="3.386cm"/>
          <draw:glue-point draw:id="10" svg:x="2.837cm" svg:y="3.178cm"/>
          <draw:glue-point draw:id="11" svg:x="2.589cm" svg:y="2.973cm"/>
          <draw:glue-point draw:id="12" svg:x="2.342cm" svg:y="2.771cm"/>
          <draw:glue-point draw:id="13" svg:x="2.098cm" svg:y="2.566cm"/>
          <draw:glue-point draw:id="14" svg:x="1.848cm" svg:y="2.358cm"/>
          <draw:glue-point draw:id="15" svg:x="1.601cm" svg:y="2.156cm"/>
          <draw:glue-point draw:id="16" svg:x="1.353cm" svg:y="1.951cm"/>
          <draw:glue-point draw:id="17" svg:x="1.106cm" svg:y="1.746cm"/>
          <draw:glue-point draw:id="18" svg:x="0.862cm" svg:y="1.541cm"/>
          <draw:glue-point draw:id="19" svg:x="0.616cm" svg:y="1.339cm"/>
          <draw:glue-point draw:id="20" svg:x="0.375cm" svg:y="1.125cm"/>
          <draw:glue-point draw:id="21" svg:x="0.126cm" svg:y="0.92cm"/>
          <draw:glue-point draw:id="22" svg:x="-0.365cm" svg:y="0.516cm"/>
          <draw:glue-point draw:id="23" svg:x="-0.608cm" svg:y="0.32cm"/>
          <draw:glue-point draw:id="24" svg:x="-0.853cm" svg:y="0.118cm"/>
          <draw:glue-point draw:id="25" svg:x="-1.101cm" svg:y="-0.089cm"/>
          <draw:glue-point draw:id="26" svg:x="-1.347cm" svg:y="-0.291cm"/>
          <draw:glue-point draw:id="27" svg:x="-1.592cm" svg:y="-0.493cm"/>
          <draw:glue-point draw:id="28" svg:x="-1.842cm" svg:y="-0.698cm"/>
          <draw:glue-point draw:id="29" svg:x="-2.088cm" svg:y="-0.903cm"/>
          <draw:glue-point draw:id="30" svg:x="-2.337cm" svg:y="-1.105cm"/>
          <draw:glue-point draw:id="31" svg:x="-2.581cm" svg:y="-1.313cm"/>
          <draw:glue-point draw:id="32" svg:x="-2.833cm" svg:y="-1.518cm"/>
          <draw:glue-point draw:id="33" svg:x="-3.078cm" svg:y="-1.726cm"/>
          <draw:glue-point draw:id="34" svg:x="-3.324cm" svg:y="-1.925cm"/>
          <draw:glue-point draw:id="35" svg:x="-3.572cm" svg:y="-2.13cm"/>
          <draw:glue-point draw:id="36" svg:x="-3.821cm" svg:y="-2.338cm"/>
          <draw:glue-point draw:id="37" svg:x="-4.065cm" svg:y="-2.54cm"/>
          <draw:glue-point draw:id="38" svg:x="-4.315cm" svg:y="-2.742cm"/>
          <draw:glue-point draw:id="39" svg:x="-4.564cm" svg:y="-2.953cm"/>
          <draw:glue-point draw:id="40" svg:x="-4.323cm" svg:y="-4.402cm"/>
          <draw:glue-point draw:id="41" svg:x="-4.075cm" svg:y="-4.203cm"/>
          <draw:glue-point draw:id="42" svg:x="-3.826cm" svg:y="-3.995cm"/>
          <draw:glue-point draw:id="43" svg:x="-3.576cm" svg:y="-3.787cm"/>
          <draw:glue-point draw:id="44" svg:x="-3.333cm" svg:y="-3.582cm"/>
          <draw:glue-point draw:id="45" svg:x="-3.083cm" svg:y="-3.38cm"/>
          <draw:glue-point draw:id="46" svg:x="-2.841cm" svg:y="-3.178cm"/>
          <draw:glue-point draw:id="47" svg:x="-2.591cm" svg:y="-2.97cm"/>
          <draw:glue-point draw:id="48" svg:x="-2.344cm" svg:y="-2.762cm"/>
          <draw:glue-point draw:id="49" svg:x="-2.096cm" svg:y="-2.563cm"/>
          <draw:glue-point draw:id="50" svg:x="-1.848cm" svg:y="-2.358cm"/>
          <draw:glue-point draw:id="51" svg:x="-1.601cm" svg:y="-2.156cm"/>
          <draw:glue-point draw:id="52" svg:x="-1.351cm" svg:y="-1.948cm"/>
          <draw:glue-point draw:id="53" svg:x="-1.105cm" svg:y="-1.74cm"/>
          <draw:glue-point draw:id="54" svg:x="-0.862cm" svg:y="-1.541cm"/>
          <draw:glue-point draw:id="55" svg:x="-0.616cm" svg:y="-1.336cm"/>
          <draw:glue-point draw:id="56" svg:x="-0.375cm" svg:y="-1.125cm"/>
          <draw:glue-point draw:id="57" svg:x="-0.128cm" svg:y="-0.918cm"/>
          <draw:glue-point draw:id="58" svg:x="0.364cm" svg:y="-0.51cm"/>
          <draw:glue-point draw:id="59" svg:x="0.606cm" svg:y="-0.317cm"/>
          <draw:glue-point draw:id="60" svg:x="0.853cm" svg:y="-0.115cm"/>
          <draw:glue-point draw:id="61" svg:x="1.101cm" svg:y="0.089cm"/>
          <draw:glue-point draw:id="62" svg:x="1.345cm" svg:y="0.294cm"/>
          <draw:glue-point draw:id="63" svg:x="1.594cm" svg:y="0.496cm"/>
          <draw:glue-point draw:id="64" svg:x="1.84cm" svg:y="0.701cm"/>
          <draw:glue-point draw:id="65" svg:x="2.088cm" svg:y="0.906cm"/>
          <draw:glue-point draw:id="66" svg:x="2.335cm" svg:y="1.111cm"/>
          <draw:glue-point draw:id="67" svg:x="2.583cm" svg:y="1.319cm"/>
          <draw:glue-point draw:id="68" svg:x="2.831cm" svg:y="1.521cm"/>
          <draw:glue-point draw:id="69" svg:x="3.076cm" svg:y="1.726cm"/>
          <draw:glue-point draw:id="70" svg:x="3.326cm" svg:y="1.928cm"/>
          <draw:glue-point draw:id="71" svg:x="3.572cm" svg:y="2.136cm"/>
          <draw:glue-point draw:id="72" svg:x="3.821cm" svg:y="2.341cm"/>
          <draw:glue-point draw:id="73" svg:x="4.063cm" svg:y="2.54cm"/>
          <draw:glue-point draw:id="74" svg:x="4.315cm" svg:y="2.745cm"/>
          <draw:glue-point draw:id="75" svg:x="4.564cm" svg:y="2.953cm"/>
          <draw:path draw:style-name="gr217" draw:text-style-name="P49" draw:layer="layout" svg:width="2.11cm" svg:height="0.567cm" draw:transform="skewX (0.00139626340159545) rotate (-0.523249709747901) translate (9.24095995021178cm 11.1563039196697cm)" svg:viewBox="0 0 2111 568" svg:d="M2111 286c0-155-74-284-164-284-1197 0-585-2-1781-2-91 0-166 128-166 283s76 284 166 284c1197 0 584 2 1781 1 91 0 165-128 164-282z">
            <text:p/>
          </draw:path>
          <draw:path draw:style-name="gr218" draw:text-style-name="P50" draw:layer="layout" svg:width="1.176cm" svg:height="0.565cm" draw:transform="rotate (-0.5235987755983) translate (10.0492373638539cm 11.6286466087691cm)" svg:viewBox="0 0 1177 566" svg:d="M1177 284c0-155-75-284-165-284-89 0-164 129-165 283 0 155 76 283 166 283 89 0 163-128 164-282zM1177 0zM0 275z">
            <text:p/>
          </draw:path>
        </draw:g>
        <draw:g draw:style-name="gr4">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219" draw:text-style-name="P4" draw:layer="layout" svg:width="0.426cm" svg:height="0.335cm" svg:x="11.239cm" svg:y="12.304cm" svg:viewBox="0 0 427 336" svg:d="M0 336c106 0 427-89 427-179s-155-157-233-157c0 67-194 247-194 336z">
            <text:p/>
          </draw:path>
          <draw:g draw:style-name="gr6">
            <draw:polygon draw:style-name="gr220" draw:text-style-name="P51" draw:layer="layout" svg:width="1.164cm" svg:height="1.57cm" svg:x="10.278cm" svg:y="11.599cm" svg:viewBox="0 0 1165 1571" draw:points="1165,897 1165,0 0,673 0,1571">
              <text:p/>
            </draw:polygon>
            <draw:line draw:style-name="gr221" draw:text-style-name="P28" draw:layer="layout" svg:x1="11.443cm" svg:y1="12.271cm" svg:x2="10.278cm" svg:y2="12.944cm">
              <text:p/>
            </draw:line>
            <draw:line draw:style-name="gr222" draw:text-style-name="P28" draw:layer="layout" svg:x1="11.443cm" svg:y1="12.048cm" svg:x2="10.278cm" svg:y2="12.721cm">
              <text:p/>
            </draw:line>
            <draw:line draw:style-name="gr223" draw:text-style-name="P28" draw:layer="layout" svg:x1="11.443cm" svg:y1="11.823cm" svg:x2="10.278cm" svg:y2="12.496cm">
              <text:p/>
            </draw:line>
            <draw:line draw:style-name="gr224" draw:text-style-name="P28" draw:layer="layout" svg:x1="11.054cm" svg:y1="12.271cm" svg:x2="11.054cm" svg:y2="12.495cm">
              <text:p/>
            </draw:line>
            <draw:line draw:style-name="gr225" draw:text-style-name="P28" draw:layer="layout" svg:x1="10.666cm" svg:y1="12.048cm" svg:x2="10.666cm" svg:y2="12.272cm">
              <text:p/>
            </draw:line>
            <draw:line draw:style-name="gr226" draw:text-style-name="P28" draw:layer="layout" svg:x1="10.472cm" svg:y1="12.832cm" svg:x2="10.472cm" svg:y2="13.056cm">
              <text:p/>
            </draw:line>
            <draw:line draw:style-name="gr227" draw:text-style-name="P28" draw:layer="layout" svg:x1="10.86cm" svg:y1="12.608cm" svg:x2="10.86cm" svg:y2="12.832cm">
              <text:p/>
            </draw:line>
            <draw:line draw:style-name="gr228" draw:text-style-name="P28" draw:layer="layout" svg:x1="11.248cm" svg:y1="12.384cm" svg:x2="11.248cm" svg:y2="12.608cm">
              <text:p/>
            </draw:line>
            <draw:line draw:style-name="gr229" draw:text-style-name="P28" draw:layer="layout" svg:x1="11.054cm" svg:y1="11.823cm" svg:x2="11.054cm" svg:y2="12.047cm">
              <text:p/>
            </draw:line>
            <draw:line draw:style-name="gr230" draw:text-style-name="P28" draw:layer="layout" svg:x1="10.86cm" svg:y1="12.16cm" svg:x2="10.86cm" svg:y2="12.384cm">
              <text:p/>
            </draw:line>
            <draw:line draw:style-name="gr231" draw:text-style-name="P28" draw:layer="layout" svg:x1="10.666cm" svg:y1="12.496cm" svg:x2="10.666cm" svg:y2="12.72cm">
              <text:p/>
            </draw:line>
            <draw:line draw:style-name="gr232" draw:text-style-name="P28" draw:layer="layout" svg:x1="10.472cm" svg:y1="12.384cm" svg:x2="10.472cm" svg:y2="12.608cm">
              <text:p/>
            </draw:line>
            <draw:line draw:style-name="gr233" draw:text-style-name="P28" draw:layer="layout" svg:x1="11.248cm" svg:y1="11.935cm" svg:x2="11.248cm" svg:y2="12.159cm">
              <text:p/>
            </draw:line>
            <draw:polygon draw:style-name="gr234" draw:text-style-name="P52" draw:layer="layout" svg:width="0.193cm" svg:height="1.009cm" svg:x="10.084cm" svg:y="12.16cm" svg:viewBox="0 0 194 1010" draw:points="194,1010 194,112 0,0 0,897">
              <text:p/>
            </draw:polygon>
            <draw:polygon draw:style-name="gr235" draw:text-style-name="P53" draw:layer="layout" svg:width="1.357cm" svg:height="0.784cm" svg:x="10.084cm" svg:y="11.487cm" svg:viewBox="0 0 1358 785" draw:points="194,785 1358,112 1164,0 0,673">
              <text:p/>
            </draw:polygon>
            <draw:line draw:style-name="gr236" draw:text-style-name="P28" draw:layer="layout" svg:x1="10.666cm" svg:y1="12.047cm" svg:x2="10.472cm" svg:y2="11.935cm">
              <text:p/>
            </draw:line>
            <draw:line draw:style-name="gr237" draw:text-style-name="P28" draw:layer="layout" svg:x1="10.278cm" svg:y1="12.496cm" svg:x2="10.084cm" svg:y2="12.384cm">
              <text:p/>
            </draw:line>
            <draw:line draw:style-name="gr238" draw:text-style-name="P28" draw:layer="layout" svg:x1="10.278cm" svg:y1="12.72cm" svg:x2="10.084cm" svg:y2="12.608cm">
              <text:p/>
            </draw:line>
            <draw:line draw:style-name="gr239" draw:text-style-name="P28" draw:layer="layout" svg:x1="10.278cm" svg:y1="12.944cm" svg:x2="10.084cm" svg:y2="12.832cm">
              <text:p/>
            </draw:line>
            <draw:line draw:style-name="gr240" draw:text-style-name="P28" draw:layer="layout" svg:x1="11.054cm" svg:y1="11.823cm" svg:x2="10.86cm" svg:y2="11.711cm">
              <text:p/>
            </draw:line>
            <draw:polygon draw:style-name="gr241" draw:text-style-name="P10" draw:layer="layout" svg:width="1.357cm" svg:height="1.681cm" svg:x="10.084cm" svg:y="11.487cm" svg:viewBox="0 0 1358 1682" draw:points="1164,0 0,673 0,1571 194,1682 1358,1010 1358,112">
              <text:p/>
            </draw:polygon>
          </draw:g>
        </draw:g>
        <draw:g draw:style-name="gr6">
          <draw:glue-point draw:id="4" svg:x="4.321cm" svg:y="4.408cm"/>
          <draw:glue-point draw:id="5" svg:x="4.075cm" svg:y="4.203cm"/>
          <draw:glue-point draw:id="6" svg:x="3.823cm" svg:y="3.992cm"/>
          <draw:glue-point draw:id="7" svg:x="3.58cm" svg:y="3.79cm"/>
          <draw:glue-point draw:id="8" svg:x="3.333cm" svg:y="3.585cm"/>
          <draw:glue-point draw:id="9" svg:x="3.085cm" svg:y="3.386cm"/>
          <draw:glue-point draw:id="10" svg:x="2.837cm" svg:y="3.178cm"/>
          <draw:glue-point draw:id="11" svg:x="2.589cm" svg:y="2.973cm"/>
          <draw:glue-point draw:id="12" svg:x="2.342cm" svg:y="2.771cm"/>
          <draw:glue-point draw:id="13" svg:x="2.098cm" svg:y="2.566cm"/>
          <draw:glue-point draw:id="14" svg:x="1.848cm" svg:y="2.358cm"/>
          <draw:glue-point draw:id="15" svg:x="1.601cm" svg:y="2.156cm"/>
          <draw:glue-point draw:id="16" svg:x="1.353cm" svg:y="1.951cm"/>
          <draw:glue-point draw:id="17" svg:x="1.106cm" svg:y="1.746cm"/>
          <draw:glue-point draw:id="18" svg:x="0.862cm" svg:y="1.541cm"/>
          <draw:glue-point draw:id="19" svg:x="0.616cm" svg:y="1.339cm"/>
          <draw:glue-point draw:id="20" svg:x="0.375cm" svg:y="1.125cm"/>
          <draw:glue-point draw:id="21" svg:x="0.126cm" svg:y="0.92cm"/>
          <draw:glue-point draw:id="22" svg:x="-0.365cm" svg:y="0.516cm"/>
          <draw:glue-point draw:id="23" svg:x="-0.608cm" svg:y="0.32cm"/>
          <draw:glue-point draw:id="24" svg:x="-0.853cm" svg:y="0.118cm"/>
          <draw:glue-point draw:id="25" svg:x="-1.101cm" svg:y="-0.089cm"/>
          <draw:glue-point draw:id="26" svg:x="-1.347cm" svg:y="-0.291cm"/>
          <draw:glue-point draw:id="27" svg:x="-1.592cm" svg:y="-0.493cm"/>
          <draw:glue-point draw:id="28" svg:x="-1.842cm" svg:y="-0.698cm"/>
          <draw:glue-point draw:id="29" svg:x="-2.088cm" svg:y="-0.903cm"/>
          <draw:glue-point draw:id="30" svg:x="-2.337cm" svg:y="-1.105cm"/>
          <draw:glue-point draw:id="31" svg:x="-2.581cm" svg:y="-1.313cm"/>
          <draw:glue-point draw:id="32" svg:x="-2.833cm" svg:y="-1.518cm"/>
          <draw:glue-point draw:id="33" svg:x="-3.078cm" svg:y="-1.726cm"/>
          <draw:glue-point draw:id="34" svg:x="-3.324cm" svg:y="-1.925cm"/>
          <draw:glue-point draw:id="35" svg:x="-3.572cm" svg:y="-2.13cm"/>
          <draw:glue-point draw:id="36" svg:x="-3.821cm" svg:y="-2.338cm"/>
          <draw:glue-point draw:id="37" svg:x="-4.065cm" svg:y="-2.54cm"/>
          <draw:glue-point draw:id="38" svg:x="-4.315cm" svg:y="-2.742cm"/>
          <draw:glue-point draw:id="39" svg:x="-4.564cm" svg:y="-2.953cm"/>
          <draw:glue-point draw:id="40" svg:x="-4.323cm" svg:y="-4.402cm"/>
          <draw:glue-point draw:id="41" svg:x="-4.075cm" svg:y="-4.203cm"/>
          <draw:glue-point draw:id="42" svg:x="-3.826cm" svg:y="-3.995cm"/>
          <draw:glue-point draw:id="43" svg:x="-3.576cm" svg:y="-3.787cm"/>
          <draw:glue-point draw:id="44" svg:x="-3.333cm" svg:y="-3.582cm"/>
          <draw:glue-point draw:id="45" svg:x="-3.083cm" svg:y="-3.38cm"/>
          <draw:glue-point draw:id="46" svg:x="-2.841cm" svg:y="-3.178cm"/>
          <draw:glue-point draw:id="47" svg:x="-2.591cm" svg:y="-2.97cm"/>
          <draw:glue-point draw:id="48" svg:x="-2.344cm" svg:y="-2.762cm"/>
          <draw:glue-point draw:id="49" svg:x="-2.096cm" svg:y="-2.563cm"/>
          <draw:glue-point draw:id="50" svg:x="-1.848cm" svg:y="-2.358cm"/>
          <draw:glue-point draw:id="51" svg:x="-1.601cm" svg:y="-2.156cm"/>
          <draw:glue-point draw:id="52" svg:x="-1.351cm" svg:y="-1.948cm"/>
          <draw:glue-point draw:id="53" svg:x="-1.105cm" svg:y="-1.74cm"/>
          <draw:glue-point draw:id="54" svg:x="-0.862cm" svg:y="-1.541cm"/>
          <draw:glue-point draw:id="55" svg:x="-0.616cm" svg:y="-1.336cm"/>
          <draw:glue-point draw:id="56" svg:x="-0.375cm" svg:y="-1.125cm"/>
          <draw:glue-point draw:id="57" svg:x="-0.128cm" svg:y="-0.918cm"/>
          <draw:glue-point draw:id="58" svg:x="0.364cm" svg:y="-0.51cm"/>
          <draw:glue-point draw:id="59" svg:x="0.606cm" svg:y="-0.317cm"/>
          <draw:glue-point draw:id="60" svg:x="0.853cm" svg:y="-0.115cm"/>
          <draw:glue-point draw:id="61" svg:x="1.101cm" svg:y="0.089cm"/>
          <draw:glue-point draw:id="62" svg:x="1.345cm" svg:y="0.294cm"/>
          <draw:glue-point draw:id="63" svg:x="1.594cm" svg:y="0.496cm"/>
          <draw:glue-point draw:id="64" svg:x="1.84cm" svg:y="0.701cm"/>
          <draw:glue-point draw:id="65" svg:x="2.088cm" svg:y="0.906cm"/>
          <draw:glue-point draw:id="66" svg:x="2.335cm" svg:y="1.111cm"/>
          <draw:glue-point draw:id="67" svg:x="2.583cm" svg:y="1.319cm"/>
          <draw:glue-point draw:id="68" svg:x="2.831cm" svg:y="1.521cm"/>
          <draw:glue-point draw:id="69" svg:x="3.076cm" svg:y="1.726cm"/>
          <draw:glue-point draw:id="70" svg:x="3.326cm" svg:y="1.928cm"/>
          <draw:glue-point draw:id="71" svg:x="3.572cm" svg:y="2.136cm"/>
          <draw:glue-point draw:id="72" svg:x="3.821cm" svg:y="2.341cm"/>
          <draw:glue-point draw:id="73" svg:x="4.063cm" svg:y="2.54cm"/>
          <draw:glue-point draw:id="74" svg:x="4.315cm" svg:y="2.745cm"/>
          <draw:glue-point draw:id="75" svg:x="4.564cm" svg:y="2.953cm"/>
          <draw:path draw:style-name="gr242" draw:text-style-name="P49" draw:layer="layout" svg:width="3.919cm" svg:height="0.566cm" draw:transform="skewX (-0.000349065850398871) rotate (-0.523773308523499) translate (10.9198812256515cm 12.1027984284987cm)" svg:viewBox="0 0 3920 567" svg:d="M3920 283c0-155-74-283-165-283-1196 0-2393 0-3589 1-90 0-166 128-166 283s76 283 166 283c1196 0 2393-1 3589-1 91 0 165-129 165-283z">
            <text:p text:style-name="P31"><text:span text:style-name="T1">172.16.3.0/24</text:span></text:p>
          </draw:path>
          <draw:path draw:style-name="gr243" draw:text-style-name="P50" draw:layer="layout" svg:width="3.919cm" svg:height="0.567cm" draw:transform="rotate (-0.523947841448697) translate (10.9204522608541cm 12.1023048285186cm)" svg:viewBox="0 0 3920 568" svg:d="M3920 283c0-155-75-283-165-283-89 0-164 129-164 283 0 155 75 283 164 283 91 0 165-129 165-283zM3920 0zM0 568z">
            <text:p/>
          </draw:path>
        </draw:g>
        <draw:g draw:style-name="gr4">
          <draw:frame draw:style-name="gr244" draw:text-style-name="P30" draw:layer="layout" svg:width="2.867cm" svg:height="0.962cm" svg:x="13.25cm" svg:y="15.63cm">
            <draw:text-box>
              <text:p text:style-name="P29">gateway</text:p>
            </draw:text-box>
          </draw:frame>
          <draw:g draw:style-name="gr6">
            <draw:path draw:style-name="gr245" draw:text-style-name="P4" draw:layer="layout" svg:width="0.748cm" svg:height="0.672cm" svg:x="15.059cm" svg:y="14.713cm" svg:viewBox="0 0 749 673" svg:d="M0 673c326 0 749-192 749-384 0-193-12-289-250-289 0 206-499 397-499 673z">
              <text:p/>
            </draw:path>
            <draw:path draw:style-name="gr246" draw:text-style-name="P54" draw:layer="layout" svg:width="1.83cm" svg:height="1.153cm" svg:x="13.727cm" svg:y="14.281cm" svg:viewBox="0 0 1831 1154" svg:d="M1831 0c0 0 0 770 0 577 1 337-395 577-915 577-519 0-915-240-916-577 1 1 0-241 0-577 0 336 416 577 916 577s915-241 915-577z">
              <text:p/>
            </draw:path>
            <draw:path draw:style-name="gr247" draw:text-style-name="P55" draw:layer="layout" svg:width="1.83cm" svg:height="1.152cm" svg:x="13.726cm" svg:y="13.704cm" svg:viewBox="0 0 1831 1153" svg:d="M916 0c519 0 915 249 915 576s-396 577-915 577-916-250-916-577 397-576 916-576z">
              <text:p/>
            </draw:path>
            <draw:polygon draw:style-name="gr248" draw:text-style-name="P18" draw:layer="layout" svg:width="0.499cm" svg:height="0.288cm" svg:x="14.725cm" svg:y="14.329cm" svg:viewBox="0 0 500 289" draw:points="250,0 167,48 500,241 416,289 83,96 0,144 0,0">
              <text:p/>
            </draw:polygon>
            <draw:polygon draw:style-name="gr249" draw:text-style-name="P18" draw:layer="layout" svg:width="0.498cm" svg:height="0.288cm" svg:x="14.06cm" svg:y="13.944cm" svg:viewBox="0 0 499 289" draw:points="416,192 499,144 499,289 249,289 332,241 0,48 83,0">
              <text:p/>
            </draw:polygon>
            <draw:polygon draw:style-name="gr250" draw:text-style-name="P18" draw:layer="layout" svg:width="0.499cm" svg:height="0.288cm" svg:x="14.06cm" svg:y="14.329cm" svg:viewBox="0 0 500 289" draw:points="83,192 417,0 500,48 166,241 249,289 0,289 0,144">
              <text:p/>
            </draw:polygon>
            <draw:polygon draw:style-name="gr251" draw:text-style-name="P18" draw:layer="layout" svg:width="0.498cm" svg:height="0.288cm" svg:x="14.725cm" svg:y="13.944cm" svg:viewBox="0 0 499 289" draw:points="332,48 249,0 499,0 499,144 416,96 83,289 0,241">
              <text:p/>
            </draw:polygon>
            <draw:path draw:style-name="gr252" draw:text-style-name="P40" draw:layer="layout" svg:width="1.831cm" svg:height="1.729cm" svg:x="13.726cm" svg:y="13.704cm" svg:viewBox="0 0 1832 1730" svg:d="M916 0c519 0 916 250 916 577l-1 576c0 337-415 577-915 577-499 0-916-240-916-577 0 0 1-576 0-577 0-327 397-576 916-576z">
              <text:p/>
            </draw:path>
          </draw:g>
        </draw:g>
        <draw:g draw:style-name="gr6">
          <draw:glue-point draw:id="4" svg:x="4.317cm" svg:y="4.402cm"/>
          <draw:glue-point draw:id="5" svg:x="4.071cm" svg:y="4.197cm"/>
          <draw:glue-point draw:id="6" svg:x="3.819cm" svg:y="3.986cm"/>
          <draw:glue-point draw:id="7" svg:x="3.576cm" svg:y="3.784cm"/>
          <draw:glue-point draw:id="8" svg:x="3.33cm" svg:y="3.579cm"/>
          <draw:glue-point draw:id="9" svg:x="3.081cm" svg:y="3.38cm"/>
          <draw:glue-point draw:id="10" svg:x="2.833cm" svg:y="3.172cm"/>
          <draw:glue-point draw:id="11" svg:x="2.585cm" svg:y="2.967cm"/>
          <draw:glue-point draw:id="12" svg:x="2.338cm" svg:y="2.765cm"/>
          <draw:glue-point draw:id="13" svg:x="2.094cm" svg:y="2.56cm"/>
          <draw:glue-point draw:id="14" svg:x="1.844cm" svg:y="2.352cm"/>
          <draw:glue-point draw:id="15" svg:x="1.597cm" svg:y="2.15cm"/>
          <draw:glue-point draw:id="16" svg:x="1.349cm" svg:y="1.945cm"/>
          <draw:glue-point draw:id="17" svg:x="1.103cm" svg:y="1.74cm"/>
          <draw:glue-point draw:id="18" svg:x="0.858cm" svg:y="1.535cm"/>
          <draw:glue-point draw:id="19" svg:x="0.612cm" svg:y="1.333cm"/>
          <draw:glue-point draw:id="20" svg:x="0.371cm" svg:y="1.12cm"/>
          <draw:glue-point draw:id="21" svg:x="0.123cm" svg:y="0.915cm"/>
          <draw:glue-point draw:id="22" svg:x="-0.362cm" svg:y="0.51cm"/>
          <draw:glue-point draw:id="23" svg:x="-0.604cm" svg:y="0.314cm"/>
          <draw:glue-point draw:id="24" svg:x="-0.849cm" svg:y="0.112cm"/>
          <draw:glue-point draw:id="25" svg:x="-1.097cm" svg:y="-0.083cm"/>
          <draw:glue-point draw:id="26" svg:x="-1.344cm" svg:y="-0.285cm"/>
          <draw:glue-point draw:id="27" svg:x="-1.588cm" svg:y="-0.487cm"/>
          <draw:glue-point draw:id="28" svg:x="-1.838cm" svg:y="-0.692cm"/>
          <draw:glue-point draw:id="29" svg:x="-2.085cm" svg:y="-0.897cm"/>
          <draw:glue-point draw:id="30" svg:x="-2.333cm" svg:y="-1.099cm"/>
          <draw:glue-point draw:id="31" svg:x="-2.577cm" svg:y="-1.307cm"/>
          <draw:glue-point draw:id="32" svg:x="-2.829cm" svg:y="-1.512cm"/>
          <draw:glue-point draw:id="33" svg:x="-3.074cm" svg:y="-1.72cm"/>
          <draw:glue-point draw:id="34" svg:x="-3.32cm" svg:y="-1.919cm"/>
          <draw:glue-point draw:id="35" svg:x="-3.569cm" svg:y="-2.124cm"/>
          <draw:glue-point draw:id="36" svg:x="-3.817cm" svg:y="-2.332cm"/>
          <draw:glue-point draw:id="37" svg:x="-4.061cm" svg:y="-2.534cm"/>
          <draw:glue-point draw:id="38" svg:x="-4.312cm" svg:y="-2.736cm"/>
          <draw:glue-point draw:id="39" svg:x="-4.56cm" svg:y="-2.947cm"/>
          <draw:glue-point draw:id="40" svg:x="-4.319cm" svg:y="-4.396cm"/>
          <draw:glue-point draw:id="41" svg:x="-4.071cm" svg:y="-4.197cm"/>
          <draw:glue-point draw:id="42" svg:x="-3.823cm" svg:y="-3.989cm"/>
          <draw:glue-point draw:id="43" svg:x="-3.572cm" svg:y="-3.781cm"/>
          <draw:glue-point draw:id="44" svg:x="-3.33cm" svg:y="-3.576cm"/>
          <draw:glue-point draw:id="45" svg:x="-3.08cm" svg:y="-3.374cm"/>
          <draw:glue-point draw:id="46" svg:x="-2.837cm" svg:y="-3.172cm"/>
          <draw:glue-point draw:id="47" svg:x="-2.587cm" svg:y="-2.964cm"/>
          <draw:glue-point draw:id="48" svg:x="-2.34cm" svg:y="-2.756cm"/>
          <draw:glue-point draw:id="49" svg:x="-2.092cm" svg:y="-2.557cm"/>
          <draw:glue-point draw:id="50" svg:x="-1.844cm" svg:y="-2.352cm"/>
          <draw:glue-point draw:id="51" svg:x="-1.597cm" svg:y="-2.15cm"/>
          <draw:glue-point draw:id="52" svg:x="-1.347cm" svg:y="-1.942cm"/>
          <draw:glue-point draw:id="53" svg:x="-1.101cm" svg:y="-1.734cm"/>
          <draw:glue-point draw:id="54" svg:x="-0.858cm" svg:y="-1.535cm"/>
          <draw:glue-point draw:id="55" svg:x="-0.612cm" svg:y="-1.33cm"/>
          <draw:glue-point draw:id="56" svg:x="-0.371cm" svg:y="-1.12cm"/>
          <draw:glue-point draw:id="57" svg:x="-0.125cm" svg:y="-0.912cm"/>
          <draw:glue-point draw:id="58" svg:x="0.36cm" svg:y="-0.505cm"/>
          <draw:glue-point draw:id="59" svg:x="0.602cm" svg:y="-0.311cm"/>
          <draw:glue-point draw:id="60" svg:x="0.849cm" svg:y="-0.109cm"/>
          <draw:glue-point draw:id="61" svg:x="1.097cm" svg:y="0.083cm"/>
          <draw:glue-point draw:id="62" svg:x="1.342cm" svg:y="0.288cm"/>
          <draw:glue-point draw:id="63" svg:x="1.59cm" svg:y="0.49cm"/>
          <draw:glue-point draw:id="64" svg:x="1.836cm" svg:y="0.695cm"/>
          <draw:glue-point draw:id="65" svg:x="2.085cm" svg:y="0.9cm"/>
          <draw:glue-point draw:id="66" svg:x="2.331cm" svg:y="1.105cm"/>
          <draw:glue-point draw:id="67" svg:x="2.579cm" svg:y="1.313cm"/>
          <draw:glue-point draw:id="68" svg:x="2.828cm" svg:y="1.515cm"/>
          <draw:glue-point draw:id="69" svg:x="3.072cm" svg:y="1.72cm"/>
          <draw:glue-point draw:id="70" svg:x="3.322cm" svg:y="1.922cm"/>
          <draw:glue-point draw:id="71" svg:x="3.569cm" svg:y="2.13cm"/>
          <draw:glue-point draw:id="72" svg:x="3.817cm" svg:y="2.335cm"/>
          <draw:glue-point draw:id="73" svg:x="4.06cm" svg:y="2.534cm"/>
          <draw:glue-point draw:id="74" svg:x="4.312cm" svg:y="2.739cm"/>
          <draw:glue-point draw:id="75" svg:x="4.56cm" svg:y="2.947cm"/>
          <draw:path draw:style-name="gr253" draw:text-style-name="P56" draw:layer="layout" svg:width="3.919cm" svg:height="0.566cm" draw:transform="skewX (0.000349065850398845) rotate (-0.523773308523499) translate (15.2119471700336cm 14.6780341506245cm)" svg:viewBox="0 0 3920 567" svg:d="M3920 283c0-155-75-283-165-283-1196 0-2393 0-3589 1-91 0-166 128-166 283s76 283 166 283c1196 0 2393-1 3589-1 91 0 165-129 165-283z">
            <text:p text:style-name="P31"><text:span text:style-name="T1">w</text:span><text:span text:style-name="T1">a</text:span><text:span text:style-name="T1">n</text:span></text:p>
          </draw:path>
          <draw:path draw:style-name="gr254" draw:text-style-name="P57" draw:layer="layout" svg:width="3.919cm" svg:height="0.565cm" draw:transform="rotate (-0.523598775598299) translate (15.2115052804384cm 14.6785025684862cm)" svg:viewBox="0 0 3920 566" svg:d="M3920 283c0-155-74-283-165-283-89 0-164 129-164 283 0 155 75 283 164 283 91 0 165-129 165-283zM3920 0zM0 566z">
            <text:p/>
          </draw:path>
        </draw:g>
        <draw:g draw:style-name="gr4">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255" draw:text-style-name="P4" draw:layer="layout" svg:width="0.426cm" svg:height="0.335cm" svg:x="18.89cm" svg:y="16.656cm" svg:viewBox="0 0 427 336" svg:d="M0 336c106 0 427-89 427-179s-155-157-233-157c0 67-194 247-194 336z">
            <text:p/>
          </draw:path>
          <draw:g draw:style-name="gr6">
            <draw:polygon draw:style-name="gr256" draw:text-style-name="P51" draw:layer="layout" svg:width="1.164cm" svg:height="1.57cm" svg:x="17.929cm" svg:y="15.951cm" svg:viewBox="0 0 1165 1571" draw:points="1165,897 1165,0 0,673 0,1571">
              <text:p/>
            </draw:polygon>
            <draw:line draw:style-name="gr257" draw:text-style-name="P28" draw:layer="layout" svg:x1="19.094cm" svg:y1="16.624cm" svg:x2="17.929cm" svg:y2="17.297cm">
              <text:p/>
            </draw:line>
            <draw:line draw:style-name="gr258" draw:text-style-name="P28" draw:layer="layout" svg:x1="19.094cm" svg:y1="16.4cm" svg:x2="17.929cm" svg:y2="17.073cm">
              <text:p/>
            </draw:line>
            <draw:line draw:style-name="gr259" draw:text-style-name="P28" draw:layer="layout" svg:x1="19.094cm" svg:y1="16.176cm" svg:x2="17.929cm" svg:y2="16.849cm">
              <text:p/>
            </draw:line>
            <draw:line draw:style-name="gr260" draw:text-style-name="P28" draw:layer="layout" svg:x1="18.705cm" svg:y1="16.624cm" svg:x2="18.705cm" svg:y2="16.848cm">
              <text:p/>
            </draw:line>
            <draw:line draw:style-name="gr261" draw:text-style-name="P28" draw:layer="layout" svg:x1="18.317cm" svg:y1="16.4cm" svg:x2="18.317cm" svg:y2="16.624cm">
              <text:p/>
            </draw:line>
            <draw:line draw:style-name="gr262" draw:text-style-name="P28" draw:layer="layout" svg:x1="18.123cm" svg:y1="17.185cm" svg:x2="18.123cm" svg:y2="17.409cm">
              <text:p/>
            </draw:line>
            <draw:line draw:style-name="gr263" draw:text-style-name="P28" draw:layer="layout" svg:x1="18.511cm" svg:y1="16.96cm" svg:x2="18.511cm" svg:y2="17.184cm">
              <text:p/>
            </draw:line>
            <draw:line draw:style-name="gr264" draw:text-style-name="P28" draw:layer="layout" svg:x1="18.899cm" svg:y1="16.736cm" svg:x2="18.899cm" svg:y2="16.96cm">
              <text:p/>
            </draw:line>
            <draw:line draw:style-name="gr265" draw:text-style-name="P28" draw:layer="layout" svg:x1="18.705cm" svg:y1="16.176cm" svg:x2="18.705cm" svg:y2="16.4cm">
              <text:p/>
            </draw:line>
            <draw:line draw:style-name="gr266" draw:text-style-name="P28" draw:layer="layout" svg:x1="18.511cm" svg:y1="16.512cm" svg:x2="18.511cm" svg:y2="16.736cm">
              <text:p/>
            </draw:line>
            <draw:line draw:style-name="gr267" draw:text-style-name="P28" draw:layer="layout" svg:x1="18.317cm" svg:y1="16.848cm" svg:x2="18.317cm" svg:y2="17.072cm">
              <text:p/>
            </draw:line>
            <draw:line draw:style-name="gr268" draw:text-style-name="P28" draw:layer="layout" svg:x1="18.123cm" svg:y1="16.736cm" svg:x2="18.123cm" svg:y2="16.96cm">
              <text:p/>
            </draw:line>
            <draw:line draw:style-name="gr269" draw:text-style-name="P28" draw:layer="layout" svg:x1="18.899cm" svg:y1="16.287cm" svg:x2="18.899cm" svg:y2="16.511cm">
              <text:p/>
            </draw:line>
            <draw:polygon draw:style-name="gr270" draw:text-style-name="P52" draw:layer="layout" svg:width="0.193cm" svg:height="1.009cm" svg:x="17.735cm" svg:y="16.512cm" svg:viewBox="0 0 194 1010" draw:points="194,1010 194,112 0,0 0,897">
              <text:p/>
            </draw:polygon>
            <draw:polygon draw:style-name="gr271" draw:text-style-name="P53" draw:layer="layout" svg:width="1.357cm" svg:height="0.784cm" svg:x="17.735cm" svg:y="15.839cm" svg:viewBox="0 0 1358 785" draw:points="194,785 1358,112 1164,0 0,673">
              <text:p/>
            </draw:polygon>
            <draw:line draw:style-name="gr272" draw:text-style-name="P28" draw:layer="layout" svg:x1="18.317cm" svg:y1="16.399cm" svg:x2="18.123cm" svg:y2="16.287cm">
              <text:p/>
            </draw:line>
            <draw:line draw:style-name="gr273" draw:text-style-name="P28" draw:layer="layout" svg:x1="17.929cm" svg:y1="16.848cm" svg:x2="17.735cm" svg:y2="16.736cm">
              <text:p/>
            </draw:line>
            <draw:line draw:style-name="gr274" draw:text-style-name="P28" draw:layer="layout" svg:x1="17.929cm" svg:y1="17.072cm" svg:x2="17.735cm" svg:y2="16.96cm">
              <text:p/>
            </draw:line>
            <draw:line draw:style-name="gr275" draw:text-style-name="P28" draw:layer="layout" svg:x1="17.929cm" svg:y1="17.297cm" svg:x2="17.735cm" svg:y2="17.185cm">
              <text:p/>
            </draw:line>
            <draw:line draw:style-name="gr276" draw:text-style-name="P28" draw:layer="layout" svg:x1="18.705cm" svg:y1="16.176cm" svg:x2="18.511cm" svg:y2="16.064cm">
              <text:p/>
            </draw:line>
            <draw:polygon draw:style-name="gr277" draw:text-style-name="P10" draw:layer="layout" svg:width="1.357cm" svg:height="1.681cm" svg:x="17.735cm" svg:y="15.839cm" svg:viewBox="0 0 1358 1682" draw:points="1164,0 0,673 0,1571 194,1682 1358,1010 1358,112">
              <text:p/>
            </draw:polygon>
          </draw:g>
        </draw:g>
        <draw:g draw:style-name="gr6">
          <draw:glue-point draw:id="4" svg:x="4.321cm" svg:y="4.408cm"/>
          <draw:glue-point draw:id="5" svg:x="4.075cm" svg:y="4.203cm"/>
          <draw:glue-point draw:id="6" svg:x="3.823cm" svg:y="3.992cm"/>
          <draw:glue-point draw:id="7" svg:x="3.58cm" svg:y="3.79cm"/>
          <draw:glue-point draw:id="8" svg:x="3.333cm" svg:y="3.585cm"/>
          <draw:glue-point draw:id="9" svg:x="3.085cm" svg:y="3.386cm"/>
          <draw:glue-point draw:id="10" svg:x="2.837cm" svg:y="3.178cm"/>
          <draw:glue-point draw:id="11" svg:x="2.589cm" svg:y="2.973cm"/>
          <draw:glue-point draw:id="12" svg:x="2.342cm" svg:y="2.771cm"/>
          <draw:glue-point draw:id="13" svg:x="2.098cm" svg:y="2.566cm"/>
          <draw:glue-point draw:id="14" svg:x="1.848cm" svg:y="2.358cm"/>
          <draw:glue-point draw:id="15" svg:x="1.601cm" svg:y="2.156cm"/>
          <draw:glue-point draw:id="16" svg:x="1.353cm" svg:y="1.951cm"/>
          <draw:glue-point draw:id="17" svg:x="1.106cm" svg:y="1.746cm"/>
          <draw:glue-point draw:id="18" svg:x="0.862cm" svg:y="1.541cm"/>
          <draw:glue-point draw:id="19" svg:x="0.616cm" svg:y="1.339cm"/>
          <draw:glue-point draw:id="20" svg:x="0.375cm" svg:y="1.125cm"/>
          <draw:glue-point draw:id="21" svg:x="0.126cm" svg:y="0.92cm"/>
          <draw:glue-point draw:id="22" svg:x="-0.365cm" svg:y="0.516cm"/>
          <draw:glue-point draw:id="23" svg:x="-0.608cm" svg:y="0.32cm"/>
          <draw:glue-point draw:id="24" svg:x="-0.853cm" svg:y="0.118cm"/>
          <draw:glue-point draw:id="25" svg:x="-1.101cm" svg:y="-0.089cm"/>
          <draw:glue-point draw:id="26" svg:x="-1.347cm" svg:y="-0.291cm"/>
          <draw:glue-point draw:id="27" svg:x="-1.592cm" svg:y="-0.493cm"/>
          <draw:glue-point draw:id="28" svg:x="-1.842cm" svg:y="-0.698cm"/>
          <draw:glue-point draw:id="29" svg:x="-2.088cm" svg:y="-0.903cm"/>
          <draw:glue-point draw:id="30" svg:x="-2.337cm" svg:y="-1.105cm"/>
          <draw:glue-point draw:id="31" svg:x="-2.581cm" svg:y="-1.313cm"/>
          <draw:glue-point draw:id="32" svg:x="-2.833cm" svg:y="-1.518cm"/>
          <draw:glue-point draw:id="33" svg:x="-3.078cm" svg:y="-1.726cm"/>
          <draw:glue-point draw:id="34" svg:x="-3.324cm" svg:y="-1.925cm"/>
          <draw:glue-point draw:id="35" svg:x="-3.572cm" svg:y="-2.13cm"/>
          <draw:glue-point draw:id="36" svg:x="-3.821cm" svg:y="-2.338cm"/>
          <draw:glue-point draw:id="37" svg:x="-4.065cm" svg:y="-2.54cm"/>
          <draw:glue-point draw:id="38" svg:x="-4.315cm" svg:y="-2.742cm"/>
          <draw:glue-point draw:id="39" svg:x="-4.564cm" svg:y="-2.953cm"/>
          <draw:glue-point draw:id="40" svg:x="-4.323cm" svg:y="-4.402cm"/>
          <draw:glue-point draw:id="41" svg:x="-4.075cm" svg:y="-4.203cm"/>
          <draw:glue-point draw:id="42" svg:x="-3.826cm" svg:y="-3.995cm"/>
          <draw:glue-point draw:id="43" svg:x="-3.576cm" svg:y="-3.787cm"/>
          <draw:glue-point draw:id="44" svg:x="-3.333cm" svg:y="-3.582cm"/>
          <draw:glue-point draw:id="45" svg:x="-3.083cm" svg:y="-3.38cm"/>
          <draw:glue-point draw:id="46" svg:x="-2.841cm" svg:y="-3.178cm"/>
          <draw:glue-point draw:id="47" svg:x="-2.591cm" svg:y="-2.97cm"/>
          <draw:glue-point draw:id="48" svg:x="-2.344cm" svg:y="-2.762cm"/>
          <draw:glue-point draw:id="49" svg:x="-2.096cm" svg:y="-2.563cm"/>
          <draw:glue-point draw:id="50" svg:x="-1.848cm" svg:y="-2.358cm"/>
          <draw:glue-point draw:id="51" svg:x="-1.601cm" svg:y="-2.156cm"/>
          <draw:glue-point draw:id="52" svg:x="-1.351cm" svg:y="-1.948cm"/>
          <draw:glue-point draw:id="53" svg:x="-1.105cm" svg:y="-1.74cm"/>
          <draw:glue-point draw:id="54" svg:x="-0.862cm" svg:y="-1.541cm"/>
          <draw:glue-point draw:id="55" svg:x="-0.616cm" svg:y="-1.336cm"/>
          <draw:glue-point draw:id="56" svg:x="-0.375cm" svg:y="-1.125cm"/>
          <draw:glue-point draw:id="57" svg:x="-0.128cm" svg:y="-0.918cm"/>
          <draw:glue-point draw:id="58" svg:x="0.364cm" svg:y="-0.51cm"/>
          <draw:glue-point draw:id="59" svg:x="0.606cm" svg:y="-0.317cm"/>
          <draw:glue-point draw:id="60" svg:x="0.853cm" svg:y="-0.115cm"/>
          <draw:glue-point draw:id="61" svg:x="1.101cm" svg:y="0.089cm"/>
          <draw:glue-point draw:id="62" svg:x="1.345cm" svg:y="0.294cm"/>
          <draw:glue-point draw:id="63" svg:x="1.594cm" svg:y="0.496cm"/>
          <draw:glue-point draw:id="64" svg:x="1.84cm" svg:y="0.701cm"/>
          <draw:glue-point draw:id="65" svg:x="2.088cm" svg:y="0.906cm"/>
          <draw:glue-point draw:id="66" svg:x="2.335cm" svg:y="1.111cm"/>
          <draw:glue-point draw:id="67" svg:x="2.583cm" svg:y="1.319cm"/>
          <draw:glue-point draw:id="68" svg:x="2.831cm" svg:y="1.521cm"/>
          <draw:glue-point draw:id="69" svg:x="3.076cm" svg:y="1.726cm"/>
          <draw:glue-point draw:id="70" svg:x="3.326cm" svg:y="1.928cm"/>
          <draw:glue-point draw:id="71" svg:x="3.572cm" svg:y="2.136cm"/>
          <draw:glue-point draw:id="72" svg:x="3.821cm" svg:y="2.341cm"/>
          <draw:glue-point draw:id="73" svg:x="4.063cm" svg:y="2.54cm"/>
          <draw:glue-point draw:id="74" svg:x="4.315cm" svg:y="2.745cm"/>
          <draw:glue-point draw:id="75" svg:x="4.564cm" svg:y="2.953cm"/>
          <draw:path draw:style-name="gr278" draw:text-style-name="P56" draw:layer="layout" svg:width="2.11cm" svg:height="0.567cm" draw:transform="skewX (-0.000698131700797644) rotate (-0.523773308523499) translate (18.5131989843854cm 16.4881049631754cm)" svg:viewBox="0 0 2111 568" svg:d="M2111 285c0-155-74-284-164-284-1197 0-585-1-1781-1-90 0-166 128-166 283s75 284 166 284c1196 0 584 1 1781 0 90 0 164-128 164-282z">
            <text:p text:style-name="P58"><text:span text:style-name="T1">G.hn</text:span></text:p>
          </draw:path>
          <draw:path draw:style-name="gr279" draw:text-style-name="P50" draw:layer="layout" svg:width="1.176cm" svg:height="0.565cm" draw:transform="rotate (-0.523947841448697) translate (19.3220831525306cm 16.9604780977434cm)" svg:viewBox="0 0 1177 566" svg:d="M1177 284c0-155-75-284-165-284-89 0-164 129-165 283 0 155 76 283 166 283 89 0 163-128 164-282zM1177 0zM0 276z">
            <text:p/>
          </draw:path>
        </draw:g>
        <draw:frame draw:style-name="gr206" draw:text-style-name="P41" draw:layer="layout" svg:width="2.479cm" svg:height="0.962cm" svg:x="9.642cm" svg:y="6.257cm">
          <draw:text-box>
            <text:p>rpi4-02</text:p>
          </draw:text-box>
        </draw:frame>
        <draw:g draw:style-name="gr4">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280" draw:text-style-name="P4" draw:layer="layout" svg:width="0.837cm" svg:height="0.52cm" svg:x="20.662cm" svg:y="8.285cm" svg:viewBox="0 0 838 521" svg:d="M1 521c89 0 837-186 837-354 0-167-202-167-291-167 0 56-578 112-546 521z">
            <text:p/>
          </draw:path>
          <draw:g draw:style-name="gr6">
            <draw:polygon draw:style-name="gr281" draw:text-style-name="P7" draw:layer="layout" svg:width="1.513cm" svg:height="0.875cm" svg:x="19.76cm" svg:y="7.838cm" svg:viewBox="0 0 1514 876" draw:points="902,876 0,353 612,0 1514,521">
              <text:p/>
            </draw:polygon>
            <draw:polygon draw:style-name="gr282" draw:text-style-name="P59" draw:layer="layout" svg:width="0.997cm" svg:height="0.577cm" svg:x="20.115cm" svg:y="7.931cm" svg:viewBox="0 0 998 578" draw:points="0,149 258,0 998,428 741,578">
              <text:p/>
            </draw:polygon>
            <draw:polygon draw:style-name="gr283" draw:text-style-name="P5" draw:layer="layout" svg:width="0.901cm" svg:height="1.341cm" svg:x="20.373cm" svg:y="7.019cm" svg:viewBox="0 0 902 1342" draw:points="0,819 0,0 902,521 902,1342">
              <text:p/>
            </draw:polygon>
            <draw:polygon draw:style-name="gr284" draw:text-style-name="P26" draw:layer="layout" svg:width="0.837cm" svg:height="1.172cm" svg:x="20.404cm" svg:y="7.074cm" svg:viewBox="0 0 838 1173" draw:points="0,689 0,0 838,484 838,1173">
              <text:p/>
            </draw:polygon>
            <draw:polygon draw:style-name="gr285" draw:text-style-name="P7" draw:layer="layout" svg:width="0.934cm" svg:height="0.54cm" svg:x="20.373cm" svg:y="7cm" svg:viewBox="0 0 935 541" draw:points="902,541 0,19 32,0 935,521">
              <text:p/>
            </draw:polygon>
            <draw:polygon draw:style-name="gr286" draw:text-style-name="P9" draw:layer="layout" svg:width="0.031cm" svg:height="0.837cm" svg:x="21.275cm" svg:y="7.522cm" svg:viewBox="0 0 32 838" draw:points="0,838 0,19 32,0 32,819">
              <text:p/>
            </draw:polygon>
            <draw:polygon draw:style-name="gr287" draw:text-style-name="P9" draw:layer="layout" svg:width="0.611cm" svg:height="0.446cm" svg:x="20.662cm" svg:y="8.36cm" svg:viewBox="0 0 612 447" draw:points="0,447 0,353 612,0 612,93">
              <text:p/>
            </draw:polygon>
            <draw:line draw:style-name="gr288" draw:text-style-name="P60" draw:layer="layout" svg:x1="20.179cm" svg:y1="8.044cm" svg:x2="20.92cm" svg:y2="8.472cm">
              <text:p/>
            </draw:line>
            <draw:line draw:style-name="gr289" draw:text-style-name="P60" draw:layer="layout" svg:x1="20.244cm" svg:y1="8.006cm" svg:x2="20.985cm" svg:y2="8.434cm">
              <text:p/>
            </draw:line>
            <draw:line draw:style-name="gr290" draw:text-style-name="P60" draw:layer="layout" svg:x1="20.308cm" svg:y1="7.968cm" svg:x2="21.049cm" svg:y2="8.396cm">
              <text:p/>
            </draw:line>
            <draw:line draw:style-name="gr291" draw:text-style-name="P60" draw:layer="layout" svg:x1="20.953cm" svg:y1="8.342cm" svg:x2="21.018cm" svg:y2="8.305cm">
              <text:p/>
            </draw:line>
            <draw:line draw:style-name="gr292" draw:text-style-name="P60" draw:layer="layout" svg:x1="20.888cm" svg:y1="8.304cm" svg:x2="20.953cm" svg:y2="8.267cm">
              <text:p/>
            </draw:line>
            <draw:line draw:style-name="gr293" draw:text-style-name="P60" draw:layer="layout" svg:x1="20.823cm" svg:y1="8.267cm" svg:x2="20.888cm" svg:y2="8.23cm">
              <text:p/>
            </draw:line>
            <draw:line draw:style-name="gr294" draw:text-style-name="P60" draw:layer="layout" svg:x1="20.856cm" svg:y1="8.36cm" svg:x2="20.921cm" svg:y2="8.323cm">
              <text:p/>
            </draw:line>
            <draw:line draw:style-name="gr295" draw:text-style-name="P60" draw:layer="layout" svg:x1="20.792cm" svg:y1="8.322cm" svg:x2="20.857cm" svg:y2="8.285cm">
              <text:p/>
            </draw:line>
            <draw:line draw:style-name="gr296" draw:text-style-name="P60" draw:layer="layout" svg:x1="20.728cm" svg:y1="8.285cm" svg:x2="20.793cm" svg:y2="8.248cm">
              <text:p/>
            </draw:line>
            <draw:line draw:style-name="gr297" draw:text-style-name="P60" draw:layer="layout" svg:x1="20.759cm" svg:y1="8.23cm" svg:x2="20.824cm" svg:y2="8.193cm">
              <text:p/>
            </draw:line>
            <draw:line draw:style-name="gr298" draw:text-style-name="P60" draw:layer="layout" svg:x1="20.662cm" svg:y1="8.248cm" svg:x2="20.727cm" svg:y2="8.211cm">
              <text:p/>
            </draw:line>
            <draw:line draw:style-name="gr299" draw:text-style-name="P60" draw:layer="layout" svg:x1="20.695cm" svg:y1="8.193cm" svg:x2="20.76cm" svg:y2="8.156cm">
              <text:p/>
            </draw:line>
            <draw:line draw:style-name="gr300" draw:text-style-name="P60" draw:layer="layout" svg:x1="20.63cm" svg:y1="8.155cm" svg:x2="20.695cm" svg:y2="8.118cm">
              <text:p/>
            </draw:line>
            <draw:line draw:style-name="gr301" draw:text-style-name="P60" draw:layer="layout" svg:x1="20.566cm" svg:y1="8.118cm" svg:x2="20.631cm" svg:y2="8.081cm">
              <text:p/>
            </draw:line>
            <draw:line draw:style-name="gr302" draw:text-style-name="P60" draw:layer="layout" svg:x1="20.598cm" svg:y1="8.211cm" svg:x2="20.663cm" svg:y2="8.174cm">
              <text:p/>
            </draw:line>
            <draw:line draw:style-name="gr303" draw:text-style-name="P60" draw:layer="layout" svg:x1="20.534cm" svg:y1="8.174cm" svg:x2="20.599cm" svg:y2="8.137cm">
              <text:p/>
            </draw:line>
            <draw:line draw:style-name="gr304" draw:text-style-name="P60" draw:layer="layout" svg:x1="20.469cm" svg:y1="8.137cm" svg:x2="20.534cm" svg:y2="8.1cm">
              <text:p/>
            </draw:line>
            <draw:line draw:style-name="gr305" draw:text-style-name="P60" draw:layer="layout" svg:x1="20.502cm" svg:y1="8.081cm" svg:x2="20.567cm" svg:y2="8.044cm">
              <text:p/>
            </draw:line>
            <draw:line draw:style-name="gr306" draw:text-style-name="P60" draw:layer="layout" svg:x1="20.404cm" svg:y1="8.1cm" svg:x2="20.469cm" svg:y2="8.063cm">
              <text:p/>
            </draw:line>
            <draw:line draw:style-name="gr307" draw:text-style-name="P60" draw:layer="layout" svg:x1="20.437cm" svg:y1="8.043cm" svg:x2="20.502cm" svg:y2="8.006cm">
              <text:p/>
            </draw:line>
            <draw:line draw:style-name="gr308" draw:text-style-name="P60" draw:layer="layout" svg:x1="20.373cm" svg:y1="8.005cm" svg:x2="20.438cm" svg:y2="7.968cm">
              <text:p/>
            </draw:line>
            <draw:line draw:style-name="gr309" draw:text-style-name="P60" draw:layer="layout" svg:x1="20.341cm" svg:y1="8.062cm" svg:x2="20.406cm" svg:y2="8.025cm">
              <text:p/>
            </draw:line>
            <draw:line draw:style-name="gr310" draw:text-style-name="P60" draw:layer="layout" svg:x1="20.759cm" svg:y1="8.379cm" svg:x2="20.824cm" svg:y2="8.342cm">
              <text:p/>
            </draw:line>
            <draw:line draw:style-name="gr311" draw:text-style-name="P60" draw:layer="layout" svg:x1="20.695cm" svg:y1="8.342cm" svg:x2="20.76cm" svg:y2="8.305cm">
              <text:p/>
            </draw:line>
            <draw:line draw:style-name="gr312" draw:text-style-name="P60" draw:layer="layout" svg:x1="20.63cm" svg:y1="8.304cm" svg:x2="20.695cm" svg:y2="8.267cm">
              <text:p/>
            </draw:line>
            <draw:line draw:style-name="gr313" draw:text-style-name="P60" draw:layer="layout" svg:x1="20.598cm" svg:y1="8.36cm" svg:x2="20.663cm" svg:y2="8.323cm">
              <text:p/>
            </draw:line>
            <draw:line draw:style-name="gr314" draw:text-style-name="P60" draw:layer="layout" svg:x1="20.534cm" svg:y1="8.322cm" svg:x2="20.599cm" svg:y2="8.285cm">
              <text:p/>
            </draw:line>
            <draw:line draw:style-name="gr315" draw:text-style-name="P60" draw:layer="layout" svg:x1="20.566cm" svg:y1="8.267cm" svg:x2="20.631cm" svg:y2="8.23cm">
              <text:p/>
            </draw:line>
            <draw:line draw:style-name="gr316" draw:text-style-name="P60" draw:layer="layout" svg:x1="20.502cm" svg:y1="8.23cm" svg:x2="20.567cm" svg:y2="8.193cm">
              <text:p/>
            </draw:line>
            <draw:line draw:style-name="gr317" draw:text-style-name="P60" draw:layer="layout" svg:x1="20.437cm" svg:y1="8.193cm" svg:x2="20.502cm" svg:y2="8.156cm">
              <text:p/>
            </draw:line>
            <draw:line draw:style-name="gr318" draw:text-style-name="P60" draw:layer="layout" svg:x1="20.373cm" svg:y1="8.155cm" svg:x2="20.438cm" svg:y2="8.118cm">
              <text:p/>
            </draw:line>
            <draw:line draw:style-name="gr319" draw:text-style-name="P60" draw:layer="layout" svg:x1="20.276cm" svg:y1="8.174cm" svg:x2="20.341cm" svg:y2="8.137cm">
              <text:p/>
            </draw:line>
            <draw:line draw:style-name="gr320" draw:text-style-name="P60" draw:layer="layout" svg:x1="20.308cm" svg:y1="8.118cm" svg:x2="20.373cm" svg:y2="8.081cm">
              <text:p/>
            </draw:line>
            <draw:line draw:style-name="gr321" draw:text-style-name="P60" draw:layer="layout" svg:x1="20.212cm" svg:y1="8.137cm" svg:x2="20.277cm" svg:y2="8.1cm">
              <text:p/>
            </draw:line>
            <draw:line draw:style-name="gr322" draw:text-style-name="P60" draw:layer="layout" svg:x1="20.728cm" svg:y1="8.434cm" svg:x2="20.793cm" svg:y2="8.397cm">
              <text:p/>
            </draw:line>
            <draw:line draw:style-name="gr323" draw:text-style-name="P60" draw:layer="layout" svg:x1="20.662cm" svg:y1="8.397cm" svg:x2="20.727cm" svg:y2="8.36cm">
              <text:p/>
            </draw:line>
            <draw:polygon draw:style-name="gr324" draw:text-style-name="P5" draw:layer="layout" svg:width="0.901cm" svg:height="0.614cm" svg:x="19.76cm" svg:y="8.193cm" svg:viewBox="0 0 902 615" draw:points="0,93 0,0 902,521 902,615">
              <text:p/>
            </draw:polygon>
            <draw:polygon draw:style-name="gr325" draw:text-style-name="P10" draw:layer="layout" svg:width="1.546cm" svg:height="1.806cm" svg:x="19.76cm" svg:y="7cm" svg:viewBox="0 0 1547 1807" draw:points="644,0 1547,521 1547,1342 1514,1359 1514,1453 902,1807 0,1285 0,1192 612,838 612,19">
              <text:p/>
            </draw:polygon>
            <draw:polygon draw:style-name="gr326" draw:text-style-name="P60" draw:layer="layout" svg:width="0.385cm" svg:height="0.222cm" svg:x="20.148cm" svg:y="8.248cm" svg:viewBox="0 0 386 223" draw:points="0,93 161,0 386,130 225,223">
              <text:p/>
            </draw:polygon>
            <draw:line draw:style-name="gr327" draw:text-style-name="P60" draw:layer="layout" svg:x1="20.921cm" svg:y1="8.397cm" svg:x2="20.986cm" svg:y2="8.36cm">
              <text:p/>
            </draw:line>
            <draw:line draw:style-name="gr328" draw:text-style-name="P60" draw:layer="layout" svg:x1="20.823cm" svg:y1="8.416cm" svg:x2="20.888cm" svg:y2="8.379cm">
              <text:p/>
            </draw:line>
          </draw:g>
        </draw:g>
        <draw:frame draw:style-name="gr329" draw:text-style-name="P30" draw:layer="layout" svg:width="5.444cm" svg:height="0.962cm" svg:x="18.056cm" svg:y="9cm">
          <draw:text-box>
            <text:p text:style-name="P29">edward-laptop-01</text:p>
          </draw:text-box>
        </draw:frame>
        <draw:g draw:style-name="gr4">
          <draw:custom-shape draw:style-name="gr330" draw:text-style-name="P61" draw:layer="layout" svg:width="0.483cm" svg:height="0.716cm" svg:x="2.343cm" svg:y="7.15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31" draw:text-style-name="P62" draw:layer="layout" svg:width="0.483cm" svg:height="0.226cm" svg:x="2.343cm" svg:y="7.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4">
          <draw:g draw:style-name="gr6">
            <draw:polygon draw:style-name="gr332" draw:text-style-name="P63" draw:layer="layout" svg:width="0.146cm" svg:height="0.254cm" svg:x="2.23cm" svg:y="7.379cm" svg:viewBox="0 0 147 255" draw:points="0,255 0,85 147,0 147,170">
              <text:p/>
            </draw:polygon>
            <draw:polygon draw:style-name="gr333" draw:text-style-name="P64" draw:layer="layout" svg:width="0.146cm" svg:height="0.254cm" svg:x="2.083cm" svg:y="7.379cm" svg:viewBox="0 0 147 255" draw:points="0,170 0,0 147,85 147,255">
              <text:p/>
            </draw:polygon>
            <draw:polygon draw:style-name="gr334" draw:text-style-name="P65" draw:layer="layout" svg:width="0.294cm" svg:height="0.169cm" svg:x="2.083cm" svg:y="7.294cm" svg:viewBox="0 0 295 170" draw:points="147,170 0,85 147,0 295,85">
              <text:p/>
            </draw:polygon>
          </draw:g>
          <draw:g draw:style-name="gr6">
            <draw:polygon draw:style-name="gr335" draw:text-style-name="P63" draw:layer="layout" svg:width="0.146cm" svg:height="0.254cm" svg:x="2.01cm" svg:y="7.761cm" svg:viewBox="0 0 147 255" draw:points="0,255 0,85 147,0 147,170">
              <text:p/>
            </draw:polygon>
            <draw:polygon draw:style-name="gr336" draw:text-style-name="P64" draw:layer="layout" svg:width="0.146cm" svg:height="0.254cm" svg:x="1.862cm" svg:y="7.761cm" svg:viewBox="0 0 147 255" draw:points="0,170 0,0 147,85 147,255">
              <text:p/>
            </draw:polygon>
            <draw:polygon draw:style-name="gr337" draw:text-style-name="P65" draw:layer="layout" svg:width="0.294cm" svg:height="0.169cm" svg:x="1.862cm" svg:y="7.676cm" svg:viewBox="0 0 295 170" draw:points="147,170 0,85 147,0 295,85">
              <text:p/>
            </draw:polygon>
          </draw:g>
          <draw:g draw:style-name="gr6">
            <draw:polygon draw:style-name="gr338" draw:text-style-name="P63" draw:layer="layout" svg:width="0.146cm" svg:height="0.254cm" svg:x="2.451cm" svg:y="7.761cm" svg:viewBox="0 0 147 255" draw:points="0,255 0,85 147,0 147,170">
              <text:p/>
            </draw:polygon>
            <draw:polygon draw:style-name="gr339" draw:text-style-name="P64" draw:layer="layout" svg:width="0.146cm" svg:height="0.254cm" svg:x="2.304cm" svg:y="7.761cm" svg:viewBox="0 0 147 255" draw:points="0,170 0,0 147,85 147,255">
              <text:p/>
            </draw:polygon>
            <draw:polygon draw:style-name="gr340" draw:text-style-name="P65" draw:layer="layout" svg:width="0.294cm" svg:height="0.169cm" svg:x="2.304cm" svg:y="7.676cm" svg:viewBox="0 0 295 170" draw:points="147,170 0,85 147,0 295,85">
              <text:p/>
            </draw:polygon>
          </draw:g>
          <draw:g draw:style-name="gr6">
            <draw:polygon draw:style-name="gr341" draw:text-style-name="P63" draw:layer="layout" svg:width="0.146cm" svg:height="0.254cm" svg:x="2.23cm" svg:y="7.889cm" svg:viewBox="0 0 147 255" draw:points="0,255 0,85 147,0 147,170">
              <text:p/>
            </draw:polygon>
            <draw:polygon draw:style-name="gr342" draw:text-style-name="P64" draw:layer="layout" svg:width="0.146cm" svg:height="0.254cm" svg:x="2.083cm" svg:y="7.889cm" svg:viewBox="0 0 147 255" draw:points="0,170 0,0 147,85 147,255">
              <text:p/>
            </draw:polygon>
            <draw:polygon draw:style-name="gr343" draw:text-style-name="P65" draw:layer="layout" svg:width="0.294cm" svg:height="0.169cm" svg:x="2.083cm" svg:y="7.804cm" svg:viewBox="0 0 295 170" draw:points="147,170 0,85 147,0 295,85">
              <text:p/>
            </draw:polygon>
          </draw:g>
          <draw:g draw:style-name="gr6">
            <draw:polygon draw:style-name="gr344" draw:text-style-name="P63" draw:layer="layout" svg:width="0.146cm" svg:height="0.254cm" svg:x="2.451cm" svg:y="7.507cm" svg:viewBox="0 0 147 255" draw:points="0,255 0,85 147,0 147,170">
              <text:p/>
            </draw:polygon>
            <draw:polygon draw:style-name="gr345" draw:text-style-name="P64" draw:layer="layout" svg:width="0.146cm" svg:height="0.254cm" svg:x="2.304cm" svg:y="7.507cm" svg:viewBox="0 0 147 255" draw:points="0,170 0,0 147,85 147,255">
              <text:p/>
            </draw:polygon>
            <draw:polygon draw:style-name="gr346" draw:text-style-name="P65" draw:layer="layout" svg:width="0.294cm" svg:height="0.169cm" svg:x="2.304cm" svg:y="7.421cm" svg:viewBox="0 0 295 170" draw:points="147,170 0,85 147,0 295,85">
              <text:p/>
            </draw:polygon>
          </draw:g>
          <draw:g draw:style-name="gr6">
            <draw:polygon draw:style-name="gr347" draw:text-style-name="P63" draw:layer="layout" svg:width="0.146cm" svg:height="0.254cm" svg:x="2.01cm" svg:y="7.507cm" svg:viewBox="0 0 147 255" draw:points="0,255 0,85 147,0 147,170">
              <text:p/>
            </draw:polygon>
            <draw:polygon draw:style-name="gr348" draw:text-style-name="P64" draw:layer="layout" svg:width="0.146cm" svg:height="0.254cm" svg:x="1.862cm" svg:y="7.507cm" svg:viewBox="0 0 147 255" draw:points="0,170 0,0 147,85 147,255">
              <text:p/>
            </draw:polygon>
            <draw:polygon draw:style-name="gr349" draw:text-style-name="P65" draw:layer="layout" svg:width="0.294cm" svg:height="0.169cm" svg:x="1.862cm" svg:y="7.421cm" svg:viewBox="0 0 295 170" draw:points="147,170 0,85 147,0 295,85">
              <text:p/>
            </draw:polygon>
          </draw:g>
          <draw:g draw:style-name="gr6">
            <draw:polygon draw:style-name="gr350" draw:text-style-name="P63" draw:layer="layout" svg:width="0.146cm" svg:height="0.254cm" svg:x="2.23cm" svg:y="7.634cm" svg:viewBox="0 0 147 255" draw:points="0,255 0,85 147,0 147,170">
              <text:p/>
            </draw:polygon>
            <draw:polygon draw:style-name="gr351" draw:text-style-name="P64" draw:layer="layout" svg:width="0.146cm" svg:height="0.254cm" svg:x="2.083cm" svg:y="7.634cm" svg:viewBox="0 0 147 255" draw:points="0,170 0,0 147,85 147,255">
              <text:p/>
            </draw:polygon>
            <draw:polygon draw:style-name="gr352" draw:text-style-name="P65" draw:layer="layout" svg:width="0.294cm" svg:height="0.169cm" svg:x="2.083cm" svg:y="7.549cm" svg:viewBox="0 0 295 170" draw:points="147,170 0,85 147,0 295,85">
              <text:p/>
            </draw:polygon>
          </draw:g>
          <draw:polygon draw:style-name="gr353" draw:text-style-name="P10" draw:layer="layout" svg:width="0.735cm" svg:height="0.85cm" svg:x="1.862cm" svg:y="7.294cm" svg:viewBox="0 0 736 851" draw:points="0,639 0,467 73,425 0,383 0,213 147,127 221,170 221,85 368,0 515,85 515,170 589,127 736,213 736,383 663,425 736,467 736,639 589,724 515,681 515,766 368,851 221,766 221,681 147,724">
            <text:p/>
          </draw:polygon>
        </draw:g>
        <draw:g draw:style-name="gr4">
          <draw:custom-shape draw:style-name="gr354" draw:text-style-name="P42" draw:layer="layout" svg:width="0.594cm" svg:height="0.547cm" svg:x="3.957cm" svg:y="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355" draw:text-style-name="P43" draw:layer="layout" svg:width="0.362cm" svg:height="0.511cm" svg:x="4.089cm" svg:y="10.81cm" svg:viewBox="0 0 363 512" draw:points="0,35 66,35 99,18 165,0 264,35 197,35 231,88 132,177 99,194 66,212 132,247 165,282 264,282 363,336 296,441 197,512 197,407 132,336 165,300 99,247 33,230 0,159">
            <text:p/>
          </draw:polygon>
          <draw:path draw:style-name="gr356" draw:text-style-name="P43" draw:layer="layout" svg:width="0.149cm" svg:height="0.232cm" svg:x="4.385cm" svg:y="10.842cm" svg:viewBox="0 0 150 233" svg:d="M132 233v-17l-33-53v-54l-33-70-66-35c66-36 197 194 132 229z">
            <text:p/>
          </draw:path>
          <draw:g draw:style-name="gr6">
            <draw:line draw:style-name="gr357" draw:text-style-name="P44" draw:layer="layout" svg:x1="4.221cm" svg:y1="11.145cm" svg:x2="4.188cm" svg:y2="11.022cm">
              <text:p/>
            </draw:line>
            <draw:line draw:style-name="gr358" draw:text-style-name="P44" draw:layer="layout" svg:x1="4.221cm" svg:y1="11.146cm" svg:x2="4.254cm" svg:y2="11.058cm">
              <text:p/>
            </draw:line>
            <draw:line draw:style-name="gr359" draw:text-style-name="P44" draw:layer="layout" svg:x1="4.286cm" svg:y1="11.146cm" svg:x2="4.253cm" svg:y2="11.058cm">
              <text:p/>
            </draw:line>
            <draw:line draw:style-name="gr360" draw:text-style-name="P44" draw:layer="layout" svg:x1="4.287cm" svg:y1="11.145cm" svg:x2="4.32cm" svg:y2="11.022cm">
              <text:p/>
            </draw:line>
          </draw:g>
          <draw:g draw:style-name="gr6">
            <draw:line draw:style-name="gr361" draw:text-style-name="P44" draw:layer="layout" svg:x1="4.418cm" svg:y1="11.145cm" svg:x2="4.385cm" svg:y2="11.022cm">
              <text:p/>
            </draw:line>
            <draw:line draw:style-name="gr362" draw:text-style-name="P44" draw:layer="layout" svg:x1="4.419cm" svg:y1="11.146cm" svg:x2="4.452cm" svg:y2="11.058cm">
              <text:p/>
            </draw:line>
            <draw:line draw:style-name="gr363" draw:text-style-name="P44" draw:layer="layout" svg:x1="4.485cm" svg:y1="11.146cm" svg:x2="4.452cm" svg:y2="11.058cm">
              <text:p/>
            </draw:line>
            <draw:line draw:style-name="gr364" draw:text-style-name="P44" draw:layer="layout" svg:x1="4.484cm" svg:y1="11.145cm" svg:x2="4.517cm" svg:y2="11.022cm">
              <text:p/>
            </draw:line>
          </draw:g>
          <draw:g draw:style-name="gr6">
            <draw:line draw:style-name="gr365" draw:text-style-name="P44" draw:layer="layout" svg:x1="4.023cm" svg:y1="11.145cm" svg:x2="3.99cm" svg:y2="11.022cm">
              <text:p/>
            </draw:line>
            <draw:line draw:style-name="gr366" draw:text-style-name="P44" draw:layer="layout" svg:x1="4.024cm" svg:y1="11.146cm" svg:x2="4.057cm" svg:y2="11.058cm">
              <text:p/>
            </draw:line>
            <draw:line draw:style-name="gr367" draw:text-style-name="P44" draw:layer="layout" svg:x1="4.089cm" svg:y1="11.146cm" svg:x2="4.056cm" svg:y2="11.058cm">
              <text:p/>
            </draw:line>
            <draw:line draw:style-name="gr368" draw:text-style-name="P44" draw:layer="layout" svg:x1="4.089cm" svg:y1="11.145cm" svg:x2="4.122cm" svg:y2="11.022cm">
              <text:p/>
            </draw:line>
          </draw:g>
        </draw:g>
        <draw:g draw:style-name="gr4">
          <draw:custom-shape draw:style-name="gr369" draw:text-style-name="P42" draw:layer="layout" svg:width="0.593cm" svg:height="0.548cm" svg:x="10.592cm" svg:y="5.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370" draw:text-style-name="P43" draw:layer="layout" svg:width="0.362cm" svg:height="0.511cm" svg:x="10.724cm" svg:y="5.31cm" svg:viewBox="0 0 363 512" draw:points="0,35 66,35 99,18 165,0 264,35 197,35 231,88 132,177 99,194 66,212 132,247 165,282 264,282 363,336 296,441 197,512 197,407 132,336 165,300 99,247 33,230 0,159">
            <text:p/>
          </draw:polygon>
          <draw:path draw:style-name="gr371" draw:text-style-name="P43" draw:layer="layout" svg:width="0.149cm" svg:height="0.232cm" svg:x="11.02cm" svg:y="5.342cm" svg:viewBox="0 0 150 233" svg:d="M132 233v-17l-33-53v-54l-33-70-66-35c66-36 197 194 132 229z">
            <text:p/>
          </draw:path>
          <draw:g draw:style-name="gr6">
            <draw:line draw:style-name="gr372" draw:text-style-name="P44" draw:layer="layout" svg:x1="10.856cm" svg:y1="5.645cm" svg:x2="10.823cm" svg:y2="5.522cm">
              <text:p/>
            </draw:line>
            <draw:line draw:style-name="gr373" draw:text-style-name="P44" draw:layer="layout" svg:x1="10.856cm" svg:y1="5.646cm" svg:x2="10.889cm" svg:y2="5.558cm">
              <text:p/>
            </draw:line>
            <draw:line draw:style-name="gr374" draw:text-style-name="P44" draw:layer="layout" svg:x1="10.921cm" svg:y1="5.646cm" svg:x2="10.888cm" svg:y2="5.558cm">
              <text:p/>
            </draw:line>
            <draw:line draw:style-name="gr375" draw:text-style-name="P44" draw:layer="layout" svg:x1="10.921cm" svg:y1="5.645cm" svg:x2="10.954cm" svg:y2="5.522cm">
              <text:p/>
            </draw:line>
          </draw:g>
          <draw:g draw:style-name="gr6">
            <draw:line draw:style-name="gr376" draw:text-style-name="P44" draw:layer="layout" svg:x1="11.053cm" svg:y1="5.645cm" svg:x2="11.02cm" svg:y2="5.522cm">
              <text:p/>
            </draw:line>
            <draw:line draw:style-name="gr377" draw:text-style-name="P44" draw:layer="layout" svg:x1="11.053cm" svg:y1="5.646cm" svg:x2="11.086cm" svg:y2="5.558cm">
              <text:p/>
            </draw:line>
            <draw:line draw:style-name="gr378" draw:text-style-name="P44" draw:layer="layout" svg:x1="11.119cm" svg:y1="5.646cm" svg:x2="11.086cm" svg:y2="5.558cm">
              <text:p/>
            </draw:line>
            <draw:line draw:style-name="gr379" draw:text-style-name="P44" draw:layer="layout" svg:x1="11.119cm" svg:y1="5.645cm" svg:x2="11.152cm" svg:y2="5.522cm">
              <text:p/>
            </draw:line>
          </draw:g>
          <draw:g draw:style-name="gr6">
            <draw:line draw:style-name="gr380" draw:text-style-name="P44" draw:layer="layout" svg:x1="10.658cm" svg:y1="5.645cm" svg:x2="10.625cm" svg:y2="5.522cm">
              <text:p/>
            </draw:line>
            <draw:line draw:style-name="gr381" draw:text-style-name="P44" draw:layer="layout" svg:x1="10.658cm" svg:y1="5.646cm" svg:x2="10.691cm" svg:y2="5.558cm">
              <text:p/>
            </draw:line>
            <draw:line draw:style-name="gr382" draw:text-style-name="P44" draw:layer="layout" svg:x1="10.724cm" svg:y1="5.646cm" svg:x2="10.691cm" svg:y2="5.558cm">
              <text:p/>
            </draw:line>
            <draw:line draw:style-name="gr383" draw:text-style-name="P44" draw:layer="layout" svg:x1="10.724cm" svg:y1="5.645cm" svg:x2="10.757cm" svg:y2="5.522cm">
              <text:p/>
            </draw:line>
          </draw:g>
        </draw:g>
        <draw:g draw:style-name="gr4">
          <draw:custom-shape draw:style-name="gr384" draw:text-style-name="P61" draw:layer="layout" svg:width="0.483cm" svg:height="0.716cm" svg:x="4.688cm" svg:y="5.14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85" draw:text-style-name="P62" draw:layer="layout" svg:width="0.483cm" svg:height="0.226cm" svg:x="4.688cm" svg:y="5.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4">
          <draw:g draw:style-name="gr6">
            <draw:polygon draw:style-name="gr386" draw:text-style-name="P63" draw:layer="layout" svg:width="0.146cm" svg:height="0.254cm" svg:x="4.575cm" svg:y="5.369cm" svg:viewBox="0 0 147 255" draw:points="0,255 0,85 147,0 147,170">
              <text:p/>
            </draw:polygon>
            <draw:polygon draw:style-name="gr387" draw:text-style-name="P64" draw:layer="layout" svg:width="0.146cm" svg:height="0.254cm" svg:x="4.428cm" svg:y="5.369cm" svg:viewBox="0 0 147 255" draw:points="0,170 0,0 147,85 147,255">
              <text:p/>
            </draw:polygon>
            <draw:polygon draw:style-name="gr388" draw:text-style-name="P65" draw:layer="layout" svg:width="0.294cm" svg:height="0.169cm" svg:x="4.428cm" svg:y="5.284cm" svg:viewBox="0 0 295 170" draw:points="147,170 0,85 147,0 295,85">
              <text:p/>
            </draw:polygon>
          </draw:g>
          <draw:g draw:style-name="gr6">
            <draw:polygon draw:style-name="gr389" draw:text-style-name="P63" draw:layer="layout" svg:width="0.146cm" svg:height="0.254cm" svg:x="4.355cm" svg:y="5.751cm" svg:viewBox="0 0 147 255" draw:points="0,255 0,85 147,0 147,170">
              <text:p/>
            </draw:polygon>
            <draw:polygon draw:style-name="gr390" draw:text-style-name="P64" draw:layer="layout" svg:width="0.146cm" svg:height="0.254cm" svg:x="4.208cm" svg:y="5.751cm" svg:viewBox="0 0 147 255" draw:points="0,170 0,0 147,85 147,255">
              <text:p/>
            </draw:polygon>
            <draw:polygon draw:style-name="gr391" draw:text-style-name="P65" draw:layer="layout" svg:width="0.294cm" svg:height="0.169cm" svg:x="4.208cm" svg:y="5.666cm" svg:viewBox="0 0 295 170" draw:points="147,170 0,85 147,0 295,85">
              <text:p/>
            </draw:polygon>
          </draw:g>
          <draw:g draw:style-name="gr6">
            <draw:polygon draw:style-name="gr392" draw:text-style-name="P63" draw:layer="layout" svg:width="0.146cm" svg:height="0.254cm" svg:x="4.796cm" svg:y="5.751cm" svg:viewBox="0 0 147 255" draw:points="0,255 0,85 147,0 147,170">
              <text:p/>
            </draw:polygon>
            <draw:polygon draw:style-name="gr393" draw:text-style-name="P64" draw:layer="layout" svg:width="0.146cm" svg:height="0.254cm" svg:x="4.649cm" svg:y="5.751cm" svg:viewBox="0 0 147 255" draw:points="0,170 0,0 147,85 147,255">
              <text:p/>
            </draw:polygon>
            <draw:polygon draw:style-name="gr394" draw:text-style-name="P65" draw:layer="layout" svg:width="0.294cm" svg:height="0.169cm" svg:x="4.649cm" svg:y="5.666cm" svg:viewBox="0 0 295 170" draw:points="147,170 0,85 147,0 295,85">
              <text:p/>
            </draw:polygon>
          </draw:g>
          <draw:g draw:style-name="gr6">
            <draw:polygon draw:style-name="gr395" draw:text-style-name="P63" draw:layer="layout" svg:width="0.146cm" svg:height="0.254cm" svg:x="4.575cm" svg:y="5.879cm" svg:viewBox="0 0 147 255" draw:points="0,255 0,85 147,0 147,170">
              <text:p/>
            </draw:polygon>
            <draw:polygon draw:style-name="gr396" draw:text-style-name="P64" draw:layer="layout" svg:width="0.146cm" svg:height="0.254cm" svg:x="4.428cm" svg:y="5.879cm" svg:viewBox="0 0 147 255" draw:points="0,170 0,0 147,85 147,255">
              <text:p/>
            </draw:polygon>
            <draw:polygon draw:style-name="gr397" draw:text-style-name="P65" draw:layer="layout" svg:width="0.294cm" svg:height="0.169cm" svg:x="4.428cm" svg:y="5.794cm" svg:viewBox="0 0 295 170" draw:points="147,170 0,85 147,0 295,85">
              <text:p/>
            </draw:polygon>
          </draw:g>
          <draw:g draw:style-name="gr6">
            <draw:polygon draw:style-name="gr398" draw:text-style-name="P63" draw:layer="layout" svg:width="0.146cm" svg:height="0.254cm" svg:x="4.796cm" svg:y="5.497cm" svg:viewBox="0 0 147 255" draw:points="0,255 0,85 147,0 147,170">
              <text:p/>
            </draw:polygon>
            <draw:polygon draw:style-name="gr399" draw:text-style-name="P64" draw:layer="layout" svg:width="0.146cm" svg:height="0.254cm" svg:x="4.649cm" svg:y="5.497cm" svg:viewBox="0 0 147 255" draw:points="0,170 0,0 147,85 147,255">
              <text:p/>
            </draw:polygon>
            <draw:polygon draw:style-name="gr400" draw:text-style-name="P65" draw:layer="layout" svg:width="0.294cm" svg:height="0.169cm" svg:x="4.649cm" svg:y="5.411cm" svg:viewBox="0 0 295 170" draw:points="147,170 0,85 147,0 295,85">
              <text:p/>
            </draw:polygon>
          </draw:g>
          <draw:g draw:style-name="gr6">
            <draw:polygon draw:style-name="gr401" draw:text-style-name="P63" draw:layer="layout" svg:width="0.146cm" svg:height="0.254cm" svg:x="4.355cm" svg:y="5.497cm" svg:viewBox="0 0 147 255" draw:points="0,255 0,85 147,0 147,170">
              <text:p/>
            </draw:polygon>
            <draw:polygon draw:style-name="gr402" draw:text-style-name="P64" draw:layer="layout" svg:width="0.146cm" svg:height="0.254cm" svg:x="4.208cm" svg:y="5.497cm" svg:viewBox="0 0 147 255" draw:points="0,170 0,0 147,85 147,255">
              <text:p/>
            </draw:polygon>
            <draw:polygon draw:style-name="gr403" draw:text-style-name="P65" draw:layer="layout" svg:width="0.294cm" svg:height="0.169cm" svg:x="4.208cm" svg:y="5.411cm" svg:viewBox="0 0 295 170" draw:points="147,170 0,85 147,0 295,85">
              <text:p/>
            </draw:polygon>
          </draw:g>
          <draw:g draw:style-name="gr6">
            <draw:polygon draw:style-name="gr404" draw:text-style-name="P63" draw:layer="layout" svg:width="0.146cm" svg:height="0.254cm" svg:x="4.575cm" svg:y="5.624cm" svg:viewBox="0 0 147 255" draw:points="0,255 0,85 147,0 147,170">
              <text:p/>
            </draw:polygon>
            <draw:polygon draw:style-name="gr405" draw:text-style-name="P64" draw:layer="layout" svg:width="0.146cm" svg:height="0.254cm" svg:x="4.428cm" svg:y="5.624cm" svg:viewBox="0 0 147 255" draw:points="0,170 0,0 147,85 147,255">
              <text:p/>
            </draw:polygon>
            <draw:polygon draw:style-name="gr406" draw:text-style-name="P65" draw:layer="layout" svg:width="0.294cm" svg:height="0.169cm" svg:x="4.428cm" svg:y="5.539cm" svg:viewBox="0 0 295 170" draw:points="147,170 0,85 147,0 295,85">
              <text:p/>
            </draw:polygon>
          </draw:g>
          <draw:polygon draw:style-name="gr407" draw:text-style-name="P10" draw:layer="layout" svg:width="0.735cm" svg:height="0.85cm" svg:x="4.208cm" svg:y="5.284cm" svg:viewBox="0 0 736 851" draw:points="0,639 0,467 73,425 0,383 0,213 147,127 221,170 221,85 368,0 515,85 515,170 589,127 736,213 736,383 663,425 736,467 736,639 589,724 515,681 515,766 368,851 221,766 221,681 147,724">
            <text:p/>
          </draw:polygon>
        </draw:g>
        <draw:g draw:style-name="gr4">
          <draw:custom-shape draw:style-name="gr408" draw:text-style-name="P61" draw:layer="layout" svg:width="0.483cm" svg:height="0.716cm" svg:x="7.98cm" svg:y="4.2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09" draw:text-style-name="P62" draw:layer="layout" svg:width="0.483cm" svg:height="0.227cm" svg:x="7.98cm" svg:y="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4">
          <draw:g draw:style-name="gr6">
            <draw:polygon draw:style-name="gr410" draw:text-style-name="P63" draw:layer="layout" svg:width="0.146cm" svg:height="0.254cm" svg:x="7.867cm" svg:y="4.473cm" svg:viewBox="0 0 147 255" draw:points="0,255 0,85 147,0 147,170">
              <text:p/>
            </draw:polygon>
            <draw:polygon draw:style-name="gr411" draw:text-style-name="P64" draw:layer="layout" svg:width="0.146cm" svg:height="0.254cm" svg:x="7.72cm" svg:y="4.473cm" svg:viewBox="0 0 147 255" draw:points="0,170 0,0 147,85 147,255">
              <text:p/>
            </draw:polygon>
            <draw:polygon draw:style-name="gr412" draw:text-style-name="P65" draw:layer="layout" svg:width="0.294cm" svg:height="0.169cm" svg:x="7.72cm" svg:y="4.388cm" svg:viewBox="0 0 295 170" draw:points="147,170 0,85 147,0 295,85">
              <text:p/>
            </draw:polygon>
          </draw:g>
          <draw:g draw:style-name="gr6">
            <draw:polygon draw:style-name="gr413" draw:text-style-name="P63" draw:layer="layout" svg:width="0.146cm" svg:height="0.254cm" svg:x="7.647cm" svg:y="4.855cm" svg:viewBox="0 0 147 255" draw:points="0,255 0,85 147,0 147,170">
              <text:p/>
            </draw:polygon>
            <draw:polygon draw:style-name="gr414" draw:text-style-name="P64" draw:layer="layout" svg:width="0.146cm" svg:height="0.254cm" svg:x="7.5cm" svg:y="4.855cm" svg:viewBox="0 0 147 255" draw:points="0,170 0,0 147,85 147,255">
              <text:p/>
            </draw:polygon>
            <draw:polygon draw:style-name="gr415" draw:text-style-name="P65" draw:layer="layout" svg:width="0.294cm" svg:height="0.169cm" svg:x="7.5cm" svg:y="4.771cm" svg:viewBox="0 0 295 170" draw:points="147,170 0,85 147,0 295,85">
              <text:p/>
            </draw:polygon>
          </draw:g>
          <draw:g draw:style-name="gr6">
            <draw:polygon draw:style-name="gr416" draw:text-style-name="P63" draw:layer="layout" svg:width="0.146cm" svg:height="0.254cm" svg:x="8.088cm" svg:y="4.855cm" svg:viewBox="0 0 147 255" draw:points="0,255 0,85 147,0 147,170">
              <text:p/>
            </draw:polygon>
            <draw:polygon draw:style-name="gr417" draw:text-style-name="P64" draw:layer="layout" svg:width="0.146cm" svg:height="0.254cm" svg:x="7.941cm" svg:y="4.855cm" svg:viewBox="0 0 147 255" draw:points="0,170 0,0 147,85 147,255">
              <text:p/>
            </draw:polygon>
            <draw:polygon draw:style-name="gr418" draw:text-style-name="P65" draw:layer="layout" svg:width="0.294cm" svg:height="0.169cm" svg:x="7.941cm" svg:y="4.771cm" svg:viewBox="0 0 295 170" draw:points="147,170 0,85 147,0 295,85">
              <text:p/>
            </draw:polygon>
          </draw:g>
          <draw:g draw:style-name="gr6">
            <draw:polygon draw:style-name="gr419" draw:text-style-name="P63" draw:layer="layout" svg:width="0.146cm" svg:height="0.254cm" svg:x="7.867cm" svg:y="4.984cm" svg:viewBox="0 0 147 255" draw:points="0,255 0,85 147,0 147,170">
              <text:p/>
            </draw:polygon>
            <draw:polygon draw:style-name="gr420" draw:text-style-name="P64" draw:layer="layout" svg:width="0.146cm" svg:height="0.254cm" svg:x="7.72cm" svg:y="4.984cm" svg:viewBox="0 0 147 255" draw:points="0,170 0,0 147,85 147,255">
              <text:p/>
            </draw:polygon>
            <draw:polygon draw:style-name="gr421" draw:text-style-name="P65" draw:layer="layout" svg:width="0.294cm" svg:height="0.169cm" svg:x="7.72cm" svg:y="4.898cm" svg:viewBox="0 0 295 170" draw:points="147,170 0,85 147,0 295,85">
              <text:p/>
            </draw:polygon>
          </draw:g>
          <draw:g draw:style-name="gr6">
            <draw:polygon draw:style-name="gr422" draw:text-style-name="P63" draw:layer="layout" svg:width="0.146cm" svg:height="0.254cm" svg:x="8.088cm" svg:y="4.601cm" svg:viewBox="0 0 147 255" draw:points="0,255 0,85 147,0 147,170">
              <text:p/>
            </draw:polygon>
            <draw:polygon draw:style-name="gr423" draw:text-style-name="P64" draw:layer="layout" svg:width="0.146cm" svg:height="0.254cm" svg:x="7.941cm" svg:y="4.601cm" svg:viewBox="0 0 147 255" draw:points="0,170 0,0 147,85 147,255">
              <text:p/>
            </draw:polygon>
            <draw:polygon draw:style-name="gr424" draw:text-style-name="P65" draw:layer="layout" svg:width="0.294cm" svg:height="0.169cm" svg:x="7.941cm" svg:y="4.515cm" svg:viewBox="0 0 295 170" draw:points="147,170 0,85 147,0 295,85">
              <text:p/>
            </draw:polygon>
          </draw:g>
          <draw:g draw:style-name="gr6">
            <draw:polygon draw:style-name="gr425" draw:text-style-name="P63" draw:layer="layout" svg:width="0.146cm" svg:height="0.254cm" svg:x="7.647cm" svg:y="4.601cm" svg:viewBox="0 0 147 255" draw:points="0,255 0,85 147,0 147,170">
              <text:p/>
            </draw:polygon>
            <draw:polygon draw:style-name="gr426" draw:text-style-name="P64" draw:layer="layout" svg:width="0.146cm" svg:height="0.254cm" svg:x="7.5cm" svg:y="4.601cm" svg:viewBox="0 0 147 255" draw:points="0,170 0,0 147,85 147,255">
              <text:p/>
            </draw:polygon>
            <draw:polygon draw:style-name="gr427" draw:text-style-name="P65" draw:layer="layout" svg:width="0.294cm" svg:height="0.169cm" svg:x="7.5cm" svg:y="4.515cm" svg:viewBox="0 0 295 170" draw:points="147,170 0,85 147,0 295,85">
              <text:p/>
            </draw:polygon>
          </draw:g>
          <draw:g draw:style-name="gr6">
            <draw:polygon draw:style-name="gr428" draw:text-style-name="P63" draw:layer="layout" svg:width="0.146cm" svg:height="0.254cm" svg:x="7.867cm" svg:y="4.728cm" svg:viewBox="0 0 147 255" draw:points="0,255 0,85 147,0 147,170">
              <text:p/>
            </draw:polygon>
            <draw:polygon draw:style-name="gr429" draw:text-style-name="P64" draw:layer="layout" svg:width="0.146cm" svg:height="0.254cm" svg:x="7.72cm" svg:y="4.728cm" svg:viewBox="0 0 147 255" draw:points="0,170 0,0 147,85 147,255">
              <text:p/>
            </draw:polygon>
            <draw:polygon draw:style-name="gr430" draw:text-style-name="P65" draw:layer="layout" svg:width="0.294cm" svg:height="0.169cm" svg:x="7.72cm" svg:y="4.643cm" svg:viewBox="0 0 295 170" draw:points="147,170 0,85 147,0 295,85">
              <text:p/>
            </draw:polygon>
          </draw:g>
          <draw:polygon draw:style-name="gr431" draw:text-style-name="P10" draw:layer="layout" svg:width="0.735cm" svg:height="0.85cm" svg:x="7.5cm" svg:y="4.388cm" svg:viewBox="0 0 736 851" draw:points="0,639 0,467 73,425 0,383 0,213 147,127 221,170 221,85 368,0 515,85 515,170 589,127 736,213 736,383 663,425 736,467 736,639 589,724 515,681 515,766 368,851 221,766 221,681 147,724">
            <text:p/>
          </draw:polygon>
        </draw:g>
        <draw:g draw:style-name="gr6">
          <draw:glue-point draw:id="4" svg:x="-4.313cm" svg:y="4.399cm"/>
          <draw:glue-point draw:id="5" svg:x="-4.067cm" svg:y="4.195cm"/>
          <draw:glue-point draw:id="6" svg:x="-3.816cm" svg:y="3.985cm"/>
          <draw:glue-point draw:id="7" svg:x="-3.573cm" svg:y="3.781cm"/>
          <draw:glue-point draw:id="8" svg:x="-3.327cm" svg:y="3.578cm"/>
          <draw:glue-point draw:id="9" svg:x="-3.078cm" svg:y="3.377cm"/>
          <draw:glue-point draw:id="10" svg:x="-2.83cm" svg:y="3.17cm"/>
          <draw:glue-point draw:id="11" svg:x="-2.581cm" svg:y="2.963cm"/>
          <draw:glue-point draw:id="12" svg:x="-2.333cm" svg:y="2.763cm"/>
          <draw:glue-point draw:id="13" svg:x="-2.09cm" svg:y="2.556cm"/>
          <draw:glue-point draw:id="14" svg:x="-1.841cm" svg:y="2.349cm"/>
          <draw:glue-point draw:id="15" svg:x="-1.593cm" svg:y="2.149cm"/>
          <draw:glue-point draw:id="16" svg:x="-1.346cm" svg:y="1.942cm"/>
          <draw:glue-point draw:id="17" svg:x="-1.1cm" svg:y="1.738cm"/>
          <draw:glue-point draw:id="18" svg:x="-0.855cm" svg:y="1.532cm"/>
          <draw:glue-point draw:id="19" svg:x="-0.608cm" svg:y="1.331cm"/>
          <draw:glue-point draw:id="20" svg:x="-0.366cm" svg:y="1.118cm"/>
          <draw:glue-point draw:id="21" svg:x="-0.119cm" svg:y="0.914cm"/>
          <draw:glue-point draw:id="22" svg:x="0.362cm" svg:y="0.507cm"/>
          <draw:glue-point draw:id="23" svg:x="0.605cm" svg:y="0.313cm"/>
          <draw:glue-point draw:id="24" svg:x="0.849cm" svg:y="0.11cm"/>
          <draw:glue-point draw:id="25" svg:x="1.098cm" svg:y="-0.08cm"/>
          <draw:glue-point draw:id="26" svg:x="1.344cm" svg:y="-0.283cm"/>
          <draw:glue-point draw:id="27" svg:x="1.589cm" svg:y="-0.483cm"/>
          <draw:glue-point draw:id="28" svg:x="1.838cm" svg:y="-0.69cm"/>
          <draw:glue-point draw:id="29" svg:x="2.086cm" svg:y="-0.894cm"/>
          <draw:glue-point draw:id="30" svg:x="2.333cm" svg:y="-1.098cm"/>
          <draw:glue-point draw:id="31" svg:x="2.577cm" svg:y="-1.305cm"/>
          <draw:glue-point draw:id="32" svg:x="2.83cm" svg:y="-1.508cm"/>
          <draw:glue-point draw:id="33" svg:x="3.074cm" svg:y="-1.718cm"/>
          <draw:glue-point draw:id="34" svg:x="3.321cm" svg:y="-1.915cm"/>
          <draw:glue-point draw:id="35" svg:x="3.57cm" svg:y="-2.122cm"/>
          <draw:glue-point draw:id="36" svg:x="3.818cm" svg:y="-2.329cm"/>
          <draw:glue-point draw:id="37" svg:x="4.061cm" svg:y="-2.533cm"/>
          <draw:glue-point draw:id="38" svg:x="4.313cm" svg:y="-2.733cm"/>
          <draw:glue-point draw:id="39" svg:x="4.56cm" svg:y="-2.943cm"/>
          <draw:glue-point draw:id="40" svg:x="4.319cm" svg:y="-4.395cm"/>
          <draw:glue-point draw:id="41" svg:x="4.072cm" svg:y="-4.195cm"/>
          <draw:glue-point draw:id="42" svg:x="3.824cm" svg:y="-3.988cm"/>
          <draw:glue-point draw:id="43" svg:x="3.573cm" svg:y="-3.778cm"/>
          <draw:glue-point draw:id="44" svg:x="3.331cm" svg:y="-3.574cm"/>
          <draw:glue-point draw:id="45" svg:x="3.08cm" svg:y="-3.371cm"/>
          <draw:glue-point draw:id="46" svg:x="2.837cm" svg:y="-3.17cm"/>
          <draw:glue-point draw:id="47" svg:x="2.587cm" svg:y="-2.963cm"/>
          <draw:glue-point draw:id="48" svg:x="2.34cm" svg:y="-2.753cm"/>
          <draw:glue-point draw:id="49" svg:x="2.092cm" svg:y="-2.556cm"/>
          <draw:glue-point draw:id="50" svg:x="1.845cm" svg:y="-2.349cm"/>
          <draw:glue-point draw:id="51" svg:x="1.597cm" svg:y="-2.149cm"/>
          <draw:glue-point draw:id="52" svg:x="1.348cm" svg:y="-1.939cm"/>
          <draw:glue-point draw:id="53" svg:x="1.102cm" svg:y="-1.732cm"/>
          <draw:glue-point draw:id="54" svg:x="0.859cm" svg:y="-1.532cm"/>
          <draw:glue-point draw:id="55" svg:x="0.612cm" svg:y="-1.328cm"/>
          <draw:glue-point draw:id="56" svg:x="0.371cm" svg:y="-1.118cm"/>
          <draw:glue-point draw:id="57" svg:x="0.125cm" svg:y="-0.911cm"/>
          <draw:glue-point draw:id="58" svg:x="-0.356cm" svg:y="-0.504cm"/>
          <draw:glue-point draw:id="59" svg:x="-0.599cm" svg:y="-0.31cm"/>
          <draw:glue-point draw:id="60" svg:x="-0.845cm" svg:y="-0.106cm"/>
          <draw:glue-point draw:id="61" svg:x="-1.094cm" svg:y="0.08cm"/>
          <draw:glue-point draw:id="62" svg:x="-1.337cm" svg:y="0.287cm"/>
          <draw:glue-point draw:id="63" svg:x="-1.587cm" svg:y="0.487cm"/>
          <draw:glue-point draw:id="64" svg:x="-1.832cm" svg:y="0.694cm"/>
          <draw:glue-point draw:id="65" svg:x="-2.082cm" svg:y="0.897cm"/>
          <draw:glue-point draw:id="66" svg:x="-2.327cm" svg:y="1.104cm"/>
          <draw:glue-point draw:id="67" svg:x="-2.574cm" svg:y="1.311cm"/>
          <draw:glue-point draw:id="68" svg:x="-2.824cm" svg:y="1.512cm"/>
          <draw:glue-point draw:id="69" svg:x="-3.069cm" svg:y="1.718cm"/>
          <draw:glue-point draw:id="70" svg:x="-3.319cm" svg:y="1.919cm"/>
          <draw:glue-point draw:id="71" svg:x="-3.566cm" svg:y="2.129cm"/>
          <draw:glue-point draw:id="72" svg:x="-3.814cm" svg:y="2.333cm"/>
          <draw:glue-point draw:id="73" svg:x="-4.057cm" svg:y="2.533cm"/>
          <draw:glue-point draw:id="74" svg:x="-4.309cm" svg:y="2.736cm"/>
          <draw:glue-point draw:id="75" svg:x="-4.556cm" svg:y="2.943cm"/>
          <draw:path draw:style-name="gr432" draw:text-style-name="P56" draw:layer="layout" svg:width="3.919cm" svg:height="0.566cm" draw:transform="skewX (0.000349065850398916) rotate (0.523773308523498) translate (23.1211975223339cm 16.1365277403441cm)" svg:viewBox="0 0 3920 567" svg:d="M0 283c0-155 75-283 165-283 1196 0 2393 1 3589 1 91 0 166 128 166 283s-75 283-165 283c-1197 0-2393-1-3590-1-90 0-165-129-165-283z">
            <text:p text:style-name="P31"><text:span text:style-name="T1">Openreach</text:span></text:p>
          </draw:path>
          <draw:path draw:style-name="gr433" draw:text-style-name="P57" draw:layer="layout" svg:width="3.92cm" svg:height="0.565cm" draw:transform="skewX (0.000523598775598274) rotate (0.523598775598299) translate (23.1210402884646cm 16.1365520111711cm)" svg:viewBox="0 0 3921 566" svg:d="M0 283c0-155 75-283 165-283s164 129 165 283c0 155-75 283-165 283s-165-129-165-283zM0 0zM3921 566z">
            <text:p/>
          </draw:path>
        </draw:g>
        <draw:g draw:style-name="gr4">
          <draw:glue-point draw:id="4" svg:x="0.555cm" svg:y="-5cm"/>
          <draw:glue-point draw:id="5" svg:x="3.333cm" svg:y="-3.888cm"/>
          <draw:glue-point draw:id="6" svg:x="3.333cm" svg:y="-0.555cm"/>
          <draw:glue-point draw:id="7" svg:x="3.333cm" svg:y="2.777cm"/>
          <draw:glue-point draw:id="8" svg:x="1.111cm" svg:y="3.666cm"/>
          <draw:glue-point draw:id="9" svg:x="-2.222cm" svg:y="5cm"/>
          <draw:glue-point draw:id="10" svg:x="-5cm" svg:y="3.888cm"/>
          <draw:glue-point draw:id="11" svg:x="-5cm" svg:y="1cm"/>
          <draw:glue-point draw:id="12" svg:x="-5cm" svg:y="-2.777cm"/>
          <draw:glue-point draw:id="13" svg:x="-2.222cm" svg:y="-3.888cm"/>
          <draw:glue-point draw:id="14" svg:x="-4.444cm" svg:y="2.333cm"/>
          <draw:glue-point draw:id="15" svg:x="-4.444cm" svg:y="3.444cm"/>
          <draw:glue-point draw:id="16" svg:x="-3.333cm" svg:y="3.888cm"/>
          <draw:glue-point draw:id="17" svg:x="1.666cm" svg:y="-4.555cm"/>
          <draw:glue-point draw:id="18" svg:x="-3.888cm" svg:y="4.333cm"/>
          <draw:path draw:style-name="gr434" draw:text-style-name="P4" draw:layer="layout" svg:width="1.149cm" svg:height="0.768cm" svg:x="22.808cm" svg:y="16.366cm" svg:viewBox="0 0 1150 769" svg:d="M0 769c243 0 1150-257 1150-461 0-205-21-308-265-308 0 154-885 564-885 769z">
            <text:p/>
          </draw:path>
          <draw:g draw:style-name="gr6">
            <draw:polygon draw:style-name="gr435" draw:text-style-name="P6" draw:layer="layout" svg:width="0.884cm" svg:height="2.049cm" svg:x="22.808cm" svg:y="15.086cm" svg:viewBox="0 0 885 2050" draw:points="0,2050 0,512 885,0 885,1537">
              <text:p/>
            </draw:polygon>
            <draw:polygon draw:style-name="gr436" draw:text-style-name="P7" draw:layer="layout" svg:width="1.327cm" svg:height="0.768cm" svg:x="22.364cm" svg:y="14.829cm" svg:viewBox="0 0 1328 769" draw:points="443,769 0,512 885,0 1328,257">
              <text:p/>
            </draw:polygon>
            <draw:polygon draw:style-name="gr437" draw:text-style-name="P5" draw:layer="layout" svg:width="0.442cm" svg:height="1.793cm" svg:x="22.364cm" svg:y="15.341cm" svg:viewBox="0 0 443 1794" draw:points="0,1537 0,0 443,257 443,1794">
              <text:p/>
            </draw:polygon>
            <draw:polygon draw:style-name="gr438" draw:text-style-name="P10" draw:layer="layout" svg:width="1.327cm" svg:height="2.306cm" svg:x="22.364cm" svg:y="14.829cm" svg:viewBox="0 0 1328 2307" draw:points="0,2050 0,512 885,0 1328,257 1328,1794 443,2307">
              <text:p/>
            </draw:polygon>
            <draw:polygon draw:style-name="gr439" draw:text-style-name="P66" draw:layer="layout" svg:width="0.088cm" svg:height="0.203cm" svg:x="22.453cm" svg:y="16.623cm" svg:viewBox="0 0 89 204" draw:points="0,154 0,0 89,52 89,204">
              <text:p/>
            </draw:polygon>
            <draw:polygon draw:style-name="gr440" draw:text-style-name="P66" draw:layer="layout" svg:width="0.088cm" svg:height="0.203cm" svg:x="22.63cm" svg:y="16.726cm" svg:viewBox="0 0 89 204" draw:points="0,154 0,0 89,52 89,204">
              <text:p/>
            </draw:polygon>
            <draw:polygon draw:style-name="gr441" draw:text-style-name="P66" draw:layer="layout" svg:width="0.088cm" svg:height="0.203cm" svg:x="22.453cm" svg:y="16.366cm" svg:viewBox="0 0 89 204" draw:points="0,154 0,0 89,52 89,204">
              <text:p/>
            </draw:polygon>
            <draw:polygon draw:style-name="gr442" draw:text-style-name="P66" draw:layer="layout" svg:width="0.088cm" svg:height="0.203cm" svg:x="22.63cm" svg:y="16.469cm" svg:viewBox="0 0 89 204" draw:points="0,154 0,0 89,52 89,204">
              <text:p/>
            </draw:polygon>
            <draw:polygon draw:style-name="gr443" draw:text-style-name="P66" draw:layer="layout" svg:width="0.088cm" svg:height="0.358cm" svg:x="22.63cm" svg:y="15.957cm" svg:viewBox="0 0 89 359" draw:points="0,308 0,0 89,52 89,359">
              <text:p/>
            </draw:polygon>
            <draw:polygon draw:style-name="gr444" draw:text-style-name="P66" draw:layer="layout" svg:width="0.088cm" svg:height="0.358cm" svg:x="22.453cm" svg:y="15.854cm" svg:viewBox="0 0 89 359" draw:points="0,308 0,0 89,52 89,359">
              <text:p/>
            </draw:polygon>
            <draw:polygon draw:style-name="gr445" draw:text-style-name="P8" draw:layer="layout" svg:width="0.088cm" svg:height="0.203cm" svg:x="22.453cm" svg:y="15.546cm" svg:viewBox="0 0 89 204" draw:points="0,154 0,0 89,52 89,204">
              <text:p/>
            </draw:polygon>
            <draw:polygon draw:style-name="gr446" draw:text-style-name="P67" draw:layer="layout" svg:width="0.088cm" svg:height="0.203cm" svg:x="22.63cm" svg:y="15.649cm" svg:viewBox="0 0 89 204" draw:points="0,154 0,0 89,52 89,204">
              <text:p/>
            </draw:polygon>
          </draw:g>
        </draw:g>
        <draw:g draw:style-name="gr6">
          <draw:glue-point draw:id="4" svg:x="-4.318cm" svg:y="4.405cm"/>
          <draw:glue-point draw:id="5" svg:x="-4.071cm" svg:y="4.197cm"/>
          <draw:glue-point draw:id="6" svg:x="-3.82cm" svg:y="3.99cm"/>
          <draw:glue-point draw:id="7" svg:x="-3.576cm" svg:y="3.788cm"/>
          <draw:glue-point draw:id="8" svg:x="-3.329cm" svg:y="3.58cm"/>
          <draw:glue-point draw:id="9" svg:x="-3.082cm" svg:y="3.384cm"/>
          <draw:glue-point draw:id="10" svg:x="-2.834cm" svg:y="3.176cm"/>
          <draw:glue-point draw:id="11" svg:x="-2.587cm" svg:y="2.969cm"/>
          <draw:glue-point draw:id="12" svg:x="-2.34cm" svg:y="2.767cm"/>
          <draw:glue-point draw:id="13" svg:x="-2.096cm" svg:y="2.565cm"/>
          <draw:glue-point draw:id="14" svg:x="-1.845cm" svg:y="2.352cm"/>
          <draw:glue-point draw:id="15" svg:x="-1.598cm" svg:y="2.15cm"/>
          <draw:glue-point draw:id="16" svg:x="-1.35cm" svg:y="1.948cm"/>
          <draw:glue-point draw:id="17" svg:x="-1.103cm" svg:y="1.741cm"/>
          <draw:glue-point draw:id="18" svg:x="-0.859cm" svg:y="1.539cm"/>
          <draw:glue-point draw:id="19" svg:x="-0.612cm" svg:y="1.337cm"/>
          <draw:glue-point draw:id="20" svg:x="-0.372cm" svg:y="1.124cm"/>
          <draw:glue-point draw:id="21" svg:x="-0.125cm" svg:y="0.917cm"/>
          <draw:glue-point draw:id="22" svg:x="0.361cm" svg:y="0.513cm"/>
          <draw:glue-point draw:id="23" svg:x="0.605cm" svg:y="0.316cm"/>
          <draw:glue-point draw:id="24" svg:x="0.852cm" svg:y="0.114cm"/>
          <draw:glue-point draw:id="25" svg:x="1.099cm" svg:y="-0.087cm"/>
          <draw:glue-point draw:id="26" svg:x="1.343cm" svg:y="-0.289cm"/>
          <draw:glue-point draw:id="27" svg:x="1.59cm" svg:y="-0.491cm"/>
          <draw:glue-point draw:id="28" svg:x="1.841cm" svg:y="-0.693cm"/>
          <draw:glue-point draw:id="29" svg:x="2.085cm" svg:y="-0.9cm"/>
          <draw:glue-point draw:id="30" svg:x="2.336cm" svg:y="-1.102cm"/>
          <draw:glue-point draw:id="31" svg:x="2.579cm" svg:y="-1.31cm"/>
          <draw:glue-point draw:id="32" svg:x="2.831cm" svg:y="-1.517cm"/>
          <draw:glue-point draw:id="33" svg:x="3.074cm" svg:y="-1.724cm"/>
          <draw:glue-point draw:id="34" svg:x="3.321cm" svg:y="-1.921cm"/>
          <draw:glue-point draw:id="35" svg:x="3.569cm" svg:y="-2.128cm"/>
          <draw:glue-point draw:id="36" svg:x="3.82cm" svg:y="-2.336cm"/>
          <draw:glue-point draw:id="37" svg:x="4.063cm" svg:y="-2.538cm"/>
          <draw:glue-point draw:id="38" svg:x="4.311cm" svg:y="-2.74cm"/>
          <draw:glue-point draw:id="39" svg:x="4.562cm" svg:y="-2.947cm"/>
          <draw:glue-point draw:id="40" svg:x="4.322cm" svg:y="-4.399cm"/>
          <draw:glue-point draw:id="41" svg:x="4.071cm" svg:y="-4.197cm"/>
          <draw:glue-point draw:id="42" svg:x="3.824cm" svg:y="-3.99cm"/>
          <draw:glue-point draw:id="43" svg:x="3.573cm" svg:y="-3.782cm"/>
          <draw:glue-point draw:id="44" svg:x="3.329cm" svg:y="-3.58cm"/>
          <draw:glue-point draw:id="45" svg:x="3.082cm" svg:y="-3.378cm"/>
          <draw:glue-point draw:id="46" svg:x="2.838cm" svg:y="-3.176cm"/>
          <draw:glue-point draw:id="47" svg:x="2.587cm" svg:y="-2.969cm"/>
          <draw:glue-point draw:id="48" svg:x="2.343cm" svg:y="-2.756cm"/>
          <draw:glue-point draw:id="49" svg:x="2.092cm" svg:y="-2.56cm"/>
          <draw:glue-point draw:id="50" svg:x="1.845cm" svg:y="-2.352cm"/>
          <draw:glue-point draw:id="51" svg:x="1.598cm" svg:y="-2.15cm"/>
          <draw:glue-point draw:id="52" svg:x="1.35cm" svg:y="-1.943cm"/>
          <draw:glue-point draw:id="53" svg:x="1.103cm" svg:y="-1.735cm"/>
          <draw:glue-point draw:id="54" svg:x="0.859cm" svg:y="-1.539cm"/>
          <draw:glue-point draw:id="55" svg:x="0.612cm" svg:y="-1.331cm"/>
          <draw:glue-point draw:id="56" svg:x="0.372cm" svg:y="-1.124cm"/>
          <draw:glue-point draw:id="57" svg:x="0.125cm" svg:y="-0.917cm"/>
          <draw:glue-point draw:id="58" svg:x="-0.361cm" svg:y="-0.507cm"/>
          <draw:glue-point draw:id="59" svg:x="-0.605cm" svg:y="-0.316cm"/>
          <draw:glue-point draw:id="60" svg:x="-0.852cm" svg:y="-0.114cm"/>
          <draw:glue-point draw:id="61" svg:x="-1.099cm" svg:y="0.087cm"/>
          <draw:glue-point draw:id="62" svg:x="-1.343cm" svg:y="0.289cm"/>
          <draw:glue-point draw:id="63" svg:x="-1.59cm" svg:y="0.491cm"/>
          <draw:glue-point draw:id="64" svg:x="-1.837cm" svg:y="0.698cm"/>
          <draw:glue-point draw:id="65" svg:x="-2.085cm" svg:y="0.9cm"/>
          <draw:glue-point draw:id="66" svg:x="-2.332cm" svg:y="1.108cm"/>
          <draw:glue-point draw:id="67" svg:x="-2.579cm" svg:y="1.315cm"/>
          <draw:glue-point draw:id="68" svg:x="-2.827cm" svg:y="1.517cm"/>
          <draw:glue-point draw:id="69" svg:x="-3.074cm" svg:y="1.724cm"/>
          <draw:glue-point draw:id="70" svg:x="-3.325cm" svg:y="1.926cm"/>
          <draw:glue-point draw:id="71" svg:x="-3.569cm" svg:y="2.134cm"/>
          <draw:glue-point draw:id="72" svg:x="-3.82cm" svg:y="2.336cm"/>
          <draw:glue-point draw:id="73" svg:x="-4.06cm" svg:y="2.538cm"/>
          <draw:glue-point draw:id="74" svg:x="-4.311cm" svg:y="2.74cm"/>
          <draw:glue-point draw:id="75" svg:x="-4.562cm" svg:y="2.947cm"/>
          <draw:path draw:style-name="gr447" draw:text-style-name="P56" draw:layer="layout" svg:width="2.11cm" svg:height="0.569cm" draw:transform="skewX (-0.00139626340159553) rotate (0.522551578047102) translate (20.7430331065242cm 17.4257200075463cm)" svg:viewBox="0 0 2111 570" svg:d="M0 287c0-155 74-283 164-284 1198-1 585-2 1782-3 90 0 165 128 165 283s-75 284-166 284c-1196 1-584 2-1781 3-90 0-164-128-164-283z">
            <text:p text:style-name="P68"><text:span text:style-name="T1">PP</text:span><text:span text:style-name="T1">Po</text:span><text:span text:style-name="T1">E</text:span></text:p>
          </draw:path>
          <draw:path draw:style-name="gr448" draw:text-style-name="P50" draw:layer="layout" svg:width="1.177cm" svg:height="0.565cm" draw:transform="skewX (0.00122173047639601) rotate (0.5232497097479) translate (20.7446043814661cm 17.432849248865cm)" svg:viewBox="0 0 1178 566" svg:d="M0 284c0-155 75-284 165-284s165 129 166 283c0 155-76 283-166 283-89 0-164-128-165-282zM0 0zM1178 275z">
            <text:p/>
          </draw:path>
        </draw:g>
        <draw:custom-shape draw:style-name="gr449" draw:text-style-name="P70" draw:layer="layout" svg:width="3.754cm" svg:height="1.626cm" svg:x="25.746cm" svg:y="13.27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69"><text:span text:style-name="T2">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50" draw:text-style-name="P41" draw:layer="layout" svg:width="5.938cm" svg:height="0.962cm" svg:x="13.562cm" svg:y="10.038cm">
          <draw:text-box>
            <text:p text:style-name="P29">edward-desktop-01</text:p>
          </draw:text-box>
        </draw:frame>
        <draw:frame draw:style-name="gr451" draw:text-style-name="P30" draw:layer="layout" svg:width="1.348cm" svg:height="0.962cm" svg:x="7.939cm" svg:y="12.122cm">
          <draw:text-box>
            <text:p text:style-name="P29">srv</text:p>
          </draw:text-box>
        </draw:frame>
        <draw:line draw:style-name="gr452" draw:text-style-name="P1" draw:layer="layout" svg:x1="25.5cm" svg:y1="18.5cm" svg:x2="20.53cm" svg:y2="18.088cm">
          <text:p/>
        </draw:line>
        <draw:frame draw:style-name="gr453" draw:text-style-name="P41" draw:layer="layout" svg:width="3.431cm" svg:height="0.962cm" svg:x="19cm" svg:y="19cm">
          <draw:text-box>
            <text:p text:style-name="P29">PLUSNET</text:p>
          </draw:text-box>
        </draw:frame>
        <draw:g draw:style-name="gr4">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454" draw:text-style-name="P4" draw:layer="layout" svg:width="0.437cm" svg:height="0.289cm" svg:x="23.061cm" svg:y="10.857cm" svg:viewBox="0 0 438 290" svg:d="M1 290c60-4 315-52 398-100 84-49 20-190-63-190-84 0-359 291-335 290z">
            <text:p/>
          </draw:path>
          <draw:g draw:style-name="gr6">
            <draw:polygon draw:style-name="gr455" draw:text-style-name="P9" draw:layer="layout" svg:width="0.433cm" svg:height="1.073cm" svg:x="22.924cm" svg:y="10.166cm" svg:viewBox="0 0 434 1074" draw:points="434,824 434,0 0,251 0,1074">
              <text:p/>
            </draw:polygon>
            <draw:polygon draw:style-name="gr456" draw:text-style-name="P26" draw:layer="layout" svg:width="0.309cm" svg:height="0.751cm" svg:x="22.986cm" svg:y="10.273cm" svg:viewBox="0 0 310 752" draw:points="310,573 310,0 0,179 0,752">
              <text:p/>
            </draw:polygon>
            <draw:polygon draw:style-name="gr457" draw:text-style-name="P7" draw:layer="layout" svg:width="0.495cm" svg:height="0.285cm" svg:x="22.862cm" svg:y="10.13cm" svg:viewBox="0 0 496 286" draw:points="62,286 496,36 434,0 0,251">
              <text:p/>
            </draw:polygon>
            <draw:polygon draw:style-name="gr458" draw:text-style-name="P5" draw:layer="layout" svg:width="0.061cm" svg:height="0.858cm" svg:x="22.862cm" svg:y="10.381cm" svg:viewBox="0 0 62 859" draw:points="62,859 62,36 0,0 0,824">
              <text:p/>
            </draw:polygon>
            <draw:polygon draw:style-name="gr459" draw:text-style-name="P10" draw:layer="layout" svg:width="0.495cm" svg:height="1.109cm" svg:x="22.862cm" svg:y="10.13cm" svg:viewBox="0 0 496 1110" draw:points="434,0 0,251 0,1074 62,1110 496,859 496,36">
              <text:p/>
            </draw:polygon>
            <draw:line draw:style-name="gr460" draw:text-style-name="P28" draw:layer="layout" svg:x1="23.233cm" svg:y1="10.954cm" svg:x2="23.047cm" svg:y2="11.062cm">
              <text:p/>
            </draw:line>
          </draw:g>
        </draw:g>
        <draw:frame draw:style-name="gr461" draw:text-style-name="P41" draw:layer="layout" svg:width="5.378cm" svg:height="0.962cm" svg:x="20.5cm" svg:y="11.5cm">
          <draw:text-box>
            <text:p text:style-name="P29">Edward’s iPhone</text:p>
          </draw:text-box>
        </draw:frame>
        <draw:line draw:style-name="gr452" draw:text-style-name="P1" draw:layer="layout" svg:x1="17.5cm" svg:y1="19cm" svg:x2="20.53cm" svg:y2="18.088cm">
          <text:p/>
        </draw:line>
        <draw:g draw:style-name="gr4">
          <draw:glue-point draw:id="4" svg:x="1.493cm" svg:y="-2.777cm"/>
          <draw:glue-point draw:id="5" svg:x="4.091cm" svg:y="-0.555cm"/>
          <draw:glue-point draw:id="6" svg:x="4.091cm" svg:y="1.111cm"/>
          <draw:glue-point draw:id="7" svg:x="4.091cm" svg:y="2.777cm"/>
          <draw:glue-point draw:id="8" svg:x="3.052cm" svg:y="3.666cm"/>
          <draw:glue-point draw:id="9" svg:x="1.493cm" svg:y="5cm"/>
          <draw:glue-point draw:id="10" svg:x="-3.7cm" svg:y="0.555cm"/>
          <draw:glue-point draw:id="11" svg:x="-3.7cm" svg:y="-1.111cm"/>
          <draw:glue-point draw:id="12" svg:x="-3.7cm" svg:y="-2.777cm"/>
          <draw:glue-point draw:id="13" svg:x="-2.272cm" svg:y="-4cm"/>
          <draw:glue-point draw:id="14" svg:x="-1.103cm" svg:y="-5cm"/>
          <draw:path draw:style-name="gr462" draw:text-style-name="P4" draw:layer="layout" svg:width="0.79cm" svg:height="0.465cm" svg:x="17.598cm" svg:y="19.13cm" svg:viewBox="0 0 791 466" svg:d="M1 466c93 0 573-157 739-282 108-81 23-184-69-184 0 58-703 39-670 466z">
            <text:p/>
          </draw:path>
          <draw:g draw:style-name="gr6">
            <draw:polygon draw:style-name="gr463" draw:text-style-name="P9" draw:layer="layout" svg:width="1.342cm" svg:height="1.357cm" svg:x="16.921cm" svg:y="18.641cm" svg:viewBox="0 0 1343 1358" draw:points="1343,582 1343,0 0,776 0,1358">
              <text:p/>
            </draw:polygon>
            <draw:polygon draw:style-name="gr464" draw:text-style-name="P71" draw:layer="layout" svg:width="0.67cm" svg:height="0.969cm" svg:x="16.25cm" svg:y="19.029cm" svg:viewBox="0 0 671 970" draw:points="671,970 671,388 0,0 0,582">
              <text:p/>
            </draw:polygon>
            <draw:polygon draw:style-name="gr465" draw:text-style-name="P7" draw:layer="layout" svg:width="2.013cm" svg:height="1.163cm" svg:x="16.25cm" svg:y="18.253cm" svg:viewBox="0 0 2014 1164" draw:points="671,1164 2014,388 1343,0 0,776">
              <text:p/>
            </draw:polygon>
            <draw:polygon draw:style-name="gr466" draw:text-style-name="P8" draw:layer="layout" svg:width="0.066cm" svg:height="0.115cm" svg:x="18.115cm" svg:y="18.769cm" svg:viewBox="0 0 67 116" draw:points="67,78 67,0 0,39 0,116">
              <text:p/>
            </draw:polygon>
            <draw:polygon draw:style-name="gr467" draw:text-style-name="P71" draw:layer="layout" svg:width="0.67cm" svg:height="0.368cm" svg:x="17.256cm" svg:y="19.592cm" svg:viewBox="0 0 671 369" draw:points="671,272 0,0 0,155 671,369">
              <text:p/>
            </draw:polygon>
            <draw:polygon draw:style-name="gr468" draw:text-style-name="P7" draw:layer="layout" svg:width="1.342cm" svg:height="0.659cm" svg:x="17.256cm" svg:y="19.204cm" svg:viewBox="0 0 1343 660" draw:points="671,660 1343,272 671,0 0,388">
              <text:p/>
            </draw:polygon>
            <draw:polygon draw:style-name="gr469" draw:text-style-name="P9" draw:layer="layout" svg:width="0.67cm" svg:height="0.484cm" svg:x="17.928cm" svg:y="19.476cm" svg:viewBox="0 0 671 485" draw:points="671,97 671,0 0,388 0,485">
              <text:p/>
            </draw:polygon>
            <draw:polygon draw:style-name="gr470" draw:text-style-name="P10" draw:layer="layout" svg:width="2.348cm" svg:height="1.746cm" svg:x="16.25cm" svg:y="18.253cm" svg:viewBox="0 0 2349 1747" draw:points="2014,970 2014,388 1343,0 0,776 0,1358 671,1747 1074,1514 1678,1708 2349,1320 2349,1223 1879,1029">
              <text:p/>
            </draw:polygon>
            <draw:path draw:style-name="gr471" draw:text-style-name="P72" draw:layer="layout" svg:width="1.207cm" svg:height="0.562cm" svg:x="17.357cm" svg:y="19.262cm" svg:viewBox="0 0 1208 563" svg:d="M738 563c135-78 336-194 470-272-168-97-504-233-738-291-135 78-302 175-470 272 201 58 537 194 738 291z">
              <text:p/>
            </draw:path>
            <draw:polyline draw:style-name="gr472" draw:text-style-name="P28" draw:layer="layout" svg:width="0.67cm" svg:height="0.445cm" svg:x="17.256cm" svg:y="19.126cm" svg:viewBox="0 0 671 446" draw:points="671,78 671,0 0,388 0,446">
              <text:p/>
            </draw:polyline>
            <draw:polygon draw:style-name="gr473" draw:text-style-name="P7" draw:layer="layout" svg:width="1.274cm" svg:height="0.736cm" svg:x="16.652cm" svg:y="18.486cm" svg:viewBox="0 0 1275 737" draw:points="604,737 1275,349 671,0 0,388">
              <text:p/>
            </draw:polygon>
            <draw:polygon draw:style-name="gr474" draw:text-style-name="P9" draw:layer="layout" svg:width="0.67cm" svg:height="0.581cm" svg:x="17.256cm" svg:y="18.835cm" svg:viewBox="0 0 671 582" draw:points="671,194 671,0 0,388 0,582">
              <text:p/>
            </draw:polygon>
          </draw:g>
        </draw:g>
        <draw:g draw:style-name="gr4">
          <draw:path draw:style-name="gr475" draw:text-style-name="P4" draw:layer="layout" svg:width="0.748cm" svg:height="0.672cm" svg:x="20.996cm" svg:y="18.239cm" svg:viewBox="0 0 749 673" svg:d="M0 673c326 0 749-192 749-384 0-193-12-289-250-289 0 206-499 397-499 673z">
            <text:p/>
          </draw:path>
          <draw:g draw:style-name="gr6">
            <draw:path draw:style-name="gr476" draw:text-style-name="P73" draw:layer="layout" svg:width="1.83cm" svg:height="1.153cm" svg:x="19.665cm" svg:y="17.806cm" svg:viewBox="0 0 1831 1154" svg:d="M1831 0c0 0 0 770 0 577 1 337-395 577-915 577-519 0-915-240-916-577 1 1 0-241 0-577 0 336 416 577 916 577s915-241 915-577z">
              <text:p/>
            </draw:path>
            <draw:path draw:style-name="gr477" draw:text-style-name="P74" draw:layer="layout" svg:width="1.83cm" svg:height="1.152cm" svg:x="19.664cm" svg:y="17.229cm" svg:viewBox="0 0 1831 1153" svg:d="M916 0c519 0 915 249 915 576s-396 577-915 577-916-250-916-577 397-576 916-576z">
              <text:p/>
            </draw:path>
            <draw:polygon draw:style-name="gr478" draw:text-style-name="P18" draw:layer="layout" svg:width="0.499cm" svg:height="0.288cm" svg:x="20.663cm" svg:y="17.854cm" svg:viewBox="0 0 500 289" draw:points="250,0 167,48 500,241 416,289 83,96 0,144 0,0">
              <text:p/>
            </draw:polygon>
            <draw:polygon draw:style-name="gr479" draw:text-style-name="P18" draw:layer="layout" svg:width="0.498cm" svg:height="0.288cm" svg:x="19.997cm" svg:y="17.47cm" svg:viewBox="0 0 499 289" draw:points="416,192 499,144 499,289 249,289 332,241 0,48 83,0">
              <text:p/>
            </draw:polygon>
            <draw:polygon draw:style-name="gr480" draw:text-style-name="P18" draw:layer="layout" svg:width="0.499cm" svg:height="0.288cm" svg:x="19.997cm" svg:y="17.854cm" svg:viewBox="0 0 500 289" draw:points="83,192 417,0 500,48 166,241 249,289 0,289 0,144">
              <text:p/>
            </draw:polygon>
            <draw:polygon draw:style-name="gr481" draw:text-style-name="P18" draw:layer="layout" svg:width="0.498cm" svg:height="0.288cm" svg:x="20.663cm" svg:y="17.47cm" svg:viewBox="0 0 499 289" draw:points="332,48 249,0 499,0 499,144 416,96 83,289 0,241">
              <text:p/>
            </draw:polygon>
            <draw:path draw:style-name="gr482" draw:text-style-name="P75" draw:layer="layout" svg:width="1.83cm" svg:height="0.576cm" svg:x="19.664cm" svg:y="17.998cm" svg:viewBox="0 0 1831 577" svg:d="M1831 0c0 327-396 577-915 577s-916-250-916-577">
              <text:p/>
            </draw:path>
            <draw:line draw:style-name="gr483" draw:text-style-name="P76" draw:layer="layout" svg:x1="19.747cm" svg:y1="18.046cm" svg:x2="19.747cm" svg:y2="18.238cm">
              <text:p/>
            </draw:line>
            <draw:line draw:style-name="gr484" draw:text-style-name="P76" draw:layer="layout" svg:x1="19.914cm" svg:y1="18.191cm" svg:x2="19.914cm" svg:y2="18.383cm">
              <text:p/>
            </draw:line>
            <draw:line draw:style-name="gr485" draw:text-style-name="P76" draw:layer="layout" svg:x1="20.163cm" svg:y1="18.335cm" svg:x2="20.163cm" svg:y2="18.527cm">
              <text:p/>
            </draw:line>
            <draw:line draw:style-name="gr486" draw:text-style-name="P76" draw:layer="layout" svg:x1="20.413cm" svg:y1="18.383cm" svg:x2="20.413cm" svg:y2="18.575cm">
              <text:p/>
            </draw:line>
            <draw:line draw:style-name="gr487" draw:text-style-name="P76" draw:layer="layout" svg:x1="20.746cm" svg:y1="18.383cm" svg:x2="20.746cm" svg:y2="18.575cm">
              <text:p/>
            </draw:line>
            <draw:line draw:style-name="gr488" draw:text-style-name="P76" draw:layer="layout" svg:x1="20.996cm" svg:y1="18.335cm" svg:x2="20.996cm" svg:y2="18.527cm">
              <text:p/>
            </draw:line>
            <draw:line draw:style-name="gr489" draw:text-style-name="P76" draw:layer="layout" svg:x1="21.246cm" svg:y1="18.191cm" svg:x2="21.246cm" svg:y2="18.383cm">
              <text:p/>
            </draw:line>
            <draw:line draw:style-name="gr490" draw:text-style-name="P76" draw:layer="layout" svg:x1="21.412cm" svg:y1="18.046cm" svg:x2="21.412cm" svg:y2="18.238cm">
              <text:p/>
            </draw:line>
            <draw:line draw:style-name="gr491" draw:text-style-name="P76" draw:layer="layout" svg:x1="20.58cm" svg:y1="18.575cm" svg:x2="20.58cm" svg:y2="18.767cm">
              <text:p/>
            </draw:line>
            <draw:line draw:style-name="gr492" draw:text-style-name="P76" draw:layer="layout" svg:x1="20.913cm" svg:y1="18.528cm" svg:x2="20.913cm" svg:y2="18.72cm">
              <text:p/>
            </draw:line>
            <draw:line draw:style-name="gr493" draw:text-style-name="P76" draw:layer="layout" svg:x1="21.162cm" svg:y1="18.431cm" svg:x2="21.162cm" svg:y2="18.623cm">
              <text:p/>
            </draw:line>
            <draw:line draw:style-name="gr494" draw:text-style-name="P76" draw:layer="layout" svg:x1="21.329cm" svg:y1="18.335cm" svg:x2="21.329cm" svg:y2="18.527cm">
              <text:p/>
            </draw:line>
            <draw:line draw:style-name="gr495" draw:text-style-name="P76" draw:layer="layout" svg:x1="20.247cm" svg:y1="18.528cm" svg:x2="20.247cm" svg:y2="18.72cm">
              <text:p/>
            </draw:line>
            <draw:line draw:style-name="gr496" draw:text-style-name="P76" draw:layer="layout" svg:x1="19.997cm" svg:y1="18.431cm" svg:x2="19.997cm" svg:y2="18.623cm">
              <text:p/>
            </draw:line>
            <draw:line draw:style-name="gr497" draw:text-style-name="P76" draw:layer="layout" svg:x1="19.83cm" svg:y1="18.335cm" svg:x2="19.83cm" svg:y2="18.527cm">
              <text:p/>
            </draw:line>
            <draw:path draw:style-name="gr498" draw:text-style-name="P75" draw:layer="layout" svg:width="1.83cm" svg:height="0.576cm" svg:x="19.664cm" svg:y="18.191cm" svg:viewBox="0 0 1831 577" svg:d="M1831 0c0 327-396 577-915 577s-916-250-916-577">
              <text:p/>
            </draw:path>
            <draw:line draw:style-name="gr499" draw:text-style-name="P76" draw:layer="layout" svg:x1="19.747cm" svg:y1="18.431cm" svg:x2="19.747cm" svg:y2="18.623cm">
              <text:p/>
            </draw:line>
            <draw:line draw:style-name="gr500" draw:text-style-name="P76" draw:layer="layout" svg:x1="19.914cm" svg:y1="18.575cm" svg:x2="19.914cm" svg:y2="18.767cm">
              <text:p/>
            </draw:line>
            <draw:line draw:style-name="gr501" draw:text-style-name="P76" draw:layer="layout" svg:x1="20.163cm" svg:y1="18.72cm" svg:x2="20.163cm" svg:y2="18.912cm">
              <text:p/>
            </draw:line>
            <draw:line draw:style-name="gr502" draw:text-style-name="P76" draw:layer="layout" svg:x1="20.413cm" svg:y1="18.768cm" svg:x2="20.413cm" svg:y2="18.96cm">
              <text:p/>
            </draw:line>
            <draw:line draw:style-name="gr503" draw:text-style-name="P76" draw:layer="layout" svg:x1="20.746cm" svg:y1="18.768cm" svg:x2="20.746cm" svg:y2="18.96cm">
              <text:p/>
            </draw:line>
            <draw:line draw:style-name="gr504" draw:text-style-name="P76" draw:layer="layout" svg:x1="20.996cm" svg:y1="18.72cm" svg:x2="20.996cm" svg:y2="18.912cm">
              <text:p/>
            </draw:line>
            <draw:line draw:style-name="gr505" draw:text-style-name="P76" draw:layer="layout" svg:x1="21.246cm" svg:y1="18.575cm" svg:x2="21.246cm" svg:y2="18.767cm">
              <text:p/>
            </draw:line>
            <draw:line draw:style-name="gr506" draw:text-style-name="P76" draw:layer="layout" svg:x1="21.412cm" svg:y1="18.431cm" svg:x2="21.412cm" svg:y2="18.623cm">
              <text:p/>
            </draw:line>
            <draw:path draw:style-name="gr507" draw:text-style-name="P40" draw:layer="layout" svg:width="1.831cm" svg:height="1.729cm" svg:x="19.664cm" svg:y="17.229cm" svg:viewBox="0 0 1832 1730" svg:d="M916 0c519 0 916 250 916 577l-1 576c0 337-415 577-915 577-499 0-916-240-916-577 0 0 1-576 0-577 0-327 397-576 916-576z">
              <text:p/>
            </draw:path>
            <draw:polygon draw:style-name="gr508" draw:text-style-name="P60" draw:layer="layout" svg:width="0.166cm" svg:height="1.104cm" svg:x="20.496cm" svg:y="16.702cm" svg:viewBox="0 0 167 1105" draw:points="84,1105 84,192 0,96 84,0 167,96 84,192">
              <text:p/>
            </draw:polygon>
            <draw:path draw:style-name="gr509" draw:text-style-name="P28" draw:layer="layout" svg:width="0.124cm" svg:height="0.288cm" svg:x="20.746cm" svg:y="16.653cm" svg:viewBox="0 0 125 289" svg:d="M0 0c167 48 167 241 0 289">
              <text:p/>
            </draw:path>
            <draw:path draw:style-name="gr510" draw:text-style-name="P28" draw:layer="layout" svg:width="0.124cm" svg:height="0.288cm" svg:x="20.289cm" svg:y="16.653cm" svg:viewBox="0 0 125 289" svg:d="M125 0c-167 48-167 241 0 289">
              <text:p/>
            </draw:path>
            <draw:path draw:style-name="gr511" draw:text-style-name="P28" draw:layer="layout" svg:width="0.124cm" svg:height="0.48cm" svg:x="20.122cm" svg:y="16.557cm" svg:viewBox="0 0 125 481" svg:d="M125 0c-167 48-167 433 0 481">
              <text:p/>
            </draw:path>
            <draw:path draw:style-name="gr512" draw:text-style-name="P28" draw:layer="layout" svg:width="0.123cm" svg:height="0.48cm" svg:x="20.913cm" svg:y="16.557cm" svg:viewBox="0 0 124 481" svg:d="M0 0c166 48 166 433 0 481">
              <text:p/>
            </draw:path>
            <draw:path draw:style-name="gr513" draw:text-style-name="P28" draw:layer="layout" svg:width="0.124cm" svg:height="0.672cm" svg:x="19.956cm" svg:y="16.461cm" svg:viewBox="0 0 125 673" svg:d="M125 0c-167 48-167 625 0 673">
              <text:p/>
            </draw:path>
            <draw:path draw:style-name="gr514" draw:text-style-name="P28" draw:layer="layout" svg:width="0.121cm" svg:height="0.672cm" svg:x="21.08cm" svg:y="16.461cm" svg:viewBox="0 0 122 673" svg:d="M0 0c167 48 160 614 0 673">
              <text:p/>
            </draw:path>
            <draw:path draw:style-name="gr515" draw:text-style-name="P28" draw:layer="layout" svg:width="0.124cm" svg:height="0.865cm" svg:x="19.789cm" svg:y="16.365cm" svg:viewBox="0 0 125 866" svg:d="M125 0c-167 48-167 817 0 866">
              <text:p/>
            </draw:path>
            <draw:path draw:style-name="gr516" draw:text-style-name="P28" draw:layer="layout" svg:width="0.123cm" svg:height="0.865cm" svg:x="21.246cm" svg:y="16.365cm" svg:viewBox="0 0 124 866" svg:d="M0 0c166 48 166 817 0 866">
              <text:p/>
            </draw:path>
          </draw:g>
        </draw:g>
        <draw:line draw:style-name="gr517" draw:text-style-name="P1" draw:layer="layout" svg:x1="27.5cm" svg:y1="13cm" svg:x2="25cm" svg:y2="6.75cm">
          <text:p/>
        </draw:line>
        <draw:g draw:style-name="gr6">
          <draw:glue-point draw:id="4" svg:x="-4.317cm" svg:y="4.405cm"/>
          <draw:glue-point draw:id="5" svg:x="-4.071cm" svg:y="4.2cm"/>
          <draw:glue-point draw:id="6" svg:x="-3.819cm" svg:y="3.989cm"/>
          <draw:glue-point draw:id="7" svg:x="-3.576cm" svg:y="3.787cm"/>
          <draw:glue-point draw:id="8" svg:x="-3.33cm" svg:y="3.582cm"/>
          <draw:glue-point draw:id="9" svg:x="-3.081cm" svg:y="3.383cm"/>
          <draw:glue-point draw:id="10" svg:x="-2.833cm" svg:y="3.175cm"/>
          <draw:glue-point draw:id="11" svg:x="-2.585cm" svg:y="2.97cm"/>
          <draw:glue-point draw:id="12" svg:x="-2.338cm" svg:y="2.768cm"/>
          <draw:glue-point draw:id="13" svg:x="-2.094cm" svg:y="2.563cm"/>
          <draw:glue-point draw:id="14" svg:x="-1.844cm" svg:y="2.355cm"/>
          <draw:glue-point draw:id="15" svg:x="-1.597cm" svg:y="2.153cm"/>
          <draw:glue-point draw:id="16" svg:x="-1.349cm" svg:y="1.948cm"/>
          <draw:glue-point draw:id="17" svg:x="-1.103cm" svg:y="1.743cm"/>
          <draw:glue-point draw:id="18" svg:x="-0.858cm" svg:y="1.538cm"/>
          <draw:glue-point draw:id="19" svg:x="-0.612cm" svg:y="1.336cm"/>
          <draw:glue-point draw:id="20" svg:x="-0.371cm" svg:y="1.122cm"/>
          <draw:glue-point draw:id="21" svg:x="-0.123cm" svg:y="0.918cm"/>
          <draw:glue-point draw:id="22" svg:x="0.365cm" svg:y="0.513cm"/>
          <draw:glue-point draw:id="23" svg:x="0.608cm" svg:y="0.317cm"/>
          <draw:glue-point draw:id="24" svg:x="0.853cm" svg:y="0.115cm"/>
          <draw:glue-point draw:id="25" svg:x="1.101cm" svg:y="-0.086cm"/>
          <draw:glue-point draw:id="26" svg:x="1.347cm" svg:y="-0.288cm"/>
          <draw:glue-point draw:id="27" svg:x="1.592cm" svg:y="-0.49cm"/>
          <draw:glue-point draw:id="28" svg:x="1.842cm" svg:y="-0.695cm"/>
          <draw:glue-point draw:id="29" svg:x="2.088cm" svg:y="-0.9cm"/>
          <draw:glue-point draw:id="30" svg:x="2.337cm" svg:y="-1.102cm"/>
          <draw:glue-point draw:id="31" svg:x="2.581cm" svg:y="-1.31cm"/>
          <draw:glue-point draw:id="32" svg:x="2.833cm" svg:y="-1.515cm"/>
          <draw:glue-point draw:id="33" svg:x="3.078cm" svg:y="-1.723cm"/>
          <draw:glue-point draw:id="34" svg:x="3.324cm" svg:y="-1.922cm"/>
          <draw:glue-point draw:id="35" svg:x="3.572cm" svg:y="-2.127cm"/>
          <draw:glue-point draw:id="36" svg:x="3.821cm" svg:y="-2.335cm"/>
          <draw:glue-point draw:id="37" svg:x="4.065cm" svg:y="-2.537cm"/>
          <draw:glue-point draw:id="38" svg:x="4.315cm" svg:y="-2.739cm"/>
          <draw:glue-point draw:id="39" svg:x="4.564cm" svg:y="-2.95cm"/>
          <draw:glue-point draw:id="40" svg:x="4.323cm" svg:y="-4.399cm"/>
          <draw:glue-point draw:id="41" svg:x="4.075cm" svg:y="-4.2cm"/>
          <draw:glue-point draw:id="42" svg:x="3.826cm" svg:y="-3.992cm"/>
          <draw:glue-point draw:id="43" svg:x="3.576cm" svg:y="-3.784cm"/>
          <draw:glue-point draw:id="44" svg:x="3.333cm" svg:y="-3.579cm"/>
          <draw:glue-point draw:id="45" svg:x="3.083cm" svg:y="-3.377cm"/>
          <draw:glue-point draw:id="46" svg:x="2.841cm" svg:y="-3.175cm"/>
          <draw:glue-point draw:id="47" svg:x="2.591cm" svg:y="-2.967cm"/>
          <draw:glue-point draw:id="48" svg:x="2.344cm" svg:y="-2.759cm"/>
          <draw:glue-point draw:id="49" svg:x="2.096cm" svg:y="-2.56cm"/>
          <draw:glue-point draw:id="50" svg:x="1.848cm" svg:y="-2.355cm"/>
          <draw:glue-point draw:id="51" svg:x="1.601cm" svg:y="-2.153cm"/>
          <draw:glue-point draw:id="52" svg:x="1.351cm" svg:y="-1.945cm"/>
          <draw:glue-point draw:id="53" svg:x="1.105cm" svg:y="-1.737cm"/>
          <draw:glue-point draw:id="54" svg:x="0.862cm" svg:y="-1.538cm"/>
          <draw:glue-point draw:id="55" svg:x="0.616cm" svg:y="-1.333cm"/>
          <draw:glue-point draw:id="56" svg:x="0.375cm" svg:y="-1.122cm"/>
          <draw:glue-point draw:id="57" svg:x="0.128cm" svg:y="-0.915cm"/>
          <draw:glue-point draw:id="58" svg:x="-0.36cm" svg:y="-0.508cm"/>
          <draw:glue-point draw:id="59" svg:x="-0.602cm" svg:y="-0.314cm"/>
          <draw:glue-point draw:id="60" svg:x="-0.849cm" svg:y="-0.112cm"/>
          <draw:glue-point draw:id="61" svg:x="-1.097cm" svg:y="0.086cm"/>
          <draw:glue-point draw:id="62" svg:x="-1.342cm" svg:y="0.291cm"/>
          <draw:glue-point draw:id="63" svg:x="-1.59cm" svg:y="0.493cm"/>
          <draw:glue-point draw:id="64" svg:x="-1.836cm" svg:y="0.698cm"/>
          <draw:glue-point draw:id="65" svg:x="-2.085cm" svg:y="0.903cm"/>
          <draw:glue-point draw:id="66" svg:x="-2.331cm" svg:y="1.108cm"/>
          <draw:glue-point draw:id="67" svg:x="-2.579cm" svg:y="1.316cm"/>
          <draw:glue-point draw:id="68" svg:x="-2.828cm" svg:y="1.518cm"/>
          <draw:glue-point draw:id="69" svg:x="-3.072cm" svg:y="1.723cm"/>
          <draw:glue-point draw:id="70" svg:x="-3.322cm" svg:y="1.925cm"/>
          <draw:glue-point draw:id="71" svg:x="-3.569cm" svg:y="2.133cm"/>
          <draw:glue-point draw:id="72" svg:x="-3.817cm" svg:y="2.338cm"/>
          <draw:glue-point draw:id="73" svg:x="-4.06cm" svg:y="2.537cm"/>
          <draw:glue-point draw:id="74" svg:x="-4.312cm" svg:y="2.742cm"/>
          <draw:glue-point draw:id="75" svg:x="-4.56cm" svg:y="2.95cm"/>
          <draw:path draw:style-name="gr518" draw:text-style-name="P77" draw:layer="layout" svg:width="3.919cm" svg:height="0.566cm" draw:transform="skewX (0.000349065850398878) rotate (0.523773308523498) translate (10.7502301415096cm 16.6409275086948cm)" svg:viewBox="0 0 3920 567" svg:d="M0 283c0-155 75-283 165-283 1197 0 2393 1 3590 1 90 0 165 128 165 283s-75 283-165 283c-1197 0-2393 0-3590-1-90 0-165-129-165-283z">
            <text:p text:style-name="P31"><text:span text:style-name="T1">172.16.2.0/24</text:span></text:p>
          </draw:path>
          <draw:path draw:style-name="gr519" draw:text-style-name="P78" draw:layer="layout" svg:width="3.92cm" svg:height="0.567cm" draw:transform="skewX (0.00104719755119668) rotate (0.524122374373897) translate (10.7501302457231cm 16.6409519906739cm)" svg:viewBox="0 0 3921 568" svg:d="M0 283c0-155 75-283 165-283s164 129 165 283c0 155-75 283-165 283s-165-129-165-283zM0 0zM3921 568z">
            <text:p/>
          </draw:path>
        </draw:g>
        <draw:frame draw:style-name="gr451" draw:text-style-name="P30" draw:layer="layout" svg:width="1.349cm" svg:height="0.962cm" svg:x="18.25cm" svg:y="13.038cm">
          <draw:text-box>
            <text:p text:style-name="P29">lan</text:p>
          </draw:text-box>
        </draw:frame>
        <draw:frame draw:style-name="gr451" draw:text-style-name="P30" draw:layer="layout" svg:width="1.332cm" svg:height="0.962cm" svg:x="8.168cm" svg:y="19.288cm">
          <draw:text-box>
            <text:p text:style-name="P29">iot</text:p>
          </draw:text-box>
        </draw:frame>
        <draw:custom-shape draw:style-name="gr520" draw:text-style-name="P3" draw:layer="layout" svg:width="2.75cm" svg:height="2.706cm" svg:x="2.75cm" svg:y="16.832cm">
          <text:p/>
          <draw:enhanced-geometry svg:viewBox="0 0 21600 21600" draw:mirror-horizontal="false" draw:mirror-vertical="false" draw:type="rectangle" draw:enhanced-path="M 0 0 L 21600 0 21600 21600 0 21600 0 0 Z N"/>
        </draw:custom-shape>
        <draw:line draw:style-name="gr521" draw:text-style-name="P1" draw:layer="layout" svg:x1="8.72cm" svg:y1="18.2cm" svg:x2="5.5cm" svg:y2="18.288cm">
          <text:p/>
        </draw:line>
        <draw:g draw:style-name="gr4">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522" draw:text-style-name="P4" draw:layer="layout" svg:width="0.431cm" svg:height="0.339cm" svg:x="11.318cm" svg:y="17.41cm" svg:viewBox="0 0 432 340" svg:d="M0 340c108 0 432-91 432-181 0-91-157-159-236-159 0 68-196 249-196 340z">
            <text:p/>
          </draw:path>
          <draw:g draw:style-name="gr6">
            <draw:polygon draw:style-name="gr523" draw:text-style-name="P52" draw:layer="layout" svg:width="1.176cm" svg:height="1.586cm" svg:x="10.142cm" svg:y="16.163cm" svg:viewBox="0 0 1177 1587" draw:points="0,907 0,0 1177,680 1177,1587">
              <text:p/>
            </draw:polygon>
            <draw:line draw:style-name="gr524" draw:text-style-name="P28" draw:layer="layout" svg:x1="10.142cm" svg:y1="16.843cm" svg:x2="11.319cm" svg:y2="17.523cm">
              <text:p/>
            </draw:line>
            <draw:line draw:style-name="gr525" draw:text-style-name="P28" draw:layer="layout" svg:x1="10.142cm" svg:y1="16.617cm" svg:x2="11.319cm" svg:y2="17.297cm">
              <text:p/>
            </draw:line>
            <draw:line draw:style-name="gr526" draw:text-style-name="P28" draw:layer="layout" svg:x1="10.142cm" svg:y1="16.39cm" svg:x2="11.319cm" svg:y2="17.07cm">
              <text:p/>
            </draw:line>
            <draw:line draw:style-name="gr527" draw:text-style-name="P28" draw:layer="layout" svg:x1="10.534cm" svg:y1="16.843cm" svg:x2="10.534cm" svg:y2="17.07cm">
              <text:p/>
            </draw:line>
            <draw:line draw:style-name="gr528" draw:text-style-name="P28" draw:layer="layout" svg:x1="10.926cm" svg:y1="16.617cm" svg:x2="10.926cm" svg:y2="16.844cm">
              <text:p/>
            </draw:line>
            <draw:line draw:style-name="gr529" draw:text-style-name="P28" draw:layer="layout" svg:x1="11.123cm" svg:y1="17.41cm" svg:x2="11.123cm" svg:y2="17.637cm">
              <text:p/>
            </draw:line>
            <draw:line draw:style-name="gr530" draw:text-style-name="P28" draw:layer="layout" svg:x1="10.73cm" svg:y1="17.183cm" svg:x2="10.73cm" svg:y2="17.41cm">
              <text:p/>
            </draw:line>
            <draw:line draw:style-name="gr531" draw:text-style-name="P28" draw:layer="layout" svg:x1="10.338cm" svg:y1="16.957cm" svg:x2="10.338cm" svg:y2="17.184cm">
              <text:p/>
            </draw:line>
            <draw:line draw:style-name="gr532" draw:text-style-name="P28" draw:layer="layout" svg:x1="10.534cm" svg:y1="16.39cm" svg:x2="10.534cm" svg:y2="16.617cm">
              <text:p/>
            </draw:line>
            <draw:line draw:style-name="gr533" draw:text-style-name="P28" draw:layer="layout" svg:x1="10.73cm" svg:y1="16.73cm" svg:x2="10.73cm" svg:y2="16.957cm">
              <text:p/>
            </draw:line>
            <draw:line draw:style-name="gr534" draw:text-style-name="P28" draw:layer="layout" svg:x1="10.926cm" svg:y1="17.07cm" svg:x2="10.926cm" svg:y2="17.297cm">
              <text:p/>
            </draw:line>
            <draw:line draw:style-name="gr535" draw:text-style-name="P28" draw:layer="layout" svg:x1="11.123cm" svg:y1="16.957cm" svg:x2="11.123cm" svg:y2="17.184cm">
              <text:p/>
            </draw:line>
            <draw:line draw:style-name="gr536" draw:text-style-name="P28" draw:layer="layout" svg:x1="10.338cm" svg:y1="16.503cm" svg:x2="10.338cm" svg:y2="16.73cm">
              <text:p/>
            </draw:line>
            <draw:polygon draw:style-name="gr537" draw:text-style-name="P51" draw:layer="layout" svg:width="0.195cm" svg:height="1.019cm" svg:x="11.318cm" svg:y="16.73cm" svg:viewBox="0 0 196 1020" draw:points="0,1020 0,113 196,0 196,907">
              <text:p/>
            </draw:polygon>
            <draw:polygon draw:style-name="gr538" draw:text-style-name="P53" draw:layer="layout" svg:width="1.372cm" svg:height="0.792cm" svg:x="10.142cm" svg:y="16.05cm" svg:viewBox="0 0 1373 793" draw:points="1177,793 0,113 196,0 1373,680">
              <text:p/>
            </draw:polygon>
            <draw:line draw:style-name="gr539" draw:text-style-name="P28" draw:layer="layout" svg:x1="10.926cm" svg:y1="16.616cm" svg:x2="11.122cm" svg:y2="16.503cm">
              <text:p/>
            </draw:line>
            <draw:line draw:style-name="gr540" draw:text-style-name="P28" draw:layer="layout" svg:x1="11.318cm" svg:y1="17.07cm" svg:x2="11.514cm" svg:y2="16.957cm">
              <text:p/>
            </draw:line>
            <draw:line draw:style-name="gr541" draw:text-style-name="P28" draw:layer="layout" svg:x1="11.318cm" svg:y1="17.296cm" svg:x2="11.514cm" svg:y2="17.183cm">
              <text:p/>
            </draw:line>
            <draw:line draw:style-name="gr542" draw:text-style-name="P28" draw:layer="layout" svg:x1="11.318cm" svg:y1="17.523cm" svg:x2="11.514cm" svg:y2="17.41cm">
              <text:p/>
            </draw:line>
            <draw:line draw:style-name="gr543" draw:text-style-name="P28" draw:layer="layout" svg:x1="10.534cm" svg:y1="16.39cm" svg:x2="10.73cm" svg:y2="16.277cm">
              <text:p/>
            </draw:line>
            <draw:polygon draw:style-name="gr544" draw:text-style-name="P10" draw:layer="layout" svg:width="1.372cm" svg:height="1.699cm" svg:x="10.142cm" svg:y="16.05cm" svg:viewBox="0 0 1373 1700" draw:points="196,0 1373,680 1373,1587 1177,1700 0,1020 0,113">
              <text:p/>
            </draw:polygon>
          </draw:g>
        </draw:g>
        <draw:g draw:style-name="gr6">
          <draw:glue-point draw:id="4" svg:x="3.714cm" svg:y="4.72cm"/>
          <draw:glue-point draw:id="5" svg:x="3.556cm" svg:y="4.458cm"/>
          <draw:glue-point draw:id="6" svg:x="3.399cm" svg:y="4.189cm"/>
          <draw:glue-point draw:id="7" svg:x="3.241cm" svg:y="3.941cm"/>
          <draw:glue-point draw:id="8" svg:x="3.083cm" svg:y="3.68cm"/>
          <draw:glue-point draw:id="9" svg:x="2.93cm" svg:y="3.418cm"/>
          <draw:glue-point draw:id="10" svg:x="2.772cm" svg:y="3.156cm"/>
          <draw:glue-point draw:id="11" svg:x="2.614cm" svg:y="2.894cm"/>
          <draw:glue-point draw:id="12" svg:x="2.456cm" svg:y="2.632cm"/>
          <draw:glue-point draw:id="13" svg:x="2.298cm" svg:y="2.377cm"/>
          <draw:glue-point draw:id="14" svg:x="2.141cm" svg:y="2.108cm"/>
          <draw:glue-point draw:id="15" svg:x="1.983cm" svg:y="1.854cm"/>
          <draw:glue-point draw:id="16" svg:x="1.825cm" svg:y="1.592cm"/>
          <draw:glue-point draw:id="17" svg:x="1.667cm" svg:y="1.33cm"/>
          <draw:glue-point draw:id="18" svg:x="1.509cm" svg:y="1.068cm"/>
          <draw:glue-point draw:id="19" svg:x="1.361cm" svg:y="0.813cm"/>
          <draw:glue-point draw:id="20" svg:x="1.184cm" svg:y="0.559cm"/>
          <draw:glue-point draw:id="21" svg:x="1.026cm" svg:y="0.29cm"/>
          <draw:glue-point draw:id="22" svg:x="0.72cm" svg:y="-0.205cm"/>
          <draw:glue-point draw:id="23" svg:x="0.577cm" svg:y="-0.467cm"/>
          <draw:glue-point draw:id="24" svg:x="0.419cm" svg:y="-0.721cm"/>
          <draw:glue-point draw:id="25" svg:x="0.271cm" svg:y="-0.983cm"/>
          <draw:glue-point draw:id="26" svg:x="0.113cm" svg:y="-1.245cm"/>
          <draw:glue-point draw:id="27" svg:x="-0.029cm" svg:y="-1.5cm"/>
          <draw:glue-point draw:id="28" svg:x="-0.187cm" svg:y="-1.769cm"/>
          <draw:glue-point draw:id="29" svg:x="-0.345cm" svg:y="-2.024cm"/>
          <draw:glue-point draw:id="30" svg:x="-0.503cm" svg:y="-2.285cm"/>
          <draw:glue-point draw:id="31" svg:x="-0.661cm" svg:y="-2.547cm"/>
          <draw:glue-point draw:id="32" svg:x="-0.818cm" svg:y="-2.809cm"/>
          <draw:glue-point draw:id="33" svg:x="-0.976cm" svg:y="-3.064cm"/>
          <draw:glue-point draw:id="34" svg:x="-1.134cm" svg:y="-3.326cm"/>
          <draw:glue-point draw:id="35" svg:x="-1.287cm" svg:y="-3.588cm"/>
          <draw:glue-point draw:id="36" svg:x="-1.45cm" svg:y="-3.849cm"/>
          <draw:glue-point draw:id="37" svg:x="-1.603cm" svg:y="-4.111cm"/>
          <draw:glue-point draw:id="38" svg:x="-1.761cm" svg:y="-4.373cm"/>
          <draw:glue-point draw:id="39" svg:x="-1.919cm" svg:y="-4.635cm"/>
          <draw:glue-point draw:id="40" svg:x="-3.882cm" svg:y="-4.628cm"/>
          <draw:glue-point draw:id="41" svg:x="-3.724cm" svg:y="-4.373cm"/>
          <draw:glue-point draw:id="42" svg:x="-3.566cm" svg:y="-4.104cm"/>
          <draw:glue-point draw:id="43" svg:x="-3.413cm" svg:y="-3.842cm"/>
          <draw:glue-point draw:id="44" svg:x="-3.246cm" svg:y="-3.588cm"/>
          <draw:glue-point draw:id="45" svg:x="-3.098cm" svg:y="-3.319cm"/>
          <draw:glue-point draw:id="46" svg:x="-2.94cm" svg:y="-3.064cm"/>
          <draw:glue-point draw:id="47" svg:x="-2.772cm" svg:y="-2.802cm"/>
          <draw:glue-point draw:id="48" svg:x="-2.614cm" svg:y="-2.547cm"/>
          <draw:glue-point draw:id="49" svg:x="-2.476cm" svg:y="-2.278cm"/>
          <draw:glue-point draw:id="50" svg:x="-2.318cm" svg:y="-2.024cm"/>
          <draw:glue-point draw:id="51" svg:x="-2.16cm" svg:y="-1.755cm"/>
          <draw:glue-point draw:id="52" svg:x="-2.002cm" svg:y="-1.493cm"/>
          <draw:glue-point draw:id="53" svg:x="-1.835cm" svg:y="-1.231cm"/>
          <draw:glue-point draw:id="54" svg:x="-1.687cm" svg:y="-0.983cm"/>
          <draw:glue-point draw:id="55" svg:x="-1.524cm" svg:y="-0.714cm"/>
          <draw:glue-point draw:id="56" svg:x="-1.351cm" svg:y="-0.467cm"/>
          <draw:glue-point draw:id="57" svg:x="-1.203cm" svg:y="-0.205cm"/>
          <draw:glue-point draw:id="58" svg:x="-0.888cm" svg:y="0.304cm"/>
          <draw:glue-point draw:id="59" svg:x="-0.735cm" svg:y="0.559cm"/>
          <draw:glue-point draw:id="60" svg:x="-0.587cm" svg:y="0.813cm"/>
          <draw:glue-point draw:id="61" svg:x="-0.439cm" svg:y="1.082cm"/>
          <draw:glue-point draw:id="62" svg:x="-0.281cm" svg:y="1.33cm"/>
          <draw:glue-point draw:id="63" svg:x="-0.123cm" svg:y="1.599cm"/>
          <draw:glue-point draw:id="64" svg:x="0.029cm" svg:y="1.854cm"/>
          <draw:glue-point draw:id="65" svg:x="0.187cm" svg:y="2.123cm"/>
          <draw:glue-point draw:id="66" svg:x="0.335cm" svg:y="2.377cm"/>
          <draw:glue-point draw:id="67" svg:x="0.493cm" svg:y="2.639cm"/>
          <draw:glue-point draw:id="68" svg:x="0.641cm" svg:y="2.894cm"/>
          <draw:glue-point draw:id="69" svg:x="0.804cm" svg:y="3.163cm"/>
          <draw:glue-point draw:id="70" svg:x="0.962cm" svg:y="3.425cm"/>
          <draw:glue-point draw:id="71" svg:x="1.119cm" svg:y="3.687cm"/>
          <draw:glue-point draw:id="72" svg:x="1.277cm" svg:y="3.941cm"/>
          <draw:glue-point draw:id="73" svg:x="1.425cm" svg:y="4.196cm"/>
          <draw:glue-point draw:id="74" svg:x="1.583cm" svg:y="4.465cm"/>
          <draw:glue-point draw:id="75" svg:x="1.751cm" svg:y="4.727cm"/>
          <draw:path draw:style-name="gr545" draw:text-style-name="P77" draw:layer="layout" svg:width="2.11cm" svg:height="0.567cm" draw:transform="skewX (-0.00139626340159549) rotate (0.5232497097479) translate (8.99914228009737cm 17.7353675031248cm)" svg:viewBox="0 0 2111 568" svg:d="M0 286c0-155 74-284 165-284 1197 0 584-2 1781-2 90 0 166 128 165 283 0 155-75 284-166 284-1196 0-584 2-1781 1-90 0-164-128-164-282z">
            <text:p/>
          </draw:path>
          <draw:path draw:style-name="gr546" draw:text-style-name="P50" draw:layer="layout" svg:width="1.176cm" svg:height="0.565cm" draw:transform="rotate (0.523947841448698) translate (9.00020742613955cm 17.7413203755932cm)" svg:viewBox="0 0 1177 566" svg:d="M0 284c0-155 75-284 165-284s164 129 165 283c0 155-75 283-166 283-89 0-163-128-164-282zM0 0zM1177 276z">
            <text:p/>
          </draw:path>
        </draw:g>
        <draw:g draw:style-name="gr4">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547" draw:text-style-name="P4" draw:layer="layout" svg:width="1.271cm" svg:height="0.816cm" svg:x="8.816cm" svg:y="18.345cm" svg:viewBox="0 0 1272 817" svg:d="M0 817c326 0 1166-384 1249-528 83-145-83-289-166-289 0 206-1083 474-1083 817z">
            <text:p/>
          </draw:path>
          <draw:g draw:style-name="gr6">
            <draw:polygon draw:style-name="gr548" draw:text-style-name="P79" draw:layer="layout" svg:width="1.165cm" svg:height="1.249cm" svg:x="7.589cm" svg:y="17.96cm" svg:viewBox="0 0 1166 1250" draw:points="0,577 0,0 1166,673 1166,1250">
              <text:p/>
            </draw:polygon>
            <draw:polygon draw:style-name="gr549" draw:text-style-name="P80" draw:layer="layout" svg:width="1.165cm" svg:height="1.249cm" svg:x="8.756cm" svg:y="17.96cm" svg:viewBox="0 0 1166 1250" draw:points="0,1250 0,673 1166,0 1166,577">
              <text:p/>
            </draw:polygon>
            <draw:polygon draw:style-name="gr550" draw:text-style-name="P81" draw:layer="layout" svg:width="2.33cm" svg:height="1.345cm" svg:x="7.589cm" svg:y="17.288cm" svg:viewBox="0 0 2331 1346" draw:points="1166,1346 0,673 1166,0 2331,673">
              <text:p/>
            </draw:polygon>
            <draw:polygon draw:style-name="gr551" draw:text-style-name="P10" draw:layer="layout" svg:width="2.33cm" svg:height="1.921cm" svg:x="7.589cm" svg:y="17.288cm" svg:viewBox="0 0 2331 1922" draw:points="0,1250 0,673 1166,0 2331,673 2331,1250 1166,1922">
              <text:p/>
            </draw:polygon>
            <draw:polyline draw:style-name="gr552" draw:text-style-name="P18" draw:layer="layout" svg:width="1.165cm" svg:height="0.672cm" svg:x="8.588cm" svg:y="17.865cm" svg:viewBox="0 0 1166 673" draw:points="1166,96 999,96 666,0 500,0 500,96 666,289 666,384 499,384 166,289 0,289 0,384 167,577 167,673">
              <text:p/>
            </draw:polyline>
            <draw:polyline draw:style-name="gr553" draw:text-style-name="P18" draw:layer="layout" svg:width="1.165cm" svg:height="0.672cm" svg:x="8.339cm" svg:y="17.721cm" svg:viewBox="0 0 1166 673" draw:points="999,0 999,96 1166,289 1166,384 999,384 666,289 500,289 500,384 666,577 666,673 500,673 167,577 0,577">
              <text:p/>
            </draw:polyline>
            <draw:polyline draw:style-name="gr554" draw:text-style-name="P18" draw:layer="layout" svg:width="1.165cm" svg:height="0.672cm" svg:x="8.005cm" svg:y="17.528cm" svg:viewBox="0 0 1166 673" draw:points="1166,96 999,96 666,0 500,0 500,96 666,289 666,384 499,384 166,289 0,289 0,384 167,577 167,673">
              <text:p/>
            </draw:polyline>
            <draw:polyline draw:style-name="gr555" draw:text-style-name="P18" draw:layer="layout" svg:width="1.165cm" svg:height="0.672cm" svg:x="7.755cm" svg:y="17.383cm" svg:viewBox="0 0 1166 673" draw:points="999,0 999,96 1166,289 1166,384 999,384 666,289 500,289 500,384 666,577 666,673 500,673 167,577 0,577">
              <text:p/>
            </draw:polyline>
          </draw:g>
        </draw:g>
        <draw:g draw:style-name="gr4">
          <draw:glue-point draw:id="4" svg:x="-2cm" svg:y="-5cm"/>
          <draw:glue-point draw:id="5" svg:x="0cm" svg:y="-4.09cm"/>
          <draw:glue-point draw:id="6" svg:x="3cm" svg:y="-2.727cm"/>
          <draw:glue-point draw:id="7" svg:x="3cm" svg:y="0.454cm"/>
          <draw:glue-point draw:id="8" svg:x="3cm" svg:y="3.636cm"/>
          <draw:glue-point draw:id="9" svg:x="1cm" svg:y="4.545cm"/>
          <draw:glue-point draw:id="10" svg:x="-3cm" svg:y="3.636cm"/>
          <draw:glue-point draw:id="11" svg:x="-5cm" svg:y="2.727cm"/>
          <draw:glue-point draw:id="12" svg:x="-5cm" svg:y="-3.636cm"/>
          <draw:glue-point draw:id="13" svg:x="-3cm" svg:y="-4.545cm"/>
          <draw:path draw:style-name="gr556" draw:text-style-name="P4" draw:layer="layout" svg:width="0.671cm" svg:height="0.388cm" svg:x="4.172cm" svg:y="18.611cm" svg:viewBox="0 0 672 389" svg:d="M0 389c369 0 672-156 672-234 0-77 0-155-269-155 0 233-403 77-403 389z">
            <text:p/>
          </draw:path>
          <draw:g draw:style-name="gr6">
            <draw:polygon draw:style-name="gr557" draw:text-style-name="P6" draw:layer="layout" svg:width="0.402cm" svg:height="1.32cm" svg:x="4.172cm" svg:y="17.679cm" svg:viewBox="0 0 403 1321" draw:points="0,1321 0,233 403,0 403,1088">
              <text:p/>
            </draw:polygon>
            <draw:polygon draw:style-name="gr558" draw:text-style-name="P7" draw:layer="layout" svg:width="1.075cm" svg:height="0.621cm" svg:x="3.5cm" svg:y="17.29cm" svg:viewBox="0 0 1076 622" draw:points="672,622 0,233 403,0 1076,389">
              <text:p/>
            </draw:polygon>
            <draw:polygon draw:style-name="gr559" draw:text-style-name="P5" draw:layer="layout" svg:width="0.671cm" svg:height="1.476cm" svg:x="3.5cm" svg:y="17.523cm" svg:viewBox="0 0 672 1477" draw:points="0,1088 0,0 672,389 672,1477">
              <text:p/>
            </draw:polygon>
            <draw:polygon draw:style-name="gr560" draw:text-style-name="P10" draw:layer="layout" svg:width="1.075cm" svg:height="1.709cm" svg:x="3.5cm" svg:y="17.29cm" svg:viewBox="0 0 1076 1710" draw:points="0,1321 0,233 403,0 1076,389 1076,1477 672,1710">
              <text:p/>
            </draw:polygon>
          </draw:g>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BM Plex Sans SC" svg:font-family="'IBM Plex Sans SC'"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180deg" draw:border="10%">
      <loext:gradient-stop svg:offset="0" loext:color-type="rgb" loext:color-value="#333333"/>
      <loext:gradient-stop svg:offset="1" loext:color-type="rgb" loext:color-value="#999999"/>
    </draw:gradient>
    <draw:gradient draw:name="Dark_20_Grey_20_Linear_20_T" draw:display-name="Dark Grey Linear T" draw:style="linear" draw:start-color="#333333" draw:end-color="#999999" draw:start-intensity="100%" draw:end-intensity="100%" draw:angle="0deg" draw:border="10%">
      <loext:gradient-stop svg:offset="0" loext:color-type="rgb" loext:color-value="#333333"/>
      <loext:gradient-stop svg:offset="1" loext:color-type="rgb" loext:color-value="#999999"/>
    </draw:gradient>
    <draw:gradient draw:name="Dark_20_Grey_20_Square_20_BR" draw:display-name="Dark Grey Square BR" draw:style="square" draw:cx="30%" draw:cy="30%" draw:start-color="#666666" draw:end-color="#999999" draw:start-intensity="100%" draw:end-intensity="100%" draw:angle="0deg" draw:border="0%">
      <loext:gradient-stop svg:offset="0" loext:color-type="rgb" loext:color-value="#666666"/>
      <loext:gradient-stop svg:offset="1" loext:color-type="rgb" loext:color-value="#999999"/>
    </draw:gradient>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1" draw:display-name="Gradient 11" draw:style="square" draw:cx="30%" draw:cy="30%" draw:start-color="#6f420d" draw:end-color="#a56313" draw:start-intensity="100%" draw:end-intensity="100%" draw:angle="0deg" draw:border="0%">
      <loext:gradient-stop svg:offset="0" loext:color-type="rgb" loext:color-value="#6f420d"/>
      <loext:gradient-stop svg:offset="1" loext:color-type="rgb" loext:color-value="#a56313"/>
    </draw:gradient>
    <draw:gradient draw:name="Gradient_20_15" draw:display-name="Gradient 15" draw:style="axial" draw:start-color="#89fd78" draw:end-color="#127a02" draw:start-intensity="100%" draw:end-intensity="100%" draw:angle="0deg" draw:border="0%">
      <loext:gradient-stop svg:offset="0" loext:color-type="rgb" loext:color-value="#89fd78"/>
      <loext:gradient-stop svg:offset="1" loext:color-type="rgb" loext:color-value="#127a02"/>
    </draw:gradient>
    <draw:gradient draw:name="Gradient_20_17" draw:display-name="Gradient 17" draw:style="square" draw:cx="50%" draw:cy="50%" draw:start-color="#89fd78" draw:end-color="#127a02" draw:start-intensity="100%" draw:end-intensity="100%" draw:angle="0deg" draw:border="0%">
      <loext:gradient-stop svg:offset="0" loext:color-type="rgb" loext:color-value="#89fd78"/>
      <loext:gradient-stop svg:offset="1" loext:color-type="rgb" loext:color-value="#127a02"/>
    </draw:gradient>
    <draw:gradient draw:name="Gradient_20_19" draw:display-name="Gradient 19" draw:style="linear" draw:start-color="#89fd78" draw:end-color="#127a02" draw:start-intensity="100%" draw:end-intensity="100%" draw:angle="180deg" draw:border="0%">
      <loext:gradient-stop svg:offset="0" loext:color-type="rgb" loext:color-value="#89fd78"/>
      <loext:gradient-stop svg:offset="1" loext:color-type="rgb" loext:color-value="#127a02"/>
    </draw:gradient>
    <draw:gradient draw:name="Gradient_20_21" draw:display-name="Gradient 21" draw:style="linear" draw:start-color="#89fd78" draw:end-color="#127a02" draw:start-intensity="100%" draw:end-intensity="100%" draw:angle="0deg" draw:border="0%">
      <loext:gradient-stop svg:offset="0" loext:color-type="rgb" loext:color-value="#89fd78"/>
      <loext:gradient-stop svg:offset="1" loext:color-type="rgb" loext:color-value="#127a02"/>
    </draw:gradient>
    <draw:gradient draw:name="Gradient_20_25" draw:display-name="Gradient 25" draw:style="axial" draw:start-color="#ffe383" draw:end-color="#977500" draw:start-intensity="100%" draw:end-intensity="100%" draw:angle="0deg" draw:border="0%">
      <loext:gradient-stop svg:offset="0" loext:color-type="rgb" loext:color-value="#ffe383"/>
      <loext:gradient-stop svg:offset="1" loext:color-type="rgb" loext:color-value="#977500"/>
    </draw:gradient>
    <draw:gradient draw:name="Gradient_20_27" draw:display-name="Gradient 27" draw:style="square" draw:cx="50%" draw:cy="50%" draw:start-color="#ffe383" draw:end-color="#977500" draw:start-intensity="100%" draw:end-intensity="100%" draw:angle="0deg" draw:border="0%">
      <loext:gradient-stop svg:offset="0" loext:color-type="rgb" loext:color-value="#ffe383"/>
      <loext:gradient-stop svg:offset="1" loext:color-type="rgb" loext:color-value="#977500"/>
    </draw:gradient>
    <draw:gradient draw:name="Gradient_20_29" draw:display-name="Gradient 29" draw:style="linear" draw:start-color="#ffe383" draw:end-color="#977500" draw:start-intensity="100%" draw:end-intensity="100%" draw:angle="0deg" draw:border="0%">
      <loext:gradient-stop svg:offset="0" loext:color-type="rgb" loext:color-value="#ffe383"/>
      <loext:gradient-stop svg:offset="1" loext:color-type="rgb" loext:color-value="#977500"/>
    </draw:gradient>
    <draw:gradient draw:name="Gradient_20_31" draw:display-name="Gradient 31" draw:style="linear" draw:start-color="#ffe383" draw:end-color="#977500" draw:start-intensity="100%" draw:end-intensity="100%" draw:angle="180deg" draw:border="0%">
      <loext:gradient-stop svg:offset="0" loext:color-type="rgb" loext:color-value="#ffe383"/>
      <loext:gradient-stop svg:offset="1" loext:color-type="rgb" loext:color-value="#977500"/>
    </draw:gradient>
    <draw:gradient draw:name="Gradient_20_34" draw:display-name="Gradient 34" draw:style="linear" draw:start-color="#ffe383" draw:end-color="#977500" draw:start-intensity="100%" draw:end-intensity="100%" draw:angle="270deg" draw:border="0%">
      <loext:gradient-stop svg:offset="0" loext:color-type="rgb" loext:color-value="#ffe383"/>
      <loext:gradient-stop svg:offset="1" loext:color-type="rgb" loext:color-value="#977500"/>
    </draw:gradient>
    <draw:gradient draw:name="Gradient_20_35" draw:display-name="Gradient 35" draw:style="axial" draw:start-color="#f19f9e" draw:end-color="#0073bc" draw:start-intensity="100%" draw:end-intensity="100%" draw:angle="0deg" draw:border="0%">
      <loext:gradient-stop svg:offset="0" loext:color-type="rgb" loext:color-value="#f19f9e"/>
      <loext:gradient-stop svg:offset="1" loext:color-type="rgb" loext:color-value="#0073bc"/>
    </draw:gradient>
    <draw:gradient draw:name="Gradient_20_36" draw:display-name="Gradient 36" draw:style="axial" draw:start-color="#f19f9e" draw:end-color="#971917" draw:start-intensity="100%" draw:end-intensity="100%" draw:angle="0deg" draw:border="0%">
      <loext:gradient-stop svg:offset="0" loext:color-type="rgb" loext:color-value="#f19f9e"/>
      <loext:gradient-stop svg:offset="1" loext:color-type="rgb" loext:color-value="#971917"/>
    </draw:gradient>
    <draw:gradient draw:name="Gradient_20_37" draw:display-name="Gradient 37" draw:style="radial" draw:cx="50%" draw:cy="50%" draw:start-color="#f19f9e" draw:end-color="#7fb9dd" draw:start-intensity="100%" draw:end-intensity="100%" draw:border="0%">
      <loext:gradient-stop svg:offset="0" loext:color-type="rgb" loext:color-value="#f19f9e"/>
      <loext:gradient-stop svg:offset="1" loext:color-type="rgb" loext:color-value="#7fb9dd"/>
    </draw:gradient>
    <draw:gradient draw:name="Gradient_20_38" draw:display-name="Gradient 38" draw:style="radial" draw:cx="50%" draw:cy="50%" draw:start-color="#f19f9e" draw:end-color="#971917" draw:start-intensity="100%" draw:end-intensity="100%" draw:border="0%">
      <loext:gradient-stop svg:offset="0" loext:color-type="rgb" loext:color-value="#f19f9e"/>
      <loext:gradient-stop svg:offset="1" loext:color-type="rgb" loext:color-value="#971917"/>
    </draw:gradient>
    <draw:gradient draw:name="Gradient_20_39" draw:display-name="Gradient 39" draw:style="linear" draw:start-color="#9292ff" draw:end-color="#7fb9dd" draw:start-intensity="100%" draw:end-intensity="100%" draw:angle="0deg" draw:border="0%">
      <loext:gradient-stop svg:offset="0" loext:color-type="rgb" loext:color-value="#9292ff"/>
      <loext:gradient-stop svg:offset="1" loext:color-type="rgb" loext:color-value="#7fb9dd"/>
    </draw:gradient>
    <draw:gradient draw:name="Gradient_20_40" draw:display-name="Gradient 40" draw:style="linear" draw:start-color="#f19f9e" draw:end-color="#7fb9dd" draw:start-intensity="100%" draw:end-intensity="100%" draw:angle="0deg" draw:border="0%">
      <loext:gradient-stop svg:offset="0" loext:color-type="rgb" loext:color-value="#f19f9e"/>
      <loext:gradient-stop svg:offset="1" loext:color-type="rgb" loext:color-value="#7fb9dd"/>
    </draw:gradient>
    <draw:gradient draw:name="Gradient_20_41" draw:display-name="Gradient 41" draw:style="linear" draw:start-color="#f19f9e" draw:end-color="#971917" draw:start-intensity="100%" draw:end-intensity="100%" draw:angle="0deg" draw:border="0%">
      <loext:gradient-stop svg:offset="0" loext:color-type="rgb" loext:color-value="#f19f9e"/>
      <loext:gradient-stop svg:offset="1" loext:color-type="rgb" loext:color-value="#971917"/>
    </draw:gradient>
    <draw:gradient draw:name="Gradient_20_42" draw:display-name="Gradient 42" draw:style="axial" draw:start-color="#d9d9d9" draw:end-color="#0073bc" draw:start-intensity="100%" draw:end-intensity="100%" draw:angle="180deg" draw:border="0%">
      <loext:gradient-stop svg:offset="0" loext:color-type="rgb" loext:color-value="#d9d9d9"/>
      <loext:gradient-stop svg:offset="1" loext:color-type="rgb" loext:color-value="#0073bc"/>
    </draw:gradient>
    <draw:gradient draw:name="Gradient_20_43" draw:display-name="Gradient 43" draw:style="axial" draw:start-color="#d9d9d9" draw:end-color="#a6a6a6" draw:start-intensity="100%" draw:end-intensity="100%" draw:angle="180deg" draw:border="0%">
      <loext:gradient-stop svg:offset="0" loext:color-type="rgb" loext:color-value="#d9d9d9"/>
      <loext:gradient-stop svg:offset="1" loext:color-type="rgb" loext:color-value="#a6a6a6"/>
    </draw:gradient>
    <draw:gradient draw:name="Gradient_20_44" draw:display-name="Gradient 44" draw:style="linear" draw:start-color="#d9d9d9" draw:end-color="#7fb9dd" draw:start-intensity="100%" draw:end-intensity="100%" draw:angle="0deg" draw:border="0%">
      <loext:gradient-stop svg:offset="0" loext:color-type="rgb" loext:color-value="#d9d9d9"/>
      <loext:gradient-stop svg:offset="1" loext:color-type="rgb" loext:color-value="#7fb9dd"/>
    </draw:gradient>
    <draw:gradient draw:name="Gradient_20_45" draw:display-name="Gradient 45" draw:style="linear" draw:start-color="#d9d9d9" draw:end-color="#a6a6a6" draw:start-intensity="100%" draw:end-intensity="100%" draw:angle="0deg" draw:border="0%">
      <loext:gradient-stop svg:offset="0" loext:color-type="rgb" loext:color-value="#d9d9d9"/>
      <loext:gradient-stop svg:offset="1" loext:color-type="rgb" loext:color-value="#a6a6a6"/>
    </draw:gradient>
    <draw:gradient draw:name="Gradient_20_46" draw:display-name="Gradient 46" draw:style="axial" draw:start-color="#bc8be9" draw:end-color="#127a02" draw:start-intensity="100%" draw:end-intensity="100%" draw:angle="0deg" draw:border="0%">
      <loext:gradient-stop svg:offset="0" loext:color-type="rgb" loext:color-value="#bc8be9"/>
      <loext:gradient-stop svg:offset="1" loext:color-type="rgb" loext:color-value="#127a02"/>
    </draw:gradient>
    <draw:gradient draw:name="Gradient_20_47" draw:display-name="Gradient 47" draw:style="axial" draw:start-color="#bc8be9" draw:end-color="#401368" draw:start-intensity="100%" draw:end-intensity="100%" draw:angle="0deg" draw:border="0%">
      <loext:gradient-stop svg:offset="0" loext:color-type="rgb" loext:color-value="#bc8be9"/>
      <loext:gradient-stop svg:offset="1" loext:color-type="rgb" loext:color-value="#401368"/>
    </draw:gradient>
    <draw:gradient draw:name="Gradient_20_48" draw:display-name="Gradient 48" draw:style="square" draw:cx="50%" draw:cy="50%" draw:start-color="#bc8be9" draw:end-color="#127a02" draw:start-intensity="100%" draw:end-intensity="100%" draw:angle="0deg" draw:border="0%">
      <loext:gradient-stop svg:offset="0" loext:color-type="rgb" loext:color-value="#bc8be9"/>
      <loext:gradient-stop svg:offset="1" loext:color-type="rgb" loext:color-value="#127a02"/>
    </draw:gradient>
    <draw:gradient draw:name="Gradient_20_49" draw:display-name="Gradient 49" draw:style="square" draw:cx="50%" draw:cy="50%" draw:start-color="#bc8be9" draw:end-color="#401368" draw:start-intensity="100%" draw:end-intensity="100%" draw:angle="0deg" draw:border="0%">
      <loext:gradient-stop svg:offset="0" loext:color-type="rgb" loext:color-value="#bc8be9"/>
      <loext:gradient-stop svg:offset="1" loext:color-type="rgb" loext:color-value="#401368"/>
    </draw:gradient>
    <draw:gradient draw:name="Gradient_20_50" draw:display-name="Gradient 50" draw:style="linear" draw:start-color="#bc8be9" draw:end-color="#127a02" draw:start-intensity="100%" draw:end-intensity="100%" draw:angle="180deg" draw:border="0%">
      <loext:gradient-stop svg:offset="0" loext:color-type="rgb" loext:color-value="#bc8be9"/>
      <loext:gradient-stop svg:offset="1" loext:color-type="rgb" loext:color-value="#127a02"/>
    </draw:gradient>
    <draw:gradient draw:name="Gradient_20_51" draw:display-name="Gradient 51" draw:style="linear" draw:start-color="#bc8be9" draw:end-color="#401368" draw:start-intensity="100%" draw:end-intensity="100%" draw:angle="180deg" draw:border="0%">
      <loext:gradient-stop svg:offset="0" loext:color-type="rgb" loext:color-value="#bc8be9"/>
      <loext:gradient-stop svg:offset="1" loext:color-type="rgb" loext:color-value="#401368"/>
    </draw:gradient>
    <draw:gradient draw:name="Gradient_20_52" draw:display-name="Gradient 52" draw:style="linear" draw:start-color="#bc8be9" draw:end-color="#127a02" draw:start-intensity="100%" draw:end-intensity="100%" draw:angle="0deg" draw:border="0%">
      <loext:gradient-stop svg:offset="0" loext:color-type="rgb" loext:color-value="#bc8be9"/>
      <loext:gradient-stop svg:offset="1" loext:color-type="rgb" loext:color-value="#127a02"/>
    </draw:gradient>
    <draw:gradient draw:name="Gradient_20_53" draw:display-name="Gradient 53" draw:style="linear" draw:start-color="#bc8be9" draw:end-color="#401368" draw:start-intensity="100%" draw:end-intensity="100%" draw:angle="0deg" draw:border="0%">
      <loext:gradient-stop svg:offset="0" loext:color-type="rgb" loext:color-value="#bc8be9"/>
      <loext:gradient-stop svg:offset="1" loext:color-type="rgb" loext:color-value="#401368"/>
    </draw:gradient>
    <draw:gradient draw:name="Gradient_20_54" draw:display-name="Gradient 54" draw:style="axial" draw:start-color="#bc8be9" draw:end-color="#0073bc" draw:start-intensity="100%" draw:end-intensity="100%" draw:angle="0deg" draw:border="0%">
      <loext:gradient-stop svg:offset="0" loext:color-type="rgb" loext:color-value="#bc8be9"/>
      <loext:gradient-stop svg:offset="1" loext:color-type="rgb" loext:color-value="#0073bc"/>
    </draw:gradient>
    <draw:gradient draw:name="Light_20_Blue_20_Linear_20_L" draw:display-name="Light Blue Linear L" draw:style="linear" draw:start-color="#93d4f0" draw:end-color="#e9f6fc" draw:start-intensity="100%" draw:end-intensity="100%" draw:angle="180deg" draw:border="10%">
      <loext:gradient-stop svg:offset="0" loext:color-type="rgb" loext:color-value="#93d4f0"/>
      <loext:gradient-stop svg:offset="1" loext:color-type="rgb" loext:color-value="#e9f6fc"/>
    </draw:gradient>
    <draw:gradient draw:name="Light_20_Green_20_Axial_20_H" draw:display-name="Light Green Axial H" draw:style="axial" draw:start-color="#ebf7ec" draw:end-color="#c3e8c8" draw:start-intensity="100%" draw:end-intensity="100%" draw:angle="180deg" draw:border="0%">
      <loext:gradient-stop svg:offset="0" loext:color-type="rgb" loext:color-value="#ebf7ec"/>
      <loext:gradient-stop svg:offset="1" loext:color-type="rgb" loext:color-value="#c3e8c8"/>
    </draw:gradient>
    <draw:gradient draw:name="Light_20_Green_20_Linear_20_T" draw:display-name="Light Green Linear T" draw:style="linear" draw:start-color="#c3e8c8" draw:end-color="#ebf7ec" draw:start-intensity="100%" draw:end-intensity="100%" draw:angle="0deg" draw:border="10%">
      <loext:gradient-stop svg:offset="0" loext:color-type="rgb" loext:color-value="#c3e8c8"/>
      <loext:gradient-stop svg:offset="1" loext:color-type="rgb" loext:color-value="#ebf7ec"/>
    </draw:gradient>
    <draw:gradient draw:name="Light_20_Grey_20_Linear_20_L" draw:display-name="Light Grey Linear L" draw:style="linear" draw:start-color="#b3b3b3" draw:end-color="#e5e5e5" draw:start-intensity="100%" draw:end-intensity="100%" draw:angle="180deg" draw:border="10%">
      <loext:gradient-stop svg:offset="0" loext:color-type="rgb" loext:color-value="#b3b3b3"/>
      <loext:gradient-stop svg:offset="1" loext:color-type="rgb" loext:color-value="#e5e5e5"/>
    </draw:gradient>
    <draw:gradient draw:name="Light_20_Grey_20_Linear_20_T" draw:display-name="Light Grey Linear T" draw:style="linear" draw:start-color="#b3b3b3" draw:end-color="#e5e5e5" draw:start-intensity="100%" draw:end-intensity="100%" draw:angle="0deg" draw:border="10%">
      <loext:gradient-stop svg:offset="0" loext:color-type="rgb" loext:color-value="#b3b3b3"/>
      <loext:gradient-stop svg:offset="1" loext:color-type="rgb" loext:color-value="#e5e5e5"/>
    </draw:gradient>
    <draw:gradient draw:name="Light_20_Grey_20_Square_20_BR" draw:display-name="Light Grey Square BR" draw:style="square" draw:cx="30%" draw:cy="30%" draw:start-color="#b3b3b3" draw:end-color="#e5e5e5" draw:start-intensity="100%" draw:end-intensity="100%" draw:angle="0deg" draw:border="0%">
      <loext:gradient-stop svg:offset="0" loext:color-type="rgb" loext:color-value="#b3b3b3"/>
      <loext:gradient-stop svg:offset="1" loext:color-type="rgb" loext:color-value="#e5e5e5"/>
    </draw:gradient>
    <draw:gradient draw:name="Light_20_Orange_20_Square_20_BR" draw:display-name="Light Orange Square BR" draw:style="square" draw:cx="30%" draw:cy="30%" draw:start-color="#fbc98e" draw:end-color="#fef4e8" draw:start-intensity="100%" draw:end-intensity="100%" draw:angle="0deg" draw:border="0%">
      <loext:gradient-stop svg:offset="0" loext:color-type="rgb" loext:color-value="#fbc98e"/>
      <loext:gradient-stop svg:offset="1" loext:color-type="rgb" loext:color-value="#fef4e8"/>
    </draw:gradient>
    <draw:gradient draw:name="Light_20_Purple_20_Linear_20_B" draw:display-name="Light Purple Linear B" draw:style="linear" draw:start-color="#c893c7" draw:end-color="#f4e9f3" draw:start-intensity="100%" draw:end-intensity="100%" draw:angle="0deg" draw:border="10%">
      <loext:gradient-stop svg:offset="0" loext:color-type="rgb" loext:color-value="#c893c7"/>
      <loext:gradient-stop svg:offset="1" loext:color-type="rgb" loext:color-value="#f4e9f3"/>
    </draw:gradient>
    <draw:gradient draw:name="Light_20_Purple_20_Linear_20_L" draw:display-name="Light Purple Linear L" draw:style="linear" draw:start-color="#c893c7" draw:end-color="#f4e9f3" draw:start-intensity="100%" draw:end-intensity="100%" draw:angle="180deg" draw:border="10%">
      <loext:gradient-stop svg:offset="0" loext:color-type="rgb" loext:color-value="#c893c7"/>
      <loext:gradient-stop svg:offset="1" loext:color-type="rgb" loext:color-value="#f4e9f3"/>
    </draw:gradient>
    <draw:gradient draw:name="Light_20_Purple_20_Linear_20_T" draw:display-name="Light Purple Linear T" draw:style="linear" draw:start-color="#c893c7" draw:end-color="#f4e9f3" draw:start-intensity="100%" draw:end-intensity="100%" draw:angle="0deg" draw:border="10%">
      <loext:gradient-stop svg:offset="0" loext:color-type="rgb" loext:color-value="#c893c7"/>
      <loext:gradient-stop svg:offset="1" loext:color-type="rgb" loext:color-value="#f4e9f3"/>
    </draw:gradient>
    <draw:gradient draw:name="Light_20_Purple_20_Square_20_BR" draw:display-name="Light Purple Square BR" draw:style="square" draw:cx="30%" draw:cy="30%" draw:start-color="#c893c7" draw:end-color="#f4e9f3" draw:start-intensity="100%" draw:end-intensity="100%" draw:angle="0deg" draw:border="0%">
      <loext:gradient-stop svg:offset="0" loext:color-type="rgb" loext:color-value="#c893c7"/>
      <loext:gradient-stop svg:offset="1" loext:color-type="rgb" loext:color-value="#f4e9f3"/>
    </draw:gradient>
    <draw:gradient draw:name="Light_20_Red_20_Axial_20_H" draw:display-name="Light Red Axial H" draw:style="axial" draw:start-color="#f8e8ea" draw:end-color="#de8e96" draw:start-intensity="100%" draw:end-intensity="100%" draw:angle="180deg" draw:border="0%">
      <loext:gradient-stop svg:offset="0" loext:color-type="rgb" loext:color-value="#f8e8ea"/>
      <loext:gradient-stop svg:offset="1" loext:color-type="rgb" loext:color-value="#de8e96"/>
    </draw:gradient>
    <draw:gradient draw:name="Light_20_Red_20_Linear_20_L" draw:display-name="Light Red Linear L" draw:style="linear" draw:start-color="#de8e96" draw:end-color="#f8e8ea" draw:start-intensity="100%" draw:end-intensity="100%" draw:angle="180deg" draw:border="10%">
      <loext:gradient-stop svg:offset="0" loext:color-type="rgb" loext:color-value="#de8e96"/>
      <loext:gradient-stop svg:offset="1" loext:color-type="rgb" loext:color-value="#f8e8ea"/>
    </draw:gradient>
    <draw:gradient draw:name="Light_20_Red_20_Linear_20_T" draw:display-name="Light Red Linear T" draw:style="linear" draw:start-color="#de8e96" draw:end-color="#f8e8ea" draw:start-intensity="100%" draw:end-intensity="100%" draw:angle="0deg" draw:border="10%">
      <loext:gradient-stop svg:offset="0" loext:color-type="rgb" loext:color-value="#de8e96"/>
      <loext:gradient-stop svg:offset="1" loext:color-type="rgb" loext:color-value="#f8e8ea"/>
    </draw:gradient>
    <draw:gradient draw:name="Light_20_Red_20_Square_20_BR" draw:display-name="Light Red Square BR" draw:style="square" draw:cx="30%" draw:cy="30%" draw:start-color="#de8e96" draw:end-color="#f8e8ea" draw:start-intensity="100%" draw:end-intensity="100%" draw:angle="0deg" draw:border="0%">
      <loext:gradient-stop svg:offset="0" loext:color-type="rgb" loext:color-value="#de8e96"/>
      <loext:gradient-stop svg:offset="1" loext:color-type="rgb" loext:color-value="#f8e8e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VRT_20_Light_20_Axial_20_H" draw:display-name="VRT Light Axial H" draw:style="axial" draw:start-color="#7fb9dd" draw:end-color="#0073bc" draw:start-intensity="100%" draw:end-intensity="100%" draw:angle="180deg" draw:border="0%">
      <loext:gradient-stop svg:offset="0" loext:color-type="rgb" loext:color-value="#7fb9dd"/>
      <loext:gradient-stop svg:offset="1" loext:color-type="rgb" loext:color-value="#0073bc"/>
    </draw:gradient>
    <draw:gradient draw:name="VRT_20_Light_20_Axial_20_V" draw:display-name="VRT Light Axial V" draw:style="axial" draw:start-color="#7fb9dd" draw:end-color="#0073bc" draw:start-intensity="100%" draw:end-intensity="100%" draw:angle="0deg" draw:border="0%">
      <loext:gradient-stop svg:offset="0" loext:color-type="rgb" loext:color-value="#7fb9dd"/>
      <loext:gradient-stop svg:offset="1" loext:color-type="rgb" loext:color-value="#0073bc"/>
    </draw:gradient>
    <draw:gradient draw:name="VRT_20_Light_20_Linear_20_L" draw:display-name="VRT Light Linear L" draw:style="linear" draw:start-color="#0073bc" draw:end-color="#7fb9dd" draw:start-intensity="100%" draw:end-intensity="100%" draw:angle="180deg" draw:border="10%">
      <loext:gradient-stop svg:offset="0" loext:color-type="rgb" loext:color-value="#0073bc"/>
      <loext:gradient-stop svg:offset="1" loext:color-type="rgb" loext:color-value="#7fb9dd"/>
    </draw:gradient>
    <draw:gradient draw:name="VRT_20_Light_20_Linear_20_T" draw:display-name="VRT Light Linear T" draw:style="linear" draw:start-color="#0073bc" draw:end-color="#7fb9dd" draw:start-intensity="100%" draw:end-intensity="100%" draw:angle="0deg" draw:border="10%">
      <loext:gradient-stop svg:offset="0" loext:color-type="rgb" loext:color-value="#0073bc"/>
      <loext:gradient-stop svg:offset="1" loext:color-type="rgb" loext:color-value="#7fb9dd"/>
    </draw:gradient>
    <draw:gradient draw:name="VRT_20_Light_20_Radial" draw:display-name="VRT Light Radial" draw:style="radial" draw:cx="50%" draw:cy="50%" draw:start-color="#0073bc" draw:end-color="#7fb9dd" draw:start-intensity="100%" draw:end-intensity="100%" draw:border="0%">
      <loext:gradient-stop svg:offset="0" loext:color-type="rgb" loext:color-value="#0073bc"/>
      <loext:gradient-stop svg:offset="1" loext:color-type="rgb" loext:color-value="#7fb9dd"/>
    </draw:gradient>
    <draw:gradient draw:name="VRT_20_Light_20_Square_20_BR" draw:display-name="VRT Light Square BR" draw:style="square" draw:cx="30%" draw:cy="30%" draw:start-color="#0073bc" draw:end-color="#7fb9dd" draw:start-intensity="100%" draw:end-intensity="100%" draw:angle="0deg" draw:border="0%">
      <loext:gradient-stop svg:offset="0" loext:color-type="rgb" loext:color-value="#0073bc"/>
      <loext:gradient-stop svg:offset="1" loext:color-type="rgb" loext:color-value="#7fb9dd"/>
    </draw:gradient>
    <draw:hatch draw:name="Black_20_0_20_Degrees" draw:display-name="Black 0 Degrees" draw:style="single" draw:color="#000000" draw:distance="0.102cm" draw:rotation="0"/>
    <draw:hatch draw:name="Red_20_-45_20_Degrees_20_Triple" draw:display-name="Red -45 Degrees Triple" draw:style="triple" draw:color="#ff0000" draw:distance="0.305cm" draw:rotation="1350"/>
    <draw:hatch draw:name="Red_20_45_20_Degrees" draw:display-name="Red 45 Degrees" draw:style="single" draw:color="#ff0000" draw:distance="0.305cm" draw:rotation="450"/>
    <draw:hatch draw:name="Red_20_90_20_Degrees_20_Crossed" draw:display-name="Red 90 Degrees Crossed" draw:style="double" draw:color="#ff0000" draw:distance="0.305cm" draw:rotation="900"/>
    <draw:hatch draw:name="Yellow_20_45_20_Degrees_20_Crossed" draw:display-name="Yellow 45 Degrees Crossed" draw:style="double" draw:color="#ffbf00" draw:distance="0.41cm" draw:rotation="450"/>
    <draw:fill-image draw:name="_32_0_20_Percent" draw:display-name="20 Percent" xlink:href="Pictures/10000000000000080000000889DAE7A4.png" xlink:type="simple" xlink:show="embed" xlink:actuate="onLoad"/>
    <draw:fill-image draw:name="_35__20_Percent" draw:display-name="5 Percent" xlink:href="Pictures/1000000000000008000000083796B955.png" xlink:type="simple" xlink:show="embed" xlink:actuate="onLoad"/>
    <draw:fill-image draw:name="Divot" xlink:href="Pictures/1000000000000008000000086674B095.png" xlink:type="simple" xlink:show="embed" xlink:actuate="onLoad"/>
    <draw:fill-image draw:name="Dotted_20_Grid" draw:display-name="Dotted Grid" xlink:href="Pictures/100000000000000800000008CBFB14AB.png" xlink:type="simple" xlink:show="embed" xlink:actuate="onLoad"/>
    <draw:fill-image draw:name="Painted_20_White" draw:display-name="Painted White" xlink:href="Pictures/100000000000020000000200FF54F853.jpg" xlink:type="simple" xlink:show="embed" xlink:actuate="onLoad"/>
    <draw:fill-image draw:name="Sphere" xlink:href="Pictures/100000000000000800000008816AF50A.png" xlink:type="simple" xlink:show="embed" xlink:actuate="onLoad"/>
    <draw:marker draw:name="Arrow" svg:viewBox="0 0 20 30" svg:d="M10 0l-10 30h20z"/>
    <draw:marker draw:name="Arrowheads_20_1" draw:display-name="Arrowheads 1" svg:viewBox="0 0 20 20" svg:d="M0 20l10-20 10 20z"/>
    <draw:stroke-dash draw:name="Dashed_20__28_var_29__20_2" draw:display-name="Dashed (var) 2"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BM Plex Sans SC" style:font-family-asian="'IBM Plex Sans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3T18:35:15.195984555</meta:creation-date>
    <meta:editing-duration>PT4H15M19S</meta:editing-duration>
    <meta:editing-cycles>157</meta:editing-cycles>
    <meta:generator>LibreOffice/25.2.3.2$Linux_X86_64 LibreOffice_project/520$Build-2</meta:generator>
    <dc:date>2025-10-04T01:34:01.774934233</dc:date>
    <meta:print-date>2025-10-04T00:53:43.119132473</meta:print-date>
    <meta:document-statistic meta:object-count="673"/>
  </office:meta>
</office:document-meta>
</file>